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620000015F0426215A84D75899.png" manifest:media-type="image/png"/>
  <manifest:file-entry manifest:full-path="Pictures/10000201000001BB000000E84DF5055596BC4A77.png" manifest:media-type="image/png"/>
  <manifest:file-entry manifest:full-path="Pictures/100002010000008200000024F3D75E2D6FA1F7C7.png" manifest:media-type="image/png"/>
  <manifest:file-entry manifest:full-path="Pictures/10000000000001AD000000F0FF114FF73E030671.png" manifest:media-type="image/png"/>
  <manifest:file-entry manifest:full-path="Pictures/10000201000003A3000002504EA8A23D8EA8F48B.png" manifest:media-type="image/png"/>
  <manifest:file-entry manifest:full-path="Pictures/10000201000003D5000002E85F2184CAA4D40366.png" manifest:media-type="image/png"/>
  <manifest:file-entry manifest:full-path="Pictures/100002010000042C000002E8C1B7F1A71913ACB6.png" manifest:media-type="image/png"/>
  <manifest:file-entry manifest:full-path="Pictures/10000201000002700000026399662B3C5896A45B.png" manifest:media-type="image/png"/>
  <manifest:file-entry manifest:full-path="Pictures/100002010000002800000028C10579A2166FA35C.png" manifest:media-type="image/png"/>
  <manifest:file-entry manifest:full-path="Pictures/10000201000002CC000001516BCC6650D517A981.png" manifest:media-type="image/png"/>
  <manifest:file-entry manifest:full-path="Pictures/100002010000030B00000259AC14F6C549DE5833.png" manifest:media-type="image/png"/>
  <manifest:file-entry manifest:full-path="Pictures/10000201000003360000009C6DB6489CDA65A15B.png" manifest:media-type="image/png"/>
  <manifest:file-entry manifest:full-path="Pictures/1000020100000078000000785FBF9AF74B78B225.png" manifest:media-type="image/png"/>
  <manifest:file-entry manifest:full-path="Pictures/1000020100000356000001D8C774B8082982FC0B.png" manifest:media-type="image/png"/>
  <manifest:file-entry manifest:full-path="Pictures/10000201000000800000008033C853F0FF0763EE.png" manifest:media-type="image/png"/>
  <manifest:file-entry manifest:full-path="Pictures/1000020100000356000001D87BB57250CB2C3C3B.png" manifest:media-type="image/png"/>
  <manifest:file-entry manifest:full-path="Pictures/1000020100000258000001ADE822E1DA0D55B450.png" manifest:media-type="image/png"/>
  <manifest:file-entry manifest:full-path="Pictures/1000020100000280000001946742D3F4E842D766.png" manifest:media-type="image/png"/>
  <manifest:file-entry manifest:full-path="Pictures/10000201000005A6000002E0E3F18E8C31E4A578.png" manifest:media-type="image/png"/>
  <manifest:file-entry manifest:full-path="Pictures/1000020100000305000002B39107BD58A744EFAF.png" manifest:media-type="image/png"/>
  <manifest:file-entry manifest:full-path="Pictures/10000201000004E2000002F1A864C3A1FC49782A.png" manifest:media-type="image/png"/>
  <manifest:file-entry manifest:full-path="Pictures/10000201000003200000012F4479403A8E873CB2.png" manifest:media-type="image/png"/>
  <manifest:file-entry manifest:full-path="Pictures/10000201000003D5000002E851FD47D35A246FBA.png" manifest:media-type="image/png"/>
  <manifest:file-entry manifest:full-path="Pictures/1000000000000118000000C4F4246748A6FEAD40.png" manifest:media-type="image/png"/>
  <manifest:file-entry manifest:full-path="Pictures/10000201000002F600000175C8E1658796451B75.png" manifest:media-type="image/png"/>
  <manifest:file-entry manifest:full-path="Pictures/100002010000046D000002F19B42C9609D730545.png" manifest:media-type="image/png"/>
  <manifest:file-entry manifest:full-path="Pictures/100002010000035200000293ECF791C6EEC703D5.png" manifest:media-type="image/png"/>
  <manifest:file-entry manifest:full-path="Pictures/10000201000003FB0000027629FAEBF32ED06D34.png" manifest:media-type="image/png"/>
  <manifest:file-entry manifest:full-path="Pictures/1000020100000416000001BFD17C85F91A8FBBCE.png" manifest:media-type="image/png"/>
  <manifest:file-entry manifest:full-path="Pictures/10000201000003B40000025EAC8789877D32FFC5.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Helvetica, Tahoma, Verdana, sans-serif"/>
    <style:font-face style:name="Courier New" svg:font-family="'Courier New', monospace"/>
    <style:font-face style:name="Droid Sans Fallback1" svg:font-family="'Droid Sans Fallback'"/>
    <style:font-face style:name="FreeSans2" svg:font-family="FreeSans"/>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DejaVu Serif1" svg:font-family="'DejaVu Serif'" style:font-family-generic="roman" style:font-pitch="variable"/>
    <style:font-face style:name="DejaVu Serif" svg:font-family="'DejaVu Serif'" style:font-adornments="Bold" style:font-family-generic="roman" style:font-pitch="variable"/>
    <style:font-face style:name="FreeSerif" svg:font-family="FreeSerif" style:font-adornments="Bold" style:font-family-generic="roman" style:font-pitch="variable"/>
    <style:font-face style:name="FreeSerif1" svg:font-family="FreeSerif" style:font-adornments="Regular" style:font-family-generic="roman" style:font-pitch="variable"/>
    <style:font-face style:name="Liberation Serif" svg:font-family="'Liberation Serif'"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officeooo:rsid="001dbdd7" officeooo:paragraph-rsid="001dbdd7"/>
    </style:style>
    <style:style style:name="P3" style:family="paragraph" style:parent-style-name="Text_20_body">
      <style:text-properties officeooo:rsid="00214545" officeooo:paragraph-rsid="00214545"/>
    </style:style>
    <style:style style:name="P4" style:family="paragraph" style:parent-style-name="Text_20_body">
      <style:text-properties officeooo:rsid="00214545" officeooo:paragraph-rsid="002fb721"/>
    </style:style>
    <style:style style:name="P5" style:family="paragraph" style:parent-style-name="Text_20_body">
      <style:text-properties officeooo:rsid="002fb721" officeooo:paragraph-rsid="002fb721"/>
    </style:style>
    <style:style style:name="P6" style:family="paragraph" style:parent-style-name="Text_20_body">
      <style:text-properties officeooo:rsid="0022ca58"/>
    </style:style>
    <style:style style:name="P7" style:family="paragraph" style:parent-style-name="Text_20_body">
      <style:text-properties officeooo:rsid="003efb08" officeooo:paragraph-rsid="003efb08"/>
    </style:style>
    <style:style style:name="P8" style:family="paragraph" style:parent-style-name="Text_20_body">
      <style:text-properties officeooo:rsid="003efb08" officeooo:paragraph-rsid="003f3525"/>
    </style:style>
    <style:style style:name="P9" style:family="paragraph" style:parent-style-name="Text_20_body">
      <style:text-properties officeooo:rsid="0050a50c" officeooo:paragraph-rsid="0050a50c"/>
    </style:style>
    <style:style style:name="P10" style:family="paragraph" style:parent-style-name="Text_20_body">
      <style:text-properties officeooo:rsid="0049a83e" officeooo:paragraph-rsid="006d33af"/>
    </style:style>
    <style:style style:name="P11" style:family="paragraph" style:parent-style-name="Text_20_body">
      <style:text-properties officeooo:rsid="004149a7" officeooo:paragraph-rsid="0196e2ee"/>
    </style:style>
    <style:style style:name="P12" style:family="paragraph" style:parent-style-name="Text_20_body">
      <style:text-properties officeooo:rsid="006b0940" officeooo:paragraph-rsid="006b0940"/>
    </style:style>
    <style:style style:name="P13" style:family="paragraph" style:parent-style-name="Text_20_body">
      <style:text-properties officeooo:rsid="005c689b" officeooo:paragraph-rsid="006d33af"/>
    </style:style>
    <style:style style:name="P14" style:family="paragraph" style:parent-style-name="Text_20_body">
      <style:text-properties officeooo:paragraph-rsid="006d33af"/>
    </style:style>
    <style:style style:name="P15" style:family="paragraph" style:parent-style-name="Text_20_body">
      <style:text-properties officeooo:rsid="0034588d" officeooo:paragraph-rsid="006d33af"/>
    </style:style>
    <style:style style:name="P16" style:family="paragraph" style:parent-style-name="Text_20_body">
      <style:text-properties fo:color="#000080" officeooo:paragraph-rsid="006d33af"/>
    </style:style>
    <style:style style:name="P17" style:family="paragraph" style:parent-style-name="Text_20_body">
      <style:text-properties officeooo:paragraph-rsid="00777c4f"/>
    </style:style>
    <style:style style:name="P18" style:family="paragraph" style:parent-style-name="Text_20_body">
      <style:text-properties officeooo:paragraph-rsid="0079622a"/>
    </style:style>
    <style:style style:name="P19" style:family="paragraph" style:parent-style-name="Text_20_body">
      <style:text-properties officeooo:paragraph-rsid="007a155d"/>
    </style:style>
    <style:style style:name="P20" style:family="paragraph" style:parent-style-name="Text_20_body">
      <style:text-properties officeooo:paragraph-rsid="00860ad9"/>
    </style:style>
    <style:style style:name="P21" style:family="paragraph" style:parent-style-name="Text_20_body">
      <style:text-properties fo:font-weight="normal" officeooo:rsid="008c43ad" officeooo:paragraph-rsid="00a9937e" style:font-weight-asian="normal" style:font-weight-complex="normal"/>
    </style:style>
    <style:style style:name="P22" style:family="paragraph" style:parent-style-name="Text_20_body">
      <style:text-properties fo:font-weight="normal" officeooo:rsid="01610770" officeooo:paragraph-rsid="01610770" style:font-weight-asian="normal" style:font-weight-complex="normal"/>
    </style:style>
    <style:style style:name="P23" style:family="paragraph" style:parent-style-name="Text_20_body">
      <style:text-properties fo:font-weight="normal" officeooo:rsid="01610770" officeooo:paragraph-rsid="0175f537" style:font-weight-asian="normal" style:font-weight-complex="normal"/>
    </style:style>
    <style:style style:name="P24" style:family="paragraph" style:parent-style-name="Text_20_body">
      <style:text-properties fo:font-weight="normal" officeooo:rsid="01610770" officeooo:paragraph-rsid="01e1d8e7" style:font-weight-asian="normal" style:font-weight-complex="normal"/>
    </style:style>
    <style:style style:name="P25" style:family="paragraph" style:parent-style-name="Text_20_body">
      <style:text-properties fo:font-weight="normal" officeooo:rsid="01ae13a8" officeooo:paragraph-rsid="01da6134" style:font-weight-asian="normal" style:font-weight-complex="normal"/>
    </style:style>
    <style:style style:name="P26" style:family="paragraph" style:parent-style-name="Text_20_body">
      <style:text-properties fo:font-weight="normal" officeooo:rsid="01e7f743" officeooo:paragraph-rsid="01e7f743" style:font-weight-asian="normal" style:font-weight-complex="normal"/>
    </style:style>
    <style:style style:name="P27" style:family="paragraph" style:parent-style-name="Text_20_body">
      <style:text-properties officeooo:paragraph-rsid="00973c17"/>
    </style:style>
    <style:style style:name="P28" style:family="paragraph" style:parent-style-name="Text_20_body">
      <style:text-properties officeooo:paragraph-rsid="00a56ba0"/>
    </style:style>
    <style:style style:name="P29" style:family="paragraph" style:parent-style-name="Text_20_body">
      <style:text-properties officeooo:paragraph-rsid="00a5f193"/>
    </style:style>
    <style:style style:name="P30" style:family="paragraph" style:parent-style-name="Text_20_body">
      <style:text-properties officeooo:rsid="00acd8f4" officeooo:paragraph-rsid="0153a258"/>
    </style:style>
    <style:style style:name="P31" style:family="paragraph" style:parent-style-name="Text_20_body">
      <style:text-properties officeooo:rsid="00acd8f4" officeooo:paragraph-rsid="00acd8f4"/>
    </style:style>
    <style:style style:name="P32" style:family="paragraph" style:parent-style-name="Text_20_body">
      <style:text-properties officeooo:rsid="00acd8f4" officeooo:paragraph-rsid="00e01063"/>
    </style:style>
    <style:style style:name="P33" style:family="paragraph" style:parent-style-name="Text_20_body">
      <style:text-properties officeooo:rsid="00aef46f" officeooo:paragraph-rsid="00aef46f"/>
    </style:style>
    <style:style style:name="P34" style:family="paragraph" style:parent-style-name="Text_20_body">
      <style:text-properties officeooo:rsid="00aef46f" officeooo:paragraph-rsid="019556a7"/>
    </style:style>
    <style:style style:name="P35" style:family="paragraph" style:parent-style-name="Text_20_body">
      <style:text-properties officeooo:paragraph-rsid="00c3115f"/>
    </style:style>
    <style:style style:name="P36" style:family="paragraph" style:parent-style-name="Text_20_body">
      <style:text-properties officeooo:rsid="00ce0bdf" officeooo:paragraph-rsid="00ce0bdf"/>
    </style:style>
    <style:style style:name="P37" style:family="paragraph" style:parent-style-name="Text_20_body">
      <style:text-properties officeooo:rsid="007da970" officeooo:paragraph-rsid="00d9df7b"/>
    </style:style>
    <style:style style:name="P38" style:family="paragraph" style:parent-style-name="Text_20_body">
      <style:text-properties officeooo:rsid="00ddecbd" officeooo:paragraph-rsid="00ddecbd"/>
    </style:style>
    <style:style style:name="P39" style:family="paragraph" style:parent-style-name="Text_20_body">
      <style:text-properties officeooo:rsid="00e2648b" officeooo:paragraph-rsid="00e2648b"/>
    </style:style>
    <style:style style:name="P40" style:family="paragraph" style:parent-style-name="Text_20_body">
      <style:text-properties officeooo:rsid="00e3205b" officeooo:paragraph-rsid="00e3205b"/>
    </style:style>
    <style:style style:name="P41" style:family="paragraph" style:parent-style-name="Text_20_body">
      <style:text-properties officeooo:rsid="00e35fb2" officeooo:paragraph-rsid="00e35fb2"/>
    </style:style>
    <style:style style:name="P42" style:family="paragraph" style:parent-style-name="Text_20_body">
      <style:text-properties officeooo:rsid="00f47e4f" officeooo:paragraph-rsid="00f47e4f"/>
    </style:style>
    <style:style style:name="P43" style:family="paragraph" style:parent-style-name="Text_20_body">
      <style:text-properties officeooo:rsid="009da87a" officeooo:paragraph-rsid="01055724"/>
    </style:style>
    <style:style style:name="P44" style:family="paragraph" style:parent-style-name="Text_20_body">
      <style:text-properties officeooo:rsid="00a02bb4" officeooo:paragraph-rsid="009da87a"/>
    </style:style>
    <style:style style:name="P45" style:family="paragraph" style:parent-style-name="Text_20_body">
      <style:text-properties fo:font-weight="bold" officeooo:rsid="01610770" officeooo:paragraph-rsid="01610770" style:font-weight-asian="bold" style:font-weight-complex="bold"/>
    </style:style>
    <style:style style:name="P46" style:family="paragraph" style:parent-style-name="Text_20_body">
      <style:text-properties fo:font-weight="bold" officeooo:rsid="01610770" officeooo:paragraph-rsid="0175f537" style:font-weight-asian="bold" style:font-weight-complex="bold"/>
    </style:style>
    <style:style style:name="P47" style:family="paragraph" style:parent-style-name="Text_20_body">
      <style:text-properties fo:font-weight="bold" officeooo:rsid="010add39" officeooo:paragraph-rsid="018ef70f" style:font-weight-asian="bold" style:font-weight-complex="bold"/>
    </style:style>
    <style:style style:name="P48" style:family="paragraph" style:parent-style-name="Text_20_body">
      <style:text-properties fo:font-weight="bold" officeooo:rsid="01ae13a8" officeooo:paragraph-rsid="01ae13a8" style:font-weight-asian="bold" style:font-weight-complex="bold"/>
    </style:style>
    <style:style style:name="P49" style:family="paragraph" style:parent-style-name="Text_20_body">
      <style:text-properties fo:font-weight="bold" officeooo:rsid="01ae13a8" officeooo:paragraph-rsid="01da6134" style:font-weight-asian="bold" style:font-weight-complex="bold"/>
    </style:style>
    <style:style style:name="P50" style:family="paragraph" style:parent-style-name="Text_20_body">
      <style:text-properties fo:font-weight="bold" officeooo:rsid="01af2c11" officeooo:paragraph-rsid="01af2c11" style:font-weight-asian="bold" style:font-weight-complex="bold"/>
    </style:style>
    <style:style style:name="P51" style:family="paragraph" style:parent-style-name="Text_20_body">
      <style:text-properties fo:font-weight="bold" officeooo:rsid="01a85cae" officeooo:paragraph-rsid="01a85cae" style:font-weight-asian="bold" style:font-weight-complex="bold"/>
    </style:style>
    <style:style style:name="P52" style:family="paragraph" style:parent-style-name="Text_20_body">
      <style:text-properties fo:font-weight="bold" officeooo:rsid="01c6d852" officeooo:paragraph-rsid="01c6d852" style:font-weight-asian="bold" style:font-weight-complex="bold"/>
    </style:style>
    <style:style style:name="P53" style:family="paragraph" style:parent-style-name="Text_20_body">
      <style:text-properties fo:font-weight="bold" officeooo:rsid="01c9a2d3" officeooo:paragraph-rsid="01c9a2d3" style:font-weight-asian="bold" style:font-weight-complex="bold"/>
    </style:style>
    <style:style style:name="P54" style:family="paragraph" style:parent-style-name="Text_20_body">
      <style:text-properties fo:font-weight="bold" officeooo:rsid="01c9bf4a" officeooo:paragraph-rsid="01d2fcd5" style:font-weight-asian="bold" style:font-weight-complex="bold"/>
    </style:style>
    <style:style style:name="P55" style:family="paragraph" style:parent-style-name="Text_20_body">
      <style:text-properties fo:font-weight="bold" officeooo:rsid="01d2fcd5" officeooo:paragraph-rsid="01d2fcd5" style:font-weight-asian="bold" style:font-weight-complex="bold"/>
    </style:style>
    <style:style style:name="P56" style:family="paragraph" style:parent-style-name="Text_20_body">
      <style:text-properties fo:font-weight="bold" officeooo:rsid="01e497aa" officeooo:paragraph-rsid="01e497aa" style:font-weight-asian="bold" style:font-weight-complex="bold"/>
    </style:style>
    <style:style style:name="P57" style:family="paragraph" style:parent-style-name="Text_20_body">
      <style:text-properties fo:font-weight="bold" officeooo:rsid="01e7f743" officeooo:paragraph-rsid="01e7f743" style:font-weight-asian="bold" style:font-weight-complex="bold"/>
    </style:style>
    <style:style style:name="P58" style:family="paragraph" style:parent-style-name="Text_20_body">
      <style:text-properties officeooo:paragraph-rsid="00ba0d47"/>
    </style:style>
    <style:style style:name="P59" style:family="paragraph" style:parent-style-name="Text_20_body">
      <style:text-properties officeooo:paragraph-rsid="0110008b"/>
    </style:style>
    <style:style style:name="P60" style:family="paragraph" style:parent-style-name="Text_20_body">
      <style:text-properties officeooo:paragraph-rsid="0117a2ce"/>
    </style:style>
    <style:style style:name="P61" style:family="paragraph" style:parent-style-name="Text_20_body">
      <style:text-properties officeooo:rsid="011ace91" officeooo:paragraph-rsid="011ace91"/>
    </style:style>
    <style:style style:name="P62" style:family="paragraph" style:parent-style-name="Text_20_body">
      <style:text-properties officeooo:paragraph-rsid="00214545"/>
    </style:style>
    <style:style style:name="P63" style:family="paragraph" style:parent-style-name="Text_20_body">
      <style:text-properties officeooo:rsid="0053708b" officeooo:paragraph-rsid="0196e2ee"/>
    </style:style>
    <style:style style:name="P64" style:family="paragraph" style:parent-style-name="Text_20_body">
      <style:text-properties officeooo:rsid="0053708b" officeooo:paragraph-rsid="0133f845"/>
    </style:style>
    <style:style style:name="P65" style:family="paragraph" style:parent-style-name="Text_20_body">
      <style:text-properties officeooo:paragraph-rsid="00a9937e"/>
    </style:style>
    <style:style style:name="P66" style:family="paragraph" style:parent-style-name="Text_20_body">
      <style:text-properties officeooo:paragraph-rsid="00d9df7b"/>
    </style:style>
    <style:style style:name="P67" style:family="paragraph" style:parent-style-name="Text_20_body">
      <style:text-properties officeooo:rsid="013e98d0" officeooo:paragraph-rsid="013e98d0"/>
    </style:style>
    <style:style style:name="P68" style:family="paragraph" style:parent-style-name="Text_20_body">
      <style:text-properties officeooo:rsid="006c9d0f" officeooo:paragraph-rsid="006d33af"/>
    </style:style>
    <style:style style:name="P69" style:family="paragraph" style:parent-style-name="Text_20_body">
      <style:text-properties officeooo:rsid="006c9d0f" officeooo:paragraph-rsid="014da3f5"/>
    </style:style>
    <style:style style:name="P70" style:family="paragraph" style:parent-style-name="Text_20_body">
      <style:text-properties officeooo:rsid="01501664" officeooo:paragraph-rsid="01501664"/>
    </style:style>
    <style:style style:name="P71" style:family="paragraph" style:parent-style-name="Text_20_body">
      <style:text-properties officeooo:paragraph-rsid="0157f224"/>
    </style:style>
    <style:style style:name="P72" style:family="paragraph" style:parent-style-name="Text_20_body">
      <style:text-properties officeooo:rsid="0073ed9a" officeooo:paragraph-rsid="0073ed9a"/>
    </style:style>
    <style:style style:name="P73" style:family="paragraph" style:parent-style-name="Text_20_body">
      <style:text-properties officeooo:paragraph-rsid="0162d1ba"/>
    </style:style>
    <style:style style:name="P74" style:family="paragraph" style:parent-style-name="Text_20_body">
      <style:text-properties officeooo:rsid="0164834c" officeooo:paragraph-rsid="0164834c"/>
    </style:style>
    <style:style style:name="P75" style:family="paragraph" style:parent-style-name="Text_20_body">
      <style:text-properties officeooo:paragraph-rsid="0164834c"/>
    </style:style>
    <style:style style:name="P76" style:family="paragraph" style:parent-style-name="Text_20_body">
      <style:text-properties officeooo:paragraph-rsid="01684700"/>
    </style:style>
    <style:style style:name="P77" style:family="paragraph" style:parent-style-name="Text_20_body">
      <style:text-properties officeooo:paragraph-rsid="016cf425"/>
    </style:style>
    <style:style style:name="P78" style:family="paragraph" style:parent-style-name="Text_20_body">
      <style:text-properties officeooo:paragraph-rsid="0175f537"/>
    </style:style>
    <style:style style:name="P79" style:family="paragraph" style:parent-style-name="Text_20_body">
      <style:text-properties officeooo:paragraph-rsid="017fcc0b"/>
    </style:style>
    <style:style style:name="P80" style:family="paragraph" style:parent-style-name="Text_20_body">
      <style:text-properties officeooo:paragraph-rsid="01815c87"/>
    </style:style>
    <style:style style:name="P81" style:family="paragraph" style:parent-style-name="Text_20_body">
      <style:text-properties fo:color="#000000" officeooo:rsid="010add39" officeooo:paragraph-rsid="010add39"/>
    </style:style>
    <style:style style:name="P82" style:family="paragraph" style:parent-style-name="Text_20_body">
      <style:text-properties fo:color="#000000" officeooo:rsid="010add39" officeooo:paragraph-rsid="018ef70f"/>
    </style:style>
    <style:style style:name="P83" style:family="paragraph" style:parent-style-name="Text_20_body">
      <style:text-properties fo:color="#000000" fo:font-weight="bold" officeooo:rsid="018f5399" officeooo:paragraph-rsid="018f5399" style:font-weight-asian="bold" style:font-weight-complex="bold"/>
    </style:style>
    <style:style style:name="P84" style:family="paragraph" style:parent-style-name="Text_20_body">
      <style:text-properties fo:color="#000000" fo:font-weight="normal" officeooo:rsid="01907e86" officeooo:paragraph-rsid="0191cc7b" style:font-weight-asian="normal" style:font-weight-complex="normal"/>
    </style:style>
    <style:style style:name="P85" style:family="paragraph" style:parent-style-name="Text_20_body">
      <style:text-properties officeooo:paragraph-rsid="019556a7"/>
    </style:style>
    <style:style style:name="P86" style:family="paragraph" style:parent-style-name="Text_20_body">
      <style:text-properties officeooo:paragraph-rsid="0196e2ee"/>
    </style:style>
    <style:style style:name="P87" style:family="paragraph" style:parent-style-name="Text_20_body">
      <style:text-properties officeooo:rsid="015dce55" officeooo:paragraph-rsid="0199e892"/>
    </style:style>
    <style:style style:name="P88" style:family="paragraph" style:parent-style-name="Text_20_body">
      <style:text-properties officeooo:rsid="015dce55" officeooo:paragraph-rsid="01b58ca3"/>
    </style:style>
    <style:style style:name="P89" style:family="paragraph" style:parent-style-name="Text_20_body">
      <style:text-properties officeooo:paragraph-rsid="0199e892"/>
    </style:style>
    <style:style style:name="P90" style:family="paragraph" style:parent-style-name="Text_20_body">
      <style:text-properties officeooo:rsid="018d3b02" officeooo:paragraph-rsid="019cd610"/>
    </style:style>
    <style:style style:name="P91" style:family="paragraph" style:parent-style-name="Text_20_body">
      <style:text-properties officeooo:paragraph-rsid="0191cc7b"/>
    </style:style>
    <style:style style:name="P92" style:family="paragraph" style:parent-style-name="Text_20_body">
      <style:text-properties officeooo:paragraph-rsid="01a0443d"/>
    </style:style>
    <style:style style:name="P93" style:family="paragraph" style:parent-style-name="Text_20_body">
      <style:text-properties officeooo:paragraph-rsid="00acd8f4"/>
    </style:style>
    <style:style style:name="P94" style:family="paragraph" style:parent-style-name="Text_20_body">
      <style:text-properties officeooo:paragraph-rsid="0153a258"/>
    </style:style>
    <style:style style:name="P95" style:family="paragraph" style:parent-style-name="Text_20_body">
      <style:text-properties officeooo:paragraph-rsid="01a46725"/>
    </style:style>
    <style:style style:name="P96" style:family="paragraph" style:parent-style-name="Text_20_body">
      <style:text-properties officeooo:rsid="01a46725" officeooo:paragraph-rsid="01a46725"/>
    </style:style>
    <style:style style:name="P97" style:family="paragraph" style:parent-style-name="Text_20_body">
      <style:text-properties officeooo:rsid="01a760a2" officeooo:paragraph-rsid="01a760a2"/>
    </style:style>
    <style:style style:name="P98" style:family="paragraph" style:parent-style-name="Text_20_body">
      <style:text-properties officeooo:rsid="01a760a2" officeooo:paragraph-rsid="01a85cae"/>
    </style:style>
    <style:style style:name="P99" style:family="paragraph" style:parent-style-name="Text_20_body">
      <style:text-properties officeooo:paragraph-rsid="01a85cae"/>
    </style:style>
    <style:style style:name="P100" style:family="paragraph" style:parent-style-name="Text_20_body">
      <style:text-properties officeooo:rsid="017dadc6" officeooo:paragraph-rsid="017dadc6"/>
    </style:style>
    <style:style style:name="P101" style:family="paragraph" style:parent-style-name="Text_20_body">
      <style:text-properties officeooo:rsid="01aa0a8a" officeooo:paragraph-rsid="01aa0a8a"/>
    </style:style>
    <style:style style:name="P102" style:family="paragraph" style:parent-style-name="Text_20_body">
      <style:text-properties officeooo:rsid="019556a7" officeooo:paragraph-rsid="019556a7"/>
    </style:style>
    <style:style style:name="P103" style:family="paragraph" style:parent-style-name="Text_20_body">
      <style:text-properties officeooo:paragraph-rsid="01ae13a8"/>
    </style:style>
    <style:style style:name="P104" style:family="paragraph" style:parent-style-name="Text_20_body">
      <style:text-properties officeooo:paragraph-rsid="014909f5"/>
    </style:style>
    <style:style style:name="P105" style:family="paragraph" style:parent-style-name="Text_20_body">
      <style:text-properties officeooo:paragraph-rsid="01b1b02c"/>
    </style:style>
    <style:style style:name="P106" style:family="paragraph" style:parent-style-name="Text_20_body">
      <style:text-properties officeooo:paragraph-rsid="0062f918"/>
    </style:style>
    <style:style style:name="P107" style:family="paragraph" style:parent-style-name="Text_20_body">
      <style:text-properties officeooo:paragraph-rsid="01b5778b"/>
    </style:style>
    <style:style style:name="P108" style:family="paragraph" style:parent-style-name="Text_20_body">
      <style:text-properties officeooo:paragraph-rsid="0073ed9a"/>
    </style:style>
    <style:style style:name="P109" style:family="paragraph" style:parent-style-name="Text_20_body">
      <style:text-properties officeooo:paragraph-rsid="01bb3b30"/>
    </style:style>
    <style:style style:name="P110" style:family="paragraph" style:parent-style-name="Text_20_body">
      <style:text-properties officeooo:paragraph-rsid="01bbf355"/>
    </style:style>
    <style:style style:name="P111" style:family="paragraph" style:parent-style-name="Text_20_body">
      <style:text-properties officeooo:paragraph-rsid="01bc0499"/>
    </style:style>
    <style:style style:name="P112" style:family="paragraph" style:parent-style-name="Text_20_body">
      <style:text-properties officeooo:paragraph-rsid="013e98d0"/>
    </style:style>
    <style:style style:name="P113" style:family="paragraph" style:parent-style-name="Text_20_body">
      <style:text-properties officeooo:paragraph-rsid="00e3205b"/>
    </style:style>
    <style:style style:name="P114" style:family="paragraph" style:parent-style-name="Text_20_body">
      <style:text-properties officeooo:paragraph-rsid="01c6d852"/>
    </style:style>
    <style:style style:name="P115" style:family="paragraph" style:parent-style-name="Text_20_body">
      <style:text-properties officeooo:rsid="01ad7d64" officeooo:paragraph-rsid="01d2fcd5"/>
    </style:style>
    <style:style style:name="P116" style:family="paragraph" style:parent-style-name="Text_20_body">
      <style:text-properties officeooo:paragraph-rsid="01d2fcd5"/>
    </style:style>
    <style:style style:name="P117" style:family="paragraph" style:parent-style-name="Text_20_body">
      <style:text-properties fo:color="#00888a" style:font-name="DejaVu Serif" fo:font-size="14pt" fo:font-weight="bold" officeooo:rsid="014da3f5" style:font-name-asian="Droid Sans Fallback1" style:font-size-asian="16pt" style:font-weight-asian="bold" style:font-name-complex="FreeSans2" style:font-size-complex="16pt" style:font-weight-complex="600"/>
    </style:style>
    <style:style style:name="P118" style:family="paragraph" style:parent-style-name="Text_20_body">
      <style:text-properties officeooo:rsid="01af2c11" officeooo:paragraph-rsid="01d8923a"/>
    </style:style>
    <style:style style:name="P119" style:family="paragraph" style:parent-style-name="Text_20_body">
      <style:text-properties officeooo:rsid="01c9a2d3" officeooo:paragraph-rsid="01c9a2d3"/>
    </style:style>
    <style:style style:name="P120" style:family="paragraph" style:parent-style-name="Text_20_body">
      <style:text-properties officeooo:rsid="01ae13a8" officeooo:paragraph-rsid="01ae13a8"/>
    </style:style>
    <style:style style:name="P121" style:family="paragraph" style:parent-style-name="Text_20_body">
      <style:text-properties officeooo:paragraph-rsid="01da6134"/>
    </style:style>
    <style:style style:name="P122" style:family="paragraph" style:parent-style-name="Text_20_body">
      <style:text-properties officeooo:paragraph-rsid="01dbf6c9"/>
    </style:style>
    <style:style style:name="P123" style:family="paragraph" style:parent-style-name="Text_20_body">
      <style:text-properties officeooo:rsid="01dd486c" officeooo:paragraph-rsid="01dd486c"/>
    </style:style>
    <style:style style:name="P124" style:family="paragraph" style:parent-style-name="Text_20_body">
      <style:text-properties officeooo:paragraph-rsid="01df0f42"/>
    </style:style>
    <style:style style:name="P125" style:family="paragraph" style:parent-style-name="Text_20_body">
      <style:text-properties officeooo:paragraph-rsid="01501664"/>
    </style:style>
    <style:style style:name="P126" style:family="paragraph" style:parent-style-name="Text_20_body">
      <style:text-properties officeooo:rsid="007b6eaf" officeooo:paragraph-rsid="00a48a40"/>
    </style:style>
    <style:style style:name="P127" style:family="paragraph" style:parent-style-name="Text_20_body">
      <style:text-properties officeooo:rsid="01a85cae" officeooo:paragraph-rsid="01e0cef1"/>
    </style:style>
    <style:style style:name="P128" style:family="paragraph" style:parent-style-name="Text_20_body">
      <style:text-properties officeooo:paragraph-rsid="01e0cef1"/>
    </style:style>
    <style:style style:name="P129" style:family="paragraph" style:parent-style-name="Text_20_body">
      <style:text-properties officeooo:rsid="003b5575" officeooo:paragraph-rsid="01e0cef1"/>
    </style:style>
    <style:style style:name="P130" style:family="paragraph" style:parent-style-name="Text_20_body">
      <style:text-properties officeooo:rsid="01ac58f0" officeooo:paragraph-rsid="01ac58f0"/>
    </style:style>
    <style:style style:name="P131" style:family="paragraph" style:parent-style-name="Text_20_body">
      <style:text-properties officeooo:paragraph-rsid="01e497aa"/>
    </style:style>
    <style:style style:name="P132" style:family="paragraph" style:parent-style-name="Text_20_body">
      <style:text-properties officeooo:rsid="01e6155f" officeooo:paragraph-rsid="01e6155f"/>
    </style:style>
    <style:style style:name="P133" style:family="paragraph" style:parent-style-name="Text_20_body">
      <style:text-properties officeooo:rsid="0183314a" officeooo:paragraph-rsid="0183314a"/>
    </style:style>
    <style:style style:name="P134" style:family="paragraph" style:parent-style-name="Text_20_body">
      <style:text-properties officeooo:paragraph-rsid="01ed8ae2"/>
    </style:style>
    <style:style style:name="P135" style:family="paragraph" style:parent-style-name="Text_20_body">
      <style:text-properties officeooo:paragraph-rsid="01efbe02"/>
    </style:style>
    <style:style style:name="P136" style:family="paragraph" style:parent-style-name="Text_20_body">
      <style:text-properties officeooo:paragraph-rsid="007da970"/>
    </style:style>
    <style:style style:name="P137" style:family="paragraph" style:parent-style-name="Text_20_body">
      <style:paragraph-properties fo:break-before="page"/>
      <style:text-properties fo:font-weight="bold" style:font-weight-asian="bold" style:font-weight-complex="bold"/>
    </style:style>
    <style:style style:name="P138" style:family="paragraph" style:parent-style-name="Contents_20_Heading">
      <style:paragraph-properties fo:break-before="page"/>
    </style:style>
    <style:style style:name="P139" style:family="paragraph" style:parent-style-name="Preformatted_20_Text">
      <style:paragraph-properties fo:margin-top="0cm" fo:margin-bottom="0.499cm" loext:contextual-spacing="false"/>
      <style:text-properties style:font-name="monospace" officeooo:paragraph-rsid="006d33af"/>
    </style:style>
    <style:style style:name="P140" style:family="paragraph" style:parent-style-name="Preformatted_20_Text">
      <style:paragraph-properties fo:margin-top="0cm" fo:margin-bottom="0.499cm" loext:contextual-spacing="false"/>
      <style:text-properties officeooo:paragraph-rsid="006d33af"/>
    </style:style>
    <style:style style:name="P141" style:family="paragraph" style:parent-style-name="Preformatted_20_Text">
      <style:paragraph-properties fo:margin-top="0cm" fo:margin-bottom="0.499cm" loext:contextual-spacing="false"/>
      <style:text-properties officeooo:paragraph-rsid="0135de33"/>
    </style:style>
    <style:style style:name="P142" style:family="paragraph" style:parent-style-name="Preformatted_20_Text">
      <style:paragraph-properties fo:margin-top="0cm" fo:margin-bottom="0cm" loext:contextual-spacing="false"/>
      <style:text-properties officeooo:paragraph-rsid="00920e80"/>
    </style:style>
    <style:style style:name="P143" style:family="paragraph" style:parent-style-name="Preformatted_20_Text">
      <style:paragraph-properties fo:margin-top="0cm" fo:margin-bottom="0cm" loext:contextual-spacing="false"/>
      <style:text-properties officeooo:paragraph-rsid="00bbcc2e"/>
    </style:style>
    <style:style style:name="P144" style:family="paragraph" style:parent-style-name="Preformatted_20_Text">
      <style:paragraph-properties fo:margin-top="0cm" fo:margin-bottom="0cm" loext:contextual-spacing="false"/>
      <style:text-properties officeooo:paragraph-rsid="006d33af"/>
    </style:style>
    <style:style style:name="P145" style:family="paragraph" style:parent-style-name="Preformatted_20_Text">
      <style:text-properties officeooo:paragraph-rsid="00bbcc2e"/>
    </style:style>
    <style:style style:name="P146" style:family="paragraph" style:parent-style-name="Text_20_body">
      <style:paragraph-properties fo:margin-left="0cm" fo:margin-right="0cm" fo:margin-top="0cm" fo:margin-bottom="0.423cm" loext:contextual-spacing="false" fo:orphans="2" fo:widows="2" fo:text-indent="0cm" style:auto-text-indent="false"/>
    </style:style>
    <style:style style:name="P147"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Liberation Serif" fo:font-size="12pt" fo:letter-spacing="normal" fo:font-style="normal" fo:font-weight="normal"/>
    </style:style>
    <style:style style:name="P148"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Liberation Serif" fo:font-size="12pt" fo:letter-spacing="normal" fo:font-style="normal" fo:font-weight="normal" style:font-size-asian="12pt" style:font-size-complex="12pt"/>
    </style:style>
    <style:style style:name="P149" style:family="paragraph" style:parent-style-name="Text_20_body">
      <style:paragraph-properties fo:margin-left="0cm" fo:margin-right="0cm" fo:margin-top="0cm" fo:margin-bottom="0cm" loext:contextual-spacing="false" fo:orphans="2" fo:widows="2" fo:text-indent="0cm" style:auto-text-indent="false"/>
    </style:style>
    <style:style style:name="P150" style:family="paragraph" style:parent-style-name="Text_20_body">
      <style:paragraph-properties fo:margin-left="0cm" fo:margin-right="0cm" fo:margin-top="0.199cm" fo:margin-bottom="0.42cm" loext:contextual-spacing="false" fo:orphans="2" fo:widows="2" fo:text-indent="0cm" style:auto-text-indent="false"/>
      <style:text-properties fo:font-variant="normal" fo:text-transform="none" fo:color="#24292e" style:font-name="Liberation Serif" fo:font-size="12pt" fo:letter-spacing="normal" fo:font-style="normal" fo:font-weight="normal" style:font-size-asian="12pt" style:font-size-complex="12pt"/>
    </style:style>
    <style:style style:name="P151" style:family="paragraph" style:parent-style-name="Text_20_body">
      <style:paragraph-properties fo:margin-top="0.199cm" fo:margin-bottom="0.499cm" loext:contextual-spacing="false"/>
      <style:text-properties style:font-name="Liberation Serif" officeooo:paragraph-rsid="01669cae"/>
    </style:style>
    <style:style style:name="P152" style:family="paragraph" style:parent-style-name="Contents_20_1">
      <style:paragraph-properties>
        <style:tab-stops>
          <style:tab-stop style:position="17cm" style:type="right" style:leader-style="dotted" style:leader-text="."/>
        </style:tab-stops>
      </style:paragraph-properties>
    </style:style>
    <style:style style:name="P153" style:family="paragraph" style:parent-style-name="Contents_20_2">
      <style:paragraph-properties>
        <style:tab-stops>
          <style:tab-stop style:position="17cm" style:type="right" style:leader-style="dotted" style:leader-text="."/>
        </style:tab-stops>
      </style:paragraph-properties>
    </style:style>
    <style:style style:name="P154" style:family="paragraph" style:parent-style-name="Contents_20_3">
      <style:paragraph-properties>
        <style:tab-stops>
          <style:tab-stop style:position="17cm" style:type="right" style:leader-style="dotted" style:leader-text="."/>
        </style:tab-stops>
      </style:paragraph-properties>
    </style:style>
    <style:style style:name="P155" style:family="paragraph" style:parent-style-name="Heading_20_1">
      <style:text-properties officeooo:rsid="002fb721" officeooo:paragraph-rsid="006d33af"/>
    </style:style>
    <style:style style:name="P156" style:family="paragraph" style:parent-style-name="Heading_20_1">
      <style:text-properties officeooo:paragraph-rsid="006d33af"/>
    </style:style>
    <style:style style:name="P157" style:family="paragraph" style:parent-style-name="Heading_20_1">
      <style:text-properties officeooo:paragraph-rsid="00aef46f"/>
    </style:style>
    <style:style style:name="P158" style:family="paragraph" style:parent-style-name="Heading_20_1">
      <style:text-properties officeooo:rsid="0050a50c" officeooo:paragraph-rsid="0050a50c"/>
    </style:style>
    <style:style style:name="P159" style:family="paragraph" style:parent-style-name="Heading_20_1">
      <style:text-properties officeooo:rsid="003efb08" officeooo:paragraph-rsid="003efb08"/>
    </style:style>
    <style:style style:name="P160" style:family="paragraph" style:parent-style-name="Heading_20_1">
      <style:paragraph-properties fo:break-before="page"/>
      <style:text-properties officeooo:rsid="002fb721" officeooo:paragraph-rsid="006d33af"/>
    </style:style>
    <style:style style:name="P161" style:family="paragraph" style:parent-style-name="Heading_20_2">
      <style:text-properties officeooo:paragraph-rsid="006d33af"/>
    </style:style>
    <style:style style:name="P162" style:family="paragraph" style:parent-style-name="Heading_20_2">
      <style:text-properties officeooo:rsid="009a181d" officeooo:paragraph-rsid="009a181d"/>
    </style:style>
    <style:style style:name="P163" style:family="paragraph" style:parent-style-name="Heading_20_2">
      <style:text-properties fo:font-weight="bold" officeooo:rsid="008c43ad" officeooo:paragraph-rsid="008c43ad" style:font-weight-asian="bold" style:font-weight-complex="bold"/>
    </style:style>
    <style:style style:name="P164" style:family="paragraph" style:parent-style-name="Heading_20_2">
      <style:text-properties officeooo:paragraph-rsid="01e0cef1"/>
    </style:style>
    <style:style style:name="P165" style:family="paragraph" style:parent-style-name="Heading_20_2">
      <style:text-properties officeooo:rsid="00a5f193" officeooo:paragraph-rsid="00a5f193"/>
    </style:style>
    <style:style style:name="P166" style:family="paragraph" style:parent-style-name="Heading_20_2">
      <style:text-properties officeooo:paragraph-rsid="01032e1e"/>
    </style:style>
    <style:style style:name="P167" style:family="paragraph" style:parent-style-name="Heading_20_3">
      <style:text-properties officeooo:paragraph-rsid="006d33af"/>
    </style:style>
    <style:style style:name="P168" style:family="paragraph" style:parent-style-name="Heading_20_3">
      <style:text-properties officeooo:rsid="019556a7" officeooo:paragraph-rsid="019556a7"/>
    </style:style>
    <style:style style:name="P169" style:family="paragraph" style:parent-style-name="Heading_20_3">
      <style:text-properties officeooo:paragraph-rsid="007a155d"/>
    </style:style>
    <style:style style:name="P170" style:family="paragraph" style:parent-style-name="Text_20_body" style:master-page-name="HTML">
      <style:paragraph-properties style:page-number="auto"/>
    </style:style>
    <style:style style:name="P171" style:family="paragraph" style:parent-style-name="Text_20_body" style:list-style-name="L1">
      <style:text-properties officeooo:paragraph-rsid="01e0cef1"/>
    </style:style>
    <style:style style:name="P172" style:family="paragraph" style:parent-style-name="Text_20_body" style:list-style-name="L1">
      <style:text-properties officeooo:paragraph-rsid="01d2fcd5"/>
    </style:style>
    <style:style style:name="P173" style:family="paragraph" style:parent-style-name="Text_20_body" style:list-style-name="L1">
      <style:text-properties fo:font-weight="normal" officeooo:rsid="01d2248e" officeooo:paragraph-rsid="01e0cef1" style:font-weight-asian="normal" style:font-weight-complex="normal"/>
    </style:style>
    <style:style style:name="P174" style:family="paragraph" style:parent-style-name="Text_20_body" style:list-style-name="L2">
      <style:text-properties officeooo:paragraph-rsid="017596d6"/>
    </style:style>
    <style:style style:name="P175" style:family="paragraph" style:parent-style-name="Text_20_body" style:list-style-name="L3">
      <style:text-properties officeooo:paragraph-rsid="016baad9"/>
    </style:style>
    <style:style style:name="P176" style:family="paragraph" style:parent-style-name="Text_20_body" style:list-style-name="L4"/>
    <style:style style:name="P177" style:family="paragraph" style:parent-style-name="Text_20_body" style:list-style-name="L4">
      <style:text-properties officeooo:rsid="0194f212" officeooo:paragraph-rsid="0194f212"/>
    </style:style>
    <style:style style:name="P178" style:family="paragraph" style:parent-style-name="Text_20_body" style:list-style-name="L5">
      <style:text-properties officeooo:paragraph-rsid="01055724"/>
    </style:style>
    <style:style style:name="P179" style:family="paragraph" style:parent-style-name="Text_20_body" style:list-style-name="L5">
      <style:text-properties officeooo:rsid="009da87a" officeooo:paragraph-rsid="01055724"/>
    </style:style>
    <style:style style:name="P180" style:family="paragraph" style:parent-style-name="Text_20_body" style:list-style-name="L6">
      <style:text-properties officeooo:rsid="009da87a" officeooo:paragraph-rsid="009da87a"/>
    </style:style>
    <style:style style:name="P181" style:family="paragraph" style:parent-style-name="Text_20_body" style:list-style-name="L5">
      <style:text-properties officeooo:rsid="01055724" officeooo:paragraph-rsid="01055724"/>
    </style:style>
    <style:style style:name="P182" style:family="paragraph" style:parent-style-name="Text_20_body" style:list-style-name="L6">
      <style:text-properties officeooo:rsid="003efb08" officeooo:paragraph-rsid="003efb08"/>
    </style:style>
    <style:style style:name="P183" style:family="paragraph" style:parent-style-name="Text_20_body" style:list-style-name="L6">
      <style:text-properties officeooo:rsid="0196e2ee" officeooo:paragraph-rsid="0196e2ee"/>
    </style:style>
    <style:style style:name="P184" style:family="paragraph" style:parent-style-name="Text_20_body" style:list-style-name="L6">
      <style:text-properties officeooo:rsid="009f6de6" officeooo:paragraph-rsid="009f6de6"/>
    </style:style>
    <style:style style:name="P185" style:family="paragraph" style:parent-style-name="Text_20_body" style:list-style-name="L4">
      <style:paragraph-properties fo:margin-top="0cm" fo:margin-bottom="0cm" loext:contextual-spacing="false"/>
    </style:style>
    <style:style style:name="P186" style:family="paragraph">
      <style:paragraph-properties fo:text-align="start"/>
      <style:text-properties style:text-line-through-style="none" style:text-line-through-type="none" style:font-name="Arial" fo:font-size="10pt" fo:font-style="normal" style:text-underline-style="non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3720bb" style:font-style-asian="italic" style:font-style-complex="italic"/>
    </style:style>
    <style:style style:name="T4" style:family="text">
      <style:text-properties fo:font-style="italic" officeooo:rsid="007a155d" style:font-style-asian="italic" style:font-style-complex="italic"/>
    </style:style>
    <style:style style:name="T5" style:family="text">
      <style:text-properties fo:font-style="italic" officeooo:rsid="00f9afa0" style:font-style-asian="italic" style:font-style-complex="italic"/>
    </style:style>
    <style:style style:name="T6" style:family="text">
      <style:text-properties fo:font-style="italic" officeooo:rsid="0153d934" style:font-style-asian="italic" style:font-style-complex="italic"/>
    </style:style>
    <style:style style:name="T7" style:family="text">
      <style:text-properties fo:font-style="italic" officeooo:rsid="01922dc8" style:font-style-asian="italic" style:font-style-complex="italic"/>
    </style:style>
    <style:style style:name="T8" style:family="text">
      <style:text-properties fo:font-style="italic" officeooo:rsid="01a760a2" style:font-style-asian="italic" style:font-style-complex="italic"/>
    </style:style>
    <style:style style:name="T9" style:family="text">
      <style:text-properties fo:font-style="italic" officeooo:rsid="007ece9f"/>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fo:font-weight="normal" officeooo:rsid="0083c6a4" style:font-style-asian="italic" style:font-weight-asian="normal" style:font-style-complex="italic" style:font-weight-complex="normal"/>
    </style:style>
    <style:style style:name="T12" style:family="text">
      <style:text-properties fo:font-style="italic" fo:font-weight="normal" officeooo:rsid="0115bf4f" style:font-style-asian="italic" style:font-weight-asian="normal" style:font-style-complex="italic" style:font-weight-complex="normal"/>
    </style:style>
    <style:style style:name="T13" style:family="text">
      <style:text-properties fo:font-style="italic" fo:font-weight="normal" officeooo:rsid="0162d1ba" style:font-style-asian="italic" style:font-weight-asian="normal" style:font-style-complex="italic" style:font-weight-complex="normal"/>
    </style:style>
    <style:style style:name="T14" style:family="text">
      <style:text-properties fo:font-style="italic" officeooo:rsid="0141022f"/>
    </style:style>
    <style:style style:name="T15" style:family="text">
      <style:text-properties fo:font-weight="bold"/>
    </style:style>
    <style:style style:name="T16" style:family="text">
      <style:text-properties fo:font-weight="bold" style:font-weight-asian="bold" style:font-weight-complex="bold"/>
    </style:style>
    <style:style style:name="T17" style:family="text">
      <style:text-properties fo:font-weight="bold" officeooo:rsid="0110008b" style:font-weight-asian="bold" style:font-weight-complex="bold"/>
    </style:style>
    <style:style style:name="T18" style:family="text">
      <style:text-properties fo:font-weight="bold" officeooo:rsid="0162d1ba" style:font-weight-asian="bold" style:font-weight-complex="bold"/>
    </style:style>
    <style:style style:name="T19" style:family="text">
      <style:text-properties fo:font-weight="bold" officeooo:rsid="0175f537" style:font-weight-asian="bold" style:font-weight-complex="bold"/>
    </style:style>
    <style:style style:name="T20" style:family="text">
      <style:text-properties fo:font-weight="bold" officeooo:rsid="01811334" style:font-weight-asian="bold" style:font-weight-complex="bold"/>
    </style:style>
    <style:style style:name="T21" style:family="text">
      <style:text-properties fo:font-weight="bold" officeooo:rsid="01a85cae" style:font-weight-asian="bold" style:font-weight-complex="bold"/>
    </style:style>
    <style:style style:name="T22" style:family="text">
      <style:text-properties fo:font-weight="bold" officeooo:rsid="0073ed9a" style:font-weight-asian="bold" style:font-weight-complex="bold"/>
    </style:style>
    <style:style style:name="T23" style:family="text">
      <style:text-properties fo:font-weight="bold" officeooo:rsid="01b64d06" style:font-weight-asian="bold" style:font-weight-complex="bold"/>
    </style:style>
    <style:style style:name="T24" style:family="text">
      <style:text-properties fo:font-weight="bold" officeooo:rsid="01b8b847" style:font-weight-asian="bold" style:font-weight-complex="bold"/>
    </style:style>
    <style:style style:name="T25" style:family="text">
      <style:text-properties fo:font-weight="bold" officeooo:rsid="01e1d8e7" style:font-weight-asian="bold" style:font-weight-complex="bold"/>
    </style:style>
    <style:style style:name="T26" style:family="text">
      <style:text-properties officeooo:rsid="0014685d"/>
    </style:style>
    <style:style style:name="T27" style:family="text">
      <style:text-properties officeooo:rsid="0017d20c"/>
    </style:style>
    <style:style style:name="T28" style:family="text">
      <style:text-properties officeooo:rsid="00199a78"/>
    </style:style>
    <style:style style:name="T29" style:family="text">
      <style:text-properties officeooo:rsid="0019f11e"/>
    </style:style>
    <style:style style:name="T30" style:family="text">
      <style:text-properties officeooo:rsid="001a78b1"/>
    </style:style>
    <style:style style:name="T31" style:family="text">
      <style:text-properties officeooo:rsid="00240699"/>
    </style:style>
    <style:style style:name="T32" style:family="text">
      <style:text-properties officeooo:rsid="002fda57"/>
    </style:style>
    <style:style style:name="T33" style:family="text">
      <style:text-properties officeooo:rsid="0031a2aa"/>
    </style:style>
    <style:style style:name="T34" style:family="text">
      <style:text-properties officeooo:rsid="0031d8ee"/>
    </style:style>
    <style:style style:name="T35" style:family="text">
      <style:text-properties officeooo:rsid="0032721c"/>
    </style:style>
    <style:style style:name="T36" style:family="text">
      <style:text-properties officeooo:rsid="0033bae6"/>
    </style:style>
    <style:style style:name="T37" style:family="text">
      <style:text-properties officeooo:rsid="00361aa9"/>
    </style:style>
    <style:style style:name="T38" style:family="text">
      <style:text-properties officeooo:rsid="003720bb"/>
    </style:style>
    <style:style style:name="T39" style:family="text">
      <style:text-properties officeooo:rsid="00384df1"/>
    </style:style>
    <style:style style:name="T40" style:family="text">
      <style:text-properties officeooo:rsid="003a8504"/>
    </style:style>
    <style:style style:name="T41" style:family="text">
      <style:text-properties fo:font-style="normal" style:font-style-asian="normal" style:font-style-complex="normal"/>
    </style:style>
    <style:style style:name="T42" style:family="text">
      <style:text-properties fo:font-style="normal" officeooo:rsid="003a8504" style:font-style-asian="normal" style:font-style-complex="normal"/>
    </style:style>
    <style:style style:name="T43" style:family="text">
      <style:text-properties fo:font-style="normal" officeooo:rsid="014da3f5" style:font-style-asian="normal" style:font-style-complex="normal"/>
    </style:style>
    <style:style style:name="T44" style:family="text">
      <style:text-properties fo:font-style="normal" officeooo:rsid="016baad9" style:font-style-asian="normal" style:font-style-complex="normal"/>
    </style:style>
    <style:style style:name="T45" style:family="text">
      <style:text-properties fo:font-style="normal" officeooo:rsid="01dbf6c9" style:font-style-asian="normal" style:font-style-complex="normal"/>
    </style:style>
    <style:style style:name="T46" style:family="text">
      <style:text-properties fo:font-style="normal" officeooo:rsid="01dd486c" style:font-style-asian="normal" style:font-style-complex="normal"/>
    </style:style>
    <style:style style:name="T47" style:family="text">
      <style:text-properties fo:font-style="normal" fo:font-weight="normal" officeooo:rsid="01cc9cb9" style:font-style-asian="normal" style:font-weight-asian="normal" style:font-style-complex="normal" style:font-weight-complex="normal"/>
    </style:style>
    <style:style style:name="T48" style:family="text">
      <style:text-properties officeooo:rsid="003c8ff0"/>
    </style:style>
    <style:style style:name="T49" style:family="text">
      <style:text-properties officeooo:rsid="003d9759"/>
    </style:style>
    <style:style style:name="T50" style:family="text">
      <style:text-properties officeooo:rsid="00408d5d"/>
    </style:style>
    <style:style style:name="T51" style:family="text">
      <style:text-properties officeooo:rsid="0045b7dd"/>
    </style:style>
    <style:style style:name="T52" style:family="text">
      <style:text-properties officeooo:rsid="004bc564"/>
    </style:style>
    <style:style style:name="T53" style:family="text">
      <style:text-properties officeooo:rsid="004e49c3"/>
    </style:style>
    <style:style style:name="T54" style:family="text">
      <style:text-properties officeooo:rsid="0050bc8a"/>
    </style:style>
    <style:style style:name="T55" style:family="text">
      <style:text-properties officeooo:rsid="00545478"/>
    </style:style>
    <style:style style:name="T56" style:family="text">
      <style:text-properties officeooo:rsid="0058bccc"/>
    </style:style>
    <style:style style:name="T57" style:family="text">
      <style:text-properties officeooo:rsid="0058c251"/>
    </style:style>
    <style:style style:name="T58" style:family="text">
      <style:text-properties officeooo:rsid="005ea9f7"/>
    </style:style>
    <style:style style:name="T59" style:family="text">
      <style:text-properties fo:color="#000000"/>
    </style:style>
    <style:style style:name="T60" style:family="text">
      <style:text-properties fo:color="#000000" officeooo:rsid="006267ab"/>
    </style:style>
    <style:style style:name="T61" style:family="text">
      <style:text-properties fo:color="#000000" officeooo:rsid="0126ccbe"/>
    </style:style>
    <style:style style:name="T62" style:family="text">
      <style:text-properties fo:color="#000000" officeooo:rsid="00ade407"/>
    </style:style>
    <style:style style:name="T63" style:family="text">
      <style:text-properties fo:color="#000000" fo:font-style="italic" officeooo:rsid="00ade407" style:font-style-asian="italic" style:font-style-complex="italic"/>
    </style:style>
    <style:style style:name="T64" style:family="text">
      <style:text-properties fo:color="#000000" fo:font-style="italic" officeooo:rsid="0126ccbe" style:font-style-asian="italic" style:font-style-complex="italic"/>
    </style:style>
    <style:style style:name="T65" style:family="text">
      <style:text-properties fo:color="#000000" officeooo:rsid="012804e8"/>
    </style:style>
    <style:style style:name="T66" style:family="text">
      <style:text-properties fo:color="#000000" officeooo:rsid="0130f7e8"/>
    </style:style>
    <style:style style:name="T67" style:family="text">
      <style:text-properties fo:color="#000000" officeooo:rsid="010add39"/>
    </style:style>
    <style:style style:name="T68" style:family="text">
      <style:text-properties fo:color="#000000" officeooo:rsid="0137dff4"/>
    </style:style>
    <style:style style:name="T69" style:family="text">
      <style:text-properties fo:color="#000000" officeooo:rsid="0188a4ad"/>
    </style:style>
    <style:style style:name="T70" style:family="text">
      <style:text-properties fo:color="#000000" officeooo:rsid="0191cc7b"/>
    </style:style>
    <style:style style:name="T71" style:family="text">
      <style:text-properties fo:color="#000000" officeooo:rsid="019e7023"/>
    </style:style>
    <style:style style:name="T72" style:family="text">
      <style:text-properties fo:color="#000000" officeooo:rsid="010add39" fo:background-color="transparent" loext:char-shading-value="0"/>
    </style:style>
    <style:style style:name="T73" style:family="text">
      <style:text-properties fo:color="#000000" officeooo:rsid="01a0443d"/>
    </style:style>
    <style:style style:name="T74" style:family="text">
      <style:text-properties fo:color="#000000" officeooo:rsid="019eb62c"/>
    </style:style>
    <style:style style:name="T75" style:family="text">
      <style:text-properties fo:color="#000000" fo:font-weight="normal" officeooo:rsid="01907e86" style:font-weight-asian="normal" style:font-weight-complex="normal"/>
    </style:style>
    <style:style style:name="T76" style:family="text">
      <style:text-properties fo:color="#000000" fo:font-weight="normal" officeooo:rsid="0191cc7b" style:font-weight-asian="normal" style:font-weight-complex="normal"/>
    </style:style>
    <style:style style:name="T77" style:family="text">
      <style:text-properties officeooo:rsid="006d33af"/>
    </style:style>
    <style:style style:name="T78" style:family="text">
      <style:text-properties officeooo:rsid="007a155d"/>
    </style:style>
    <style:style style:name="T79" style:family="text">
      <style:text-properties fo:font-weight="normal" style:font-weight-asian="normal" style:font-weight-complex="normal"/>
    </style:style>
    <style:style style:name="T80" style:family="text">
      <style:text-properties fo:font-weight="normal" officeooo:rsid="0083c6a4" style:font-weight-asian="normal" style:font-weight-complex="normal"/>
    </style:style>
    <style:style style:name="T81" style:family="text">
      <style:text-properties fo:font-weight="normal" officeooo:rsid="00860ad9" style:font-weight-asian="normal" style:font-weight-complex="normal"/>
    </style:style>
    <style:style style:name="T82" style:family="text">
      <style:text-properties fo:font-weight="normal" officeooo:rsid="0089c7ad" style:font-weight-asian="normal" style:font-weight-complex="normal"/>
    </style:style>
    <style:style style:name="T83" style:family="text">
      <style:text-properties fo:font-weight="normal" officeooo:rsid="008b0403" style:font-weight-asian="normal" style:font-weight-complex="normal"/>
    </style:style>
    <style:style style:name="T84" style:family="text">
      <style:text-properties fo:font-weight="normal" officeooo:rsid="00920e80" style:font-weight-asian="normal" style:font-weight-complex="normal"/>
    </style:style>
    <style:style style:name="T85" style:family="text">
      <style:text-properties fo:font-weight="normal" officeooo:rsid="00973c17" style:font-weight-asian="normal" style:font-weight-complex="normal"/>
    </style:style>
    <style:style style:name="T86" style:family="text">
      <style:text-properties fo:font-weight="normal" officeooo:rsid="00aef46f" style:font-weight-asian="normal" style:font-weight-complex="normal"/>
    </style:style>
    <style:style style:name="T87" style:family="text">
      <style:text-properties fo:font-weight="normal" officeooo:rsid="00b28852" style:font-weight-asian="normal" style:font-weight-complex="normal"/>
    </style:style>
    <style:style style:name="T88" style:family="text">
      <style:text-properties fo:font-weight="normal" officeooo:rsid="00b01f4d" style:font-weight-asian="normal" style:font-weight-complex="normal"/>
    </style:style>
    <style:style style:name="T89" style:family="text">
      <style:text-properties fo:font-weight="normal" officeooo:rsid="00c7de0c" style:font-weight-asian="normal" style:font-weight-complex="normal"/>
    </style:style>
    <style:style style:name="T90" style:family="text">
      <style:text-properties fo:font-weight="normal" officeooo:rsid="00c7e0fb" style:font-weight-asian="normal" style:font-weight-complex="normal"/>
    </style:style>
    <style:style style:name="T91" style:family="text">
      <style:text-properties fo:font-weight="normal" officeooo:rsid="0110008b" style:font-weight-asian="normal" style:font-weight-complex="normal"/>
    </style:style>
    <style:style style:name="T92" style:family="text">
      <style:text-properties fo:font-weight="normal" officeooo:rsid="01134bc2" style:font-weight-asian="normal" style:font-weight-complex="normal"/>
    </style:style>
    <style:style style:name="T93" style:family="text">
      <style:text-properties fo:font-weight="normal" officeooo:rsid="01142adc" style:font-weight-asian="normal" style:font-weight-complex="normal"/>
    </style:style>
    <style:style style:name="T94" style:family="text">
      <style:text-properties fo:font-weight="normal" officeooo:rsid="0115bf4f" style:font-weight-asian="normal" style:font-weight-complex="normal"/>
    </style:style>
    <style:style style:name="T95" style:family="text">
      <style:text-properties fo:font-weight="normal" officeooo:rsid="0117a2ce" style:font-weight-asian="normal" style:font-weight-complex="normal"/>
    </style:style>
    <style:style style:name="T96" style:family="text">
      <style:text-properties fo:font-weight="normal" officeooo:rsid="01192ccb" style:font-weight-asian="normal" style:font-weight-complex="normal"/>
    </style:style>
    <style:style style:name="T97" style:family="text">
      <style:text-properties fo:font-weight="normal" officeooo:rsid="008c43ad" style:font-weight-asian="normal" style:font-weight-complex="normal"/>
    </style:style>
    <style:style style:name="T98" style:family="text">
      <style:text-properties fo:font-weight="normal" officeooo:rsid="00a9937e" style:font-weight-asian="normal" style:font-weight-complex="normal"/>
    </style:style>
    <style:style style:name="T99" style:family="text">
      <style:text-properties fo:font-weight="normal" officeooo:rsid="009a6293" style:font-weight-asian="normal" style:font-weight-complex="normal"/>
    </style:style>
    <style:style style:name="T100" style:family="text">
      <style:text-properties fo:font-weight="normal" officeooo:rsid="0135de33" style:font-weight-asian="normal" style:font-weight-complex="normal"/>
    </style:style>
    <style:style style:name="T101" style:family="text">
      <style:text-properties fo:font-weight="normal" officeooo:rsid="014ba580" style:font-weight-asian="normal" style:font-weight-complex="normal"/>
    </style:style>
    <style:style style:name="T102" style:family="text">
      <style:text-properties fo:font-weight="normal" officeooo:rsid="014c21eb" style:font-weight-asian="normal" style:font-weight-complex="normal"/>
    </style:style>
    <style:style style:name="T103" style:family="text">
      <style:text-properties fo:font-weight="normal" officeooo:rsid="0162d1ba" style:font-weight-asian="normal" style:font-weight-complex="normal"/>
    </style:style>
    <style:style style:name="T104" style:family="text">
      <style:text-properties fo:font-weight="normal" officeooo:rsid="01654100" style:font-weight-asian="normal" style:font-weight-complex="normal"/>
    </style:style>
    <style:style style:name="T105" style:family="text">
      <style:text-properties fo:font-weight="normal" officeooo:rsid="01657cb8" style:font-weight-asian="normal" style:font-weight-complex="normal"/>
    </style:style>
    <style:style style:name="T106" style:family="text">
      <style:text-properties fo:font-weight="normal" officeooo:rsid="017596d6" style:font-weight-asian="normal" style:font-weight-complex="normal"/>
    </style:style>
    <style:style style:name="T107" style:family="text">
      <style:text-properties fo:font-weight="normal" officeooo:rsid="0199e892" style:font-weight-asian="normal" style:font-weight-complex="normal"/>
    </style:style>
    <style:style style:name="T108" style:family="text">
      <style:text-properties fo:font-weight="normal" officeooo:rsid="00c3115f" style:font-weight-asian="normal" style:font-weight-complex="normal"/>
    </style:style>
    <style:style style:name="T109" style:family="text">
      <style:text-properties fo:font-weight="normal" officeooo:rsid="0133f845" style:font-weight-asian="normal" style:font-weight-complex="normal"/>
    </style:style>
    <style:style style:name="T110" style:family="text">
      <style:text-properties fo:font-weight="normal" officeooo:rsid="01b1b02c" style:font-weight-asian="normal" style:font-weight-complex="normal"/>
    </style:style>
    <style:style style:name="T111" style:family="text">
      <style:text-properties fo:font-weight="normal" officeooo:rsid="01caf768" style:font-weight-asian="normal" style:font-weight-complex="normal"/>
    </style:style>
    <style:style style:name="T112" style:family="text">
      <style:text-properties fo:font-weight="normal" officeooo:rsid="01cc9cb9" style:font-weight-asian="normal" style:font-weight-complex="normal"/>
    </style:style>
    <style:style style:name="T113" style:family="text">
      <style:text-properties fo:font-weight="normal" officeooo:rsid="01cfc7c6" style:font-weight-asian="normal" style:font-weight-complex="normal"/>
    </style:style>
    <style:style style:name="T114" style:family="text">
      <style:text-properties fo:font-weight="normal" officeooo:rsid="01d0382b" style:font-weight-asian="normal" style:font-weight-complex="normal"/>
    </style:style>
    <style:style style:name="T115" style:family="text">
      <style:text-properties fo:font-weight="normal" officeooo:rsid="01d1ab05" style:font-weight-asian="normal" style:font-weight-complex="normal"/>
    </style:style>
    <style:style style:name="T116" style:family="text">
      <style:text-properties fo:font-weight="normal" officeooo:rsid="01d2248e" style:font-weight-asian="normal" style:font-weight-complex="normal"/>
    </style:style>
    <style:style style:name="T117" style:family="text">
      <style:text-properties fo:font-weight="normal" officeooo:rsid="01c7cf85" style:font-weight-asian="normal" style:font-weight-complex="normal"/>
    </style:style>
    <style:style style:name="T118" style:family="text">
      <style:text-properties fo:font-weight="normal" officeooo:rsid="01d2fcd5" style:font-weight-asian="normal" style:font-weight-complex="normal"/>
    </style:style>
    <style:style style:name="T119" style:family="text">
      <style:text-properties fo:font-weight="normal" officeooo:rsid="01ad7d64" style:font-weight-asian="normal" style:font-weight-complex="normal"/>
    </style:style>
    <style:style style:name="T120" style:family="text">
      <style:text-properties fo:font-weight="normal" officeooo:rsid="01d8923a" style:font-weight-asian="normal" style:font-weight-complex="normal"/>
    </style:style>
    <style:style style:name="T121" style:family="text">
      <style:text-properties fo:font-weight="normal" officeooo:rsid="01c6d852" style:font-weight-asian="normal" style:font-weight-complex="normal"/>
    </style:style>
    <style:style style:name="T122" style:family="text">
      <style:text-properties fo:font-weight="normal" officeooo:rsid="01da6134" style:font-weight-asian="normal" style:font-weight-complex="normal"/>
    </style:style>
    <style:style style:name="T123" style:family="text">
      <style:text-properties fo:font-weight="normal" officeooo:rsid="01dbf6c9" style:font-weight-asian="normal" style:font-weight-complex="normal"/>
    </style:style>
    <style:style style:name="T124" style:family="text">
      <style:text-properties fo:font-weight="normal" officeooo:rsid="01e0cef1" style:font-weight-asian="normal" style:font-weight-complex="normal"/>
    </style:style>
    <style:style style:name="T125" style:family="text">
      <style:text-properties fo:font-weight="normal" officeooo:rsid="01e1d8e7" style:font-weight-asian="normal" style:font-weight-complex="normal"/>
    </style:style>
    <style:style style:name="T126" style:family="text">
      <style:text-properties fo:font-weight="normal" officeooo:rsid="01e323eb" style:font-weight-asian="normal" style:font-weight-complex="normal"/>
    </style:style>
    <style:style style:name="T127" style:family="text">
      <style:text-properties fo:font-weight="normal" officeooo:rsid="01e96887" style:font-weight-asian="normal" style:font-weight-complex="normal"/>
    </style:style>
    <style:style style:name="T128" style:family="text">
      <style:text-properties officeooo:rsid="007ece9f"/>
    </style:style>
    <style:style style:name="T129" style:family="text">
      <style:text-properties officeooo:rsid="008b4f4c"/>
    </style:style>
    <style:style style:name="T130" style:family="text">
      <style:text-properties officeooo:rsid="00920e80"/>
    </style:style>
    <style:style style:name="T131" style:family="text">
      <style:text-properties officeooo:rsid="009530a8"/>
    </style:style>
    <style:style style:name="T132" style:family="text">
      <style:text-properties officeooo:rsid="00973c17"/>
    </style:style>
    <style:style style:name="T133" style:family="text">
      <style:text-properties style:font-name="Liberation Serif"/>
    </style:style>
    <style:style style:name="T134" style:family="text">
      <style:text-properties style:font-name="Liberation Serif" officeooo:rsid="01684700"/>
    </style:style>
    <style:style style:name="T135" style:family="text">
      <style:text-properties officeooo:rsid="009a181d"/>
    </style:style>
    <style:style style:name="T136" style:family="text">
      <style:text-properties officeooo:rsid="009a6293"/>
    </style:style>
    <style:style style:name="T137" style:family="text">
      <style:text-properties officeooo:rsid="009bb8b0"/>
    </style:style>
    <style:style style:name="T138" style:family="text">
      <style:text-properties officeooo:rsid="009bc097"/>
    </style:style>
    <style:style style:name="T139" style:family="text">
      <style:text-properties officeooo:rsid="009f6de6"/>
    </style:style>
    <style:style style:name="T140" style:family="text">
      <style:text-properties officeooo:rsid="00a48a40"/>
    </style:style>
    <style:style style:name="T141" style:family="text">
      <style:text-properties officeooo:rsid="00a5f193"/>
    </style:style>
    <style:style style:name="T142" style:family="text">
      <style:text-properties fo:font-size="12pt"/>
    </style:style>
    <style:style style:name="T143" style:family="text">
      <style:text-properties fo:font-size="12pt" fo:font-style="italic" officeooo:rsid="011ace91" style:font-size-asian="12pt" style:font-style-asian="italic" style:font-name-complex="FreeSans1" style:font-size-complex="12pt" style:font-style-complex="italic"/>
    </style:style>
    <style:style style:name="T144" style:family="text">
      <style:text-properties fo:font-size="12pt" fo:font-style="italic" officeooo:rsid="014733ee" style:font-size-asian="12pt" style:font-style-asian="italic" style:font-name-complex="FreeSans1" style:font-size-complex="12pt" style:font-style-complex="italic"/>
    </style:style>
    <style:style style:name="T145" style:family="text">
      <style:text-properties fo:font-size="12pt" fo:font-style="italic" officeooo:rsid="014909f5" style:font-size-asian="12pt" style:font-style-asian="italic" style:font-name-complex="FreeSans1" style:font-size-complex="12pt" style:font-style-complex="italic"/>
    </style:style>
    <style:style style:name="T146" style:family="text">
      <style:text-properties fo:font-size="12pt" style:font-size-asian="12pt" style:font-size-complex="12pt"/>
    </style:style>
    <style:style style:name="T147" style:family="text">
      <style:text-properties fo:font-size="12pt" officeooo:rsid="00c4f846" style:font-size-asian="12pt" style:font-size-complex="12pt"/>
    </style:style>
    <style:style style:name="T148" style:family="text">
      <style:text-properties officeooo:rsid="00a9937e"/>
    </style:style>
    <style:style style:name="T149" style:family="text">
      <style:text-properties officeooo:rsid="00acd8f4"/>
    </style:style>
    <style:style style:name="T150" style:family="text">
      <style:text-properties officeooo:rsid="00ad7063"/>
    </style:style>
    <style:style style:name="T151" style:family="text">
      <style:text-properties officeooo:rsid="00ae8bc7"/>
    </style:style>
    <style:style style:name="T152" style:family="text">
      <style:text-properties officeooo:rsid="00b28852"/>
    </style:style>
    <style:style style:name="T153" style:family="text">
      <style:text-properties officeooo:rsid="00b47a88"/>
    </style:style>
    <style:style style:name="T154" style:family="text">
      <style:text-properties officeooo:rsid="00bb8b1a"/>
    </style:style>
    <style:style style:name="T155" style:family="text">
      <style:text-properties officeooo:rsid="00bbcc2e"/>
    </style:style>
    <style:style style:name="T156" style:family="text">
      <style:text-properties officeooo:rsid="00c2d9db"/>
    </style:style>
    <style:style style:name="T157" style:family="text">
      <style:text-properties officeooo:rsid="00c4f846"/>
    </style:style>
    <style:style style:name="T158" style:family="text">
      <style:text-properties officeooo:rsid="00c544d6"/>
    </style:style>
    <style:style style:name="T159" style:family="text">
      <style:text-properties officeooo:rsid="00c8f591"/>
    </style:style>
    <style:style style:name="T160" style:family="text">
      <style:text-properties officeooo:rsid="00c9796c"/>
    </style:style>
    <style:style style:name="T161" style:family="text">
      <style:text-properties officeooo:rsid="00aef46f"/>
    </style:style>
    <style:style style:name="T162" style:family="text">
      <style:text-properties officeooo:rsid="00cd0181"/>
    </style:style>
    <style:style style:name="T163" style:family="text">
      <style:text-properties officeooo:rsid="00ce0bdf"/>
    </style:style>
    <style:style style:name="T164" style:family="text">
      <style:text-properties officeooo:rsid="00ce1c9b"/>
    </style:style>
    <style:style style:name="T165" style:family="text">
      <style:text-properties officeooo:rsid="00cfe241"/>
    </style:style>
    <style:style style:name="T166" style:family="text">
      <style:text-properties officeooo:rsid="00d3f15b"/>
    </style:style>
    <style:style style:name="T167" style:family="text">
      <style:text-properties officeooo:rsid="00d86127"/>
    </style:style>
    <style:style style:name="T168" style:family="text">
      <style:text-properties officeooo:rsid="00d9d6e2"/>
    </style:style>
    <style:style style:name="T169" style:family="text">
      <style:text-properties officeooo:rsid="00d9df7b"/>
    </style:style>
    <style:style style:name="T170" style:family="text">
      <style:text-properties officeooo:rsid="00dc8408"/>
    </style:style>
    <style:style style:name="T171" style:family="text">
      <style:text-properties officeooo:rsid="00e01063"/>
    </style:style>
    <style:style style:name="T172" style:family="text">
      <style:text-properties officeooo:rsid="00e07cd8"/>
    </style:style>
    <style:style style:name="T173" style:family="text">
      <style:text-properties officeooo:rsid="00e0c46a"/>
    </style:style>
    <style:style style:name="T174" style:family="text">
      <style:text-properties officeooo:rsid="00e420ff"/>
    </style:style>
    <style:style style:name="T175" style:family="text">
      <style:text-properties officeooo:rsid="00e9e28f"/>
    </style:style>
    <style:style style:name="T176" style:family="text">
      <style:text-properties officeooo:rsid="00f0373b"/>
    </style:style>
    <style:style style:name="T177" style:family="text">
      <style:text-properties officeooo:rsid="00f165c3"/>
    </style:style>
    <style:style style:name="T178" style:family="text">
      <style:text-properties officeooo:rsid="00f1cbda"/>
    </style:style>
    <style:style style:name="T179" style:family="text">
      <style:text-properties officeooo:rsid="00f704ef"/>
    </style:style>
    <style:style style:name="T180" style:family="text">
      <style:text-properties officeooo:rsid="00f9afa0"/>
    </style:style>
    <style:style style:name="T181" style:family="text">
      <style:text-properties officeooo:rsid="01032e1e"/>
    </style:style>
    <style:style style:name="T182" style:family="text">
      <style:text-properties officeooo:rsid="010e02a9"/>
    </style:style>
    <style:style style:name="T183" style:family="text">
      <style:text-properties officeooo:rsid="010e50d9"/>
    </style:style>
    <style:style style:name="T184" style:family="text">
      <style:text-properties text:display="none"/>
    </style:style>
    <style:style style:name="T185" style:family="text">
      <style:text-properties officeooo:rsid="011ace91"/>
    </style:style>
    <style:style style:name="T186" style:family="text">
      <style:text-properties officeooo:rsid="011c2db8"/>
    </style:style>
    <style:style style:name="T187" style:family="text">
      <style:text-properties officeooo:rsid="011c7afe"/>
    </style:style>
    <style:style style:name="T188" style:family="text">
      <style:text-properties officeooo:rsid="00214545"/>
    </style:style>
    <style:style style:name="T189" style:family="text">
      <style:text-properties fo:color="#00888a" style:font-name="DejaVu Serif" fo:font-size="14pt" fo:font-weight="bold" officeooo:rsid="011e9409" style:font-name-asian="Droid Sans Fallback1" style:font-size-asian="16pt" style:font-weight-asian="bold" style:font-name-complex="FreeSans2" style:font-size-complex="16pt" style:font-weight-complex="600"/>
    </style:style>
    <style:style style:name="T190" style:family="text">
      <style:text-properties fo:color="#00888a" style:font-name="DejaVu Serif" fo:font-size="14pt" fo:font-weight="bold" officeooo:rsid="01203e0c" style:font-name-asian="Droid Sans Fallback1" style:font-size-asian="16pt" style:font-weight-asian="bold" style:font-name-complex="FreeSans2" style:font-size-complex="16pt" style:font-weight-complex="600"/>
    </style:style>
    <style:style style:name="T191" style:family="text">
      <style:text-properties officeooo:rsid="01203e0c"/>
    </style:style>
    <style:style style:name="T192" style:family="text">
      <style:text-properties officeooo:rsid="01216959"/>
    </style:style>
    <style:style style:name="T193" style:family="text">
      <style:text-properties officeooo:rsid="01223008"/>
    </style:style>
    <style:style style:name="T194" style:family="text">
      <style:text-properties officeooo:rsid="0123bdf7"/>
    </style:style>
    <style:style style:name="T195" style:family="text">
      <style:text-properties officeooo:rsid="0129adca"/>
    </style:style>
    <style:style style:name="T196" style:family="text">
      <style:text-properties officeooo:rsid="0133b06f"/>
    </style:style>
    <style:style style:name="T197" style:family="text">
      <style:text-properties officeooo:rsid="0133f845"/>
    </style:style>
    <style:style style:name="T198" style:family="text">
      <style:text-properties officeooo:rsid="0139153e"/>
    </style:style>
    <style:style style:name="T199" style:family="text">
      <style:text-properties officeooo:rsid="013b7fba"/>
    </style:style>
    <style:style style:name="T200" style:family="text">
      <style:text-properties officeooo:rsid="013d118e"/>
    </style:style>
    <style:style style:name="T201" style:family="text">
      <style:text-properties officeooo:rsid="00c710cc"/>
    </style:style>
    <style:style style:name="T202" style:family="text">
      <style:text-properties officeooo:rsid="013daa5c"/>
    </style:style>
    <style:style style:name="T203" style:family="text">
      <style:text-properties officeooo:rsid="013e98d0"/>
    </style:style>
    <style:style style:name="T204" style:family="text">
      <style:text-properties officeooo:rsid="0141022f"/>
    </style:style>
    <style:style style:name="T205" style:family="text">
      <style:text-properties officeooo:rsid="014231d7"/>
    </style:style>
    <style:style style:name="T206" style:family="text">
      <style:text-properties officeooo:rsid="0142dfcb"/>
    </style:style>
    <style:style style:name="T207" style:family="text">
      <style:text-properties officeooo:rsid="0144f29f"/>
    </style:style>
    <style:style style:name="T208" style:family="text">
      <style:text-properties officeooo:rsid="014ba580"/>
    </style:style>
    <style:style style:name="T209" style:family="text">
      <style:text-properties officeooo:rsid="014d7a34"/>
    </style:style>
    <style:style style:name="T210" style:family="text">
      <style:text-properties officeooo:rsid="014da3f5"/>
    </style:style>
    <style:style style:name="T211" style:family="text">
      <style:text-properties officeooo:rsid="014ea634"/>
    </style:style>
    <style:style style:name="T212" style:family="text">
      <style:text-properties officeooo:rsid="014ed53d"/>
    </style:style>
    <style:style style:name="T213" style:family="text">
      <style:text-properties officeooo:rsid="0050a50c"/>
    </style:style>
    <style:style style:name="T214" style:family="text">
      <style:text-properties officeooo:rsid="0151ddae"/>
    </style:style>
    <style:style style:name="T215" style:family="text">
      <style:text-properties officeooo:rsid="0153d934"/>
    </style:style>
    <style:style style:name="T216" style:family="text">
      <style:text-properties officeooo:rsid="01556999"/>
    </style:style>
    <style:style style:name="T217" style:family="text">
      <style:text-properties officeooo:rsid="0156aafe"/>
    </style:style>
    <style:style style:name="T218" style:family="text">
      <style:text-properties officeooo:rsid="0164834c"/>
    </style:style>
    <style:style style:name="T219" style:family="text">
      <style:text-properties officeooo:rsid="01657cb8"/>
    </style:style>
    <style:style style:name="T220" style:family="text">
      <style:text-properties fo:font-variant="normal" fo:text-transform="none" fo:color="#24292e" style:font-name="DejaVu Serif1" fo:font-size="12pt" fo:letter-spacing="normal" fo:font-style="normal" fo:font-weight="normal" style:font-size-asian="12pt" style:font-size-complex="12pt" loext:padding="0cm" loext:border="none"/>
    </style:style>
    <style:style style:name="T221" style:family="text">
      <style:text-properties fo:font-variant="normal" fo:text-transform="none" fo:color="#24292e" style:font-name="Liberation Serif" fo:font-size="12pt" fo:letter-spacing="normal" fo:font-style="normal" fo:font-weight="normal"/>
    </style:style>
    <style:style style:name="T222" style:family="text">
      <style:text-properties officeooo:rsid="01669cae"/>
    </style:style>
    <style:style style:name="T223" style:family="text">
      <style:text-properties officeooo:rsid="016cf425"/>
    </style:style>
    <style:style style:name="T224" style:family="text">
      <style:text-properties officeooo:rsid="016e71ec"/>
    </style:style>
    <style:style style:name="T225" style:family="text">
      <style:text-properties officeooo:rsid="0176c566"/>
    </style:style>
    <style:style style:name="T226" style:family="text">
      <style:text-properties officeooo:rsid="01779267"/>
    </style:style>
    <style:style style:name="T227" style:family="text">
      <style:text-properties officeooo:rsid="017b335a"/>
    </style:style>
    <style:style style:name="T228" style:family="text">
      <style:text-properties officeooo:rsid="017b8a48"/>
    </style:style>
    <style:style style:name="T229" style:family="text">
      <style:text-properties officeooo:rsid="017fcc0b"/>
    </style:style>
    <style:style style:name="T230" style:family="text">
      <style:text-properties officeooo:rsid="01811334"/>
    </style:style>
    <style:style style:name="T231" style:family="text">
      <style:text-properties fo:color="#006d6f" style:font-name="DejaVu Serif" fo:font-size="16pt" fo:font-weight="bold" officeooo:rsid="01811334" style:font-size-asian="22pt" style:font-weight-asian="bold" style:font-size-complex="22pt" style:font-weight-complex="600"/>
    </style:style>
    <style:style style:name="T232" style:family="text">
      <style:text-properties officeooo:rsid="01815c87"/>
    </style:style>
    <style:style style:name="T233" style:family="text">
      <style:text-properties officeooo:rsid="01825d07"/>
    </style:style>
    <style:style style:name="T234" style:family="text">
      <style:text-properties officeooo:rsid="0185e5fb"/>
    </style:style>
    <style:style style:name="T235" style:family="text">
      <style:text-properties officeooo:rsid="01893bb8"/>
    </style:style>
    <style:style style:name="T236" style:family="text">
      <style:text-properties officeooo:rsid="0130f7e8"/>
    </style:style>
    <style:style style:name="T237" style:family="text">
      <style:text-properties officeooo:rsid="018d3b02"/>
    </style:style>
    <style:style style:name="T238" style:family="text">
      <style:text-properties officeooo:rsid="01922dc8"/>
    </style:style>
    <style:style style:name="T239" style:family="text">
      <style:text-properties officeooo:rsid="0193de39"/>
    </style:style>
    <style:style style:name="T240" style:family="text">
      <style:text-properties officeooo:rsid="019556a7"/>
    </style:style>
    <style:style style:name="T241" style:family="text">
      <style:text-properties officeooo:rsid="0196e2ee"/>
    </style:style>
    <style:style style:name="T242" style:family="text">
      <style:text-properties officeooo:rsid="0197afb7"/>
    </style:style>
    <style:style style:name="T243" style:family="text">
      <style:text-properties officeooo:rsid="0198dafc"/>
    </style:style>
    <style:style style:name="T244" style:family="text">
      <style:text-properties officeooo:rsid="0199e892"/>
    </style:style>
    <style:style style:name="T245" style:family="text">
      <style:text-properties officeooo:rsid="019b221a"/>
    </style:style>
    <style:style style:name="T246" style:family="text">
      <style:text-properties officeooo:rsid="019cd610"/>
    </style:style>
    <style:style style:name="T247" style:family="text">
      <style:text-properties officeooo:rsid="0079e983"/>
    </style:style>
    <style:style style:name="T248" style:family="text">
      <style:text-properties fo:background-color="transparent" loext:char-shading-value="0"/>
    </style:style>
    <style:style style:name="T249" style:family="text">
      <style:text-properties officeooo:rsid="01a760a2" fo:background-color="transparent" loext:char-shading-value="0"/>
    </style:style>
    <style:style style:name="T250" style:family="text">
      <style:text-properties officeooo:rsid="01a0fd22"/>
    </style:style>
    <style:style style:name="T251" style:family="text">
      <style:text-properties officeooo:rsid="01a12865"/>
    </style:style>
    <style:style style:name="T252" style:family="text">
      <style:text-properties officeooo:rsid="007da970"/>
    </style:style>
    <style:style style:name="T253" style:family="text">
      <style:text-properties officeooo:rsid="01a1f248"/>
    </style:style>
    <style:style style:name="T254" style:family="text">
      <style:text-properties officeooo:rsid="013f8661"/>
    </style:style>
    <style:style style:name="T255" style:family="text">
      <style:text-properties officeooo:rsid="01a3caef"/>
    </style:style>
    <style:style style:name="T256" style:family="text">
      <style:text-properties officeooo:rsid="01a46725"/>
    </style:style>
    <style:style style:name="T257" style:family="text">
      <style:text-properties officeooo:rsid="01a760a2"/>
    </style:style>
    <style:style style:name="T258" style:family="text">
      <style:text-properties officeooo:rsid="01ab598c"/>
    </style:style>
    <style:style style:name="T259" style:family="text">
      <style:text-properties officeooo:rsid="01ae13a8"/>
    </style:style>
    <style:style style:name="T260" style:family="text">
      <style:text-properties officeooo:rsid="01838989"/>
    </style:style>
    <style:style style:name="T261" style:family="text">
      <style:text-properties officeooo:rsid="01af2c11"/>
    </style:style>
    <style:style style:name="T262" style:family="text">
      <style:text-properties officeooo:rsid="01b38c4e"/>
    </style:style>
    <style:style style:name="T263" style:family="text">
      <style:text-properties officeooo:rsid="01b3f311"/>
    </style:style>
    <style:style style:name="T264" style:family="text">
      <style:text-properties officeooo:rsid="004149a7"/>
    </style:style>
    <style:style style:name="T265" style:family="text">
      <style:text-properties officeooo:rsid="01b64d06"/>
    </style:style>
    <style:style style:name="T266" style:family="text">
      <style:text-properties officeooo:rsid="0073ed9a"/>
    </style:style>
    <style:style style:name="T267" style:family="text">
      <style:text-properties officeooo:rsid="01b6f5be"/>
    </style:style>
    <style:style style:name="T268" style:family="text">
      <style:text-properties officeooo:rsid="01b8b847"/>
    </style:style>
    <style:style style:name="T269" style:family="text">
      <style:text-properties officeooo:rsid="01bbf3e8"/>
    </style:style>
    <style:style style:name="T270" style:family="text">
      <style:text-properties officeooo:rsid="01bc0499"/>
    </style:style>
    <style:style style:name="T271" style:family="text">
      <style:text-properties officeooo:rsid="01bc3c5b"/>
    </style:style>
    <style:style style:name="T272" style:family="text">
      <style:text-properties officeooo:rsid="01be5f62"/>
    </style:style>
    <style:style style:name="T273" style:family="text">
      <style:text-properties officeooo:rsid="01bfa004"/>
    </style:style>
    <style:style style:name="T274" style:family="text">
      <style:text-properties officeooo:rsid="01c188e3"/>
    </style:style>
    <style:style style:name="T275" style:family="text">
      <style:text-properties officeooo:rsid="01c4a4ca"/>
    </style:style>
    <style:style style:name="T276" style:family="text">
      <style:text-properties officeooo:rsid="01c5a4c7"/>
    </style:style>
    <style:style style:name="T277" style:family="text">
      <style:text-properties officeooo:rsid="01c6d852"/>
    </style:style>
    <style:style style:name="T278" style:family="text">
      <style:text-properties officeooo:rsid="00e3205b"/>
    </style:style>
    <style:style style:name="T279" style:family="text">
      <style:text-properties officeooo:rsid="014909f5"/>
    </style:style>
    <style:style style:name="T280" style:family="text">
      <style:text-properties officeooo:rsid="01c9bf4a"/>
    </style:style>
    <style:style style:name="T281" style:family="text">
      <style:text-properties officeooo:rsid="01d3c75d"/>
    </style:style>
    <style:style style:name="T282" style:family="text">
      <style:text-properties officeooo:rsid="01d43a18"/>
    </style:style>
    <style:style style:name="T283" style:family="text">
      <style:text-properties officeooo:rsid="01d8923a"/>
    </style:style>
    <style:style style:name="T284" style:family="text">
      <style:text-properties officeooo:rsid="01da6134"/>
    </style:style>
    <style:style style:name="T285" style:family="text">
      <style:text-properties officeooo:rsid="01df0f42"/>
    </style:style>
    <style:style style:name="T286" style:family="text">
      <style:text-properties officeooo:rsid="01501664"/>
    </style:style>
    <style:style style:name="T287" style:family="text">
      <style:text-properties officeooo:rsid="01a85cae"/>
    </style:style>
    <style:style style:name="T288" style:family="text">
      <style:text-properties officeooo:rsid="01e0cef1"/>
    </style:style>
    <style:style style:name="T289" style:family="text">
      <style:text-properties officeooo:rsid="01e42c9e"/>
    </style:style>
    <style:style style:name="T290" style:family="text">
      <style:text-properties officeooo:rsid="01e497aa"/>
    </style:style>
    <style:style style:name="T291" style:family="text">
      <style:text-properties officeooo:rsid="01ece1a9"/>
    </style:style>
    <style:style style:name="T292" style:family="text">
      <style:text-properties officeooo:rsid="01ed8ae2"/>
    </style:style>
    <style:style style:name="T293" style:family="text">
      <style:text-properties officeooo:rsid="01c32be3"/>
    </style:style>
    <style:style style:name="T294" style:family="text">
      <style:text-properties officeooo:rsid="01ee2bc6"/>
    </style:style>
    <style:style style:name="T295" style:family="text">
      <style:text-properties officeooo:rsid="01efbe02"/>
    </style:style>
    <style:style style:name="T296" style:family="text">
      <style:text-properties officeooo:rsid="01f0aefd"/>
    </style:style>
    <style:style style:name="T297" style:family="text">
      <style:text-properties officeooo:rsid="01f445ab"/>
    </style:style>
    <style:style style:name="fr1" style:family="graphic" style:parent-style-name="Frame">
      <style:graphic-properties style:wrap="dynamic" style:number-wrapped-paragraphs="no-limit" style:vertical-pos="top" style:vertical-rel="baseline" style:horizontal-pos="center" style:horizontal-rel="paragraph" fo:padding="0.049cm" fo:border="0.06pt solid #000000" style:shadow="none" draw:shadow-opacity="100%"/>
    </style:style>
    <style:style style:name="fr2" style:family="graphic" style:parent-style-name="Frame">
      <style:graphic-properties style:wrap="dynamic" style:number-wrapped-paragraphs="no-limit" style:vertical-pos="top" style:vertical-rel="paragraph" style:horizontal-pos="center" style:horizontal-rel="paragraph"/>
    </style:style>
    <style:style style:name="fr3" style:family="graphic" style:parent-style-name="Frame">
      <style:graphic-properties style:run-through="foreground" style:wrap="none" style:vertical-pos="from-top" style:vertical-rel="paragraph" style:horizontal-pos="from-left" style:horizontal-rel="paragraph"/>
    </style:style>
    <style:style style:name="fr4" style:family="graphic" style:parent-style-name="Frame">
      <style:graphic-properties style:wrap="dynamic" style:number-wrapped-paragraphs="no-limit" style:vertical-pos="from-top" style:vertical-rel="paragraph" style:horizontal-pos="from-left" style:horizontal-rel="paragraph"/>
    </style:style>
    <style:style style:name="fr5" style:family="graphic" style:parent-style-name="Frame">
      <style:graphic-properties style:run-through="foreground" style:wrap="none" style:vertical-pos="top" style:vertical-rel="paragraph" style:horizontal-pos="center" style:horizontal-rel="paragraph"/>
    </style:style>
    <style:style style:name="fr6" style:family="graphic" style:parent-style-name="Frame">
      <style:graphic-properties style:run-through="foreground" style:wrap="none" style:vertical-pos="top" style:vertical-rel="paragraph" style:horizontal-pos="center" style:horizontal-rel="paragraph"/>
    </style:style>
    <style:style style:name="fr7" style:family="graphic" style:parent-style-name="Frame">
      <style:graphic-properties style:run-through="foreground" style:wrap="none" style:vertical-pos="from-top" style:vertical-rel="paragraph" style:horizontal-pos="from-left" style:horizontal-rel="paragraph"/>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wrap="run-through" style:number-wrapped-paragraphs="no-limit" style:vertical-pos="from-top" style:vertical-rel="page" style:horizontal-pos="from-left" style:horizontal-rel="page"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g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carousel-reblog" form:apply-filter="true" form:control-implementation="ooo:com.sun.star.form.component.Form" office:target-frame="" xlink:href="#" xlink:type="simple">
          <form:properties>
            <form:property form:property-name="PropertyChangeNotificationEnabled" office:value-type="boolean" office:boolean-value="true"/>
          </form:properties>
          <form:hidden form:name="unnamed0" form:control-implementation="ooo:com.sun.star.form.component.HiddenControl" xml:id="control1" form:id="control1" form:value="60145894"/>
          <form:hidden form:name="unnamed1" form:control-implementation="ooo:com.sun.star.form.component.HiddenControl" xml:id="control2" form:id="control2" form:value="https://qualcoder.wordpress.com"/>
          <form:hidden form:name="unnamed2" form:control-implementation="ooo:com.sun.star.form.component.HiddenControl" xml:id="control3" form:id="control3" form:value="QualCoder"/>
          <form:hidden form:name="unnamed3" form:control-implementation="ooo:com.sun.star.form.component.HiddenControl" xml:id="control4" form:id="control4"/>
          <form:hidden form:name="unnamed4" form:control-implementation="ooo:com.sun.star.form.component.HiddenControl" xml:id="control5" form:id="control5"/>
          <form:hidden form:name="_wpnonce" form:control-implementation="ooo:com.sun.star.form.component.HiddenControl" xml:id="control6" form:id="control6" form:value="49670145f5"/>
          <form:hidden form:name="_wp_http_referer" form:control-implementation="ooo:com.sun.star.form.component.HiddenControl" xml:id="control7" form:id="control7" form:value="/how-to-use/"/>
        </form:form>
        <form:form form:name="unnamed0" form:apply-filter="true" form:method="post" form:control-implementation="ooo:com.sun.star.form.component.Form" office:target-frame="" xlink:href="https://qualcoder.wordpress.com/wp-comments-post.php" xlink:type="simple">
          <form:properties>
            <form:property form:property-name="PropertyChangeNotificationEnabled" office:value-type="boolean" office:boolean-value="true"/>
          </form:properties>
          <form:hidden form:name="highlander_comment_nonce" form:control-implementation="ooo:com.sun.star.form.component.HiddenControl" xml:id="control8" form:id="control8" form:value="40b16c5cbb"/>
          <form:hidden form:name="_wp_http_referer" form:control-implementation="ooo:com.sun.star.form.component.HiddenControl" xml:id="control9" form:id="control9" form:value="/how-to-use/"/>
          <form:hidden form:name="hc_post_as" form:control-implementation="ooo:com.sun.star.form.component.HiddenControl" xml:id="control10" form:id="control10" form:value="wordpress"/>
          <form:textarea form:name="unnamed0" form:control-implementation="ooo:com.sun.star.form.component.TextField" xml:id="control11" form:id="control11" form:current-value="Enter your comment here..." form:value="Enter your comment her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HScroll" office:value-type="boolean" office:boolean-value="true"/>
              <form:property form:property-name="MultiLine" office:value-type="boolean" office:boolean-value="true"/>
              <form:property form:property-name="ObjIDinMSO" office:value-type="float" office:value="65535"/>
              <form:property form:property-name="VScroll" office:value-type="boolean" office:boolean-value="true"/>
            </form:properties>
          </form:textarea>
          <form:hidden form:name="wp_avatar" form:control-implementation="ooo:com.sun.star.form.component.HiddenControl" xml:id="control12" form:id="control12" form:value="https://0.gravatar.com/avatar/923fec2892ff86d543e0de7e189e6872?s=25&amp;d=https%3A%2F%2Fs2.wp.com%2Fwp-content%2Fmu-plugins%2Fhighlander-comments%2Fimages%2Fwplogo.png&amp;r=G"/>
          <form:hidden form:name="wp_user_id" form:control-implementation="ooo:com.sun.star.form.component.HiddenControl" xml:id="control13" form:id="control13" form:value="57515472"/>
          <form:hidden form:name="wp_access_token" form:control-implementation="ooo:com.sun.star.form.component.HiddenControl" xml:id="control14" form:id="control14" form:value="bd0a05037281729597f992ffece5dea87a5ed0de"/>
          <form:hidden form:name="googleplus_avatar" form:control-implementation="ooo:com.sun.star.form.component.HiddenControl" xml:id="control15" form:id="control15"/>
          <form:hidden form:name="googleplus_user_id" form:control-implementation="ooo:com.sun.star.form.component.HiddenControl" xml:id="control16" form:id="control16"/>
          <form:hidden form:name="googleplus_access_token" form:control-implementation="ooo:com.sun.star.form.component.HiddenControl" xml:id="control17" form:id="control17"/>
          <form:hidden form:name="twitter_avatar" form:control-implementation="ooo:com.sun.star.form.component.HiddenControl" xml:id="control18" form:id="control18"/>
          <form:hidden form:name="twitter_user_id" form:control-implementation="ooo:com.sun.star.form.component.HiddenControl" xml:id="control19" form:id="control19"/>
          <form:hidden form:name="twitter_access_token" form:control-implementation="ooo:com.sun.star.form.component.HiddenControl" xml:id="control20" form:id="control20"/>
          <form:hidden form:name="fb_avatar" form:control-implementation="ooo:com.sun.star.form.component.HiddenControl" xml:id="control21" form:id="control21"/>
          <form:hidden form:name="fb_user_id" form:control-implementation="ooo:com.sun.star.form.component.HiddenControl" xml:id="control22" form:id="control22"/>
          <form:hidden form:name="fb_access_token" form:control-implementation="ooo:com.sun.star.form.component.HiddenControl" xml:id="control23" form:id="control23"/>
          <form:hidden form:name="comment_post_ID" form:control-implementation="ooo:com.sun.star.form.component.HiddenControl" xml:id="control24" form:id="control24" form:value="8"/>
          <form:hidden form:name="comment_parent" form:control-implementation="ooo:com.sun.star.form.component.HiddenControl" xml:id="control25" form:id="control25" form:value="0"/>
          <form:hidden form:name="akismet_comment_nonce" form:control-implementation="ooo:com.sun.star.form.component.HiddenControl" xml:id="control26" form:id="control26" form:value="43e2160ed8"/>
          <form:hidden form:name="genseq" form:control-implementation="ooo:com.sun.star.form.component.HiddenControl" xml:id="control27" form:id="control27" form:value="1550005352"/>
          <form:hidden form:name="ak_js" form:control-implementation="ooo:com.sun.star.form.component.HiddenControl" xml:id="control28" form:id="control28" form:value="1550005354292"/>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a xlink:type="simple" xlink:href="https://qualcoder.wordpress.com/">
        <draw:frame draw:style-name="fr14" draw:name="Image28" text:anchor-type="page" text:anchor-page-number="1" svg:x="8.179cm" svg:y="11.79cm" svg:width="3.281cm" svg:height="3.281cm" draw:z-index="1">
          <draw:image xlink:href="Pictures/1000020100000078000000785FBF9AF74B78B225.png" xlink:type="simple" xlink:show="embed" xlink:actuate="onLoad" loext:mime-type="image/png"/>
        </draw:frame>
      </draw:a>
      <draw:control text:anchor-type="page" text:anchor-page-number="1" draw:z-index="0" draw:style-name="gr1" draw:text-style-name="P186" svg:width="19.792cm" svg:height="0.024cm" svg:x="0cm" svg:y="0.019cm" draw:control="control11"/>
      <text:section text:style-name="Sect1" text:name="container">
        <text:section text:style-name="Sect1" text:name="page">
          <text:section text:style-name="Sect1" text:name="content-box">
            <text:section text:style-name="Sect1" text:name="content-container">
              <text:section text:style-name="Sect1" text:name="content">
                <text:section text:style-name="Sect1" text:name="post-8">
                  <text:p text:style-name="P170"/>
                  <text:p text:style-name="Title"/>
                  <text:p text:style-name="Title">QualCoder</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Subtitle">QualCoder is free software <text:span text:style-name="T35">for</text:span> qualitative data analysis </text:p>
                  <text:p text:style-name="Text_20_body"/>
                  <text:p text:style-name="Text_20_body"/>
                  <text:p text:style-name="Text_20_body"/>
                  <text:p text:style-name="Text_20_body"/>
                  <text:p text:style-name="Text_20_body"/>
                  <text:p text:style-name="P6"/>
                  <text:p text:style-name="P137">Copyright Notice</text:p>
                  <text:p text:style-name="P2">The MIT License (MIT)</text:p>
                  <text:p text:style-name="P2">Copyright (c) 20<text:span text:style-name="T178">2</text:span><text:span text:style-name="T275">1</text:span> Colin Curtain</text:p>
                  <text:p text:style-name="P2">Permission is <text:span text:style-name="T34">hereby</text:span>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2">The above copyright notice and this permission notice shall be included in all copies or substantial portions of the Software.</text:p>
                  <text:p text:style-name="P2">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2"/>
                  <text:p text:style-name="P62"><text:span text:style-name="T188">1. Edition </text:span><text:span text:style-name="T297">April</text:span><text:span text:style-name="T188"> <text:s/>202</text:span><text:span text:style-name="T275">1</text:span></text:p>
                  <text:p text:style-name="P4">Author: Colin Curtain</text:p>
                  <text:p text:style-name="P5">ccbogel@hotmail.com</text:p>
                  <text:p text:style-name="P3"/>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38">Table of Contents</text:p>
                      </text:index-title>
                      <text:p text:style-name="P152"><text:a xlink:type="simple" xlink:href="#__RefHeading___Toc1046_58415266" text:style-name="Index_20_Link" text:visited-style-name="Index_20_Link"><text:s/>1 <text:s/>What is QualCoder<text:tab/>5</text:a></text:p>
                      <text:p text:style-name="P153"><text:a xlink:type="simple" xlink:href="#__RefHeading___Toc1048_58415266" text:style-name="Index_20_Link" text:visited-style-name="Index_20_Link"><text:s/>1.1 <text:s/>Why use QualCoder?<text:tab/>5</text:a></text:p>
                      <text:p text:style-name="P152"><text:a xlink:type="simple" xlink:href="#__RefHeading___Toc1050_58415266" text:style-name="Index_20_Link" text:visited-style-name="Index_20_Link"><text:s/>2 <text:s/>Downloading files and dependencies<text:tab/>7</text:a></text:p>
                      <text:p text:style-name="P153"><text:a xlink:type="simple" xlink:href="#__RefHeading___Toc647_47803964429" text:style-name="Index_20_Link" text:visited-style-name="Index_20_Link"><text:s/>2.1 <text:s/>Preparatory Downloads<text:tab/>7</text:a></text:p>
                      <text:p text:style-name="P154"><text:a xlink:type="simple" xlink:href="#__RefHeading___Toc957_195023526730" text:style-name="Index_20_Link" text:visited-style-name="Index_20_Link"><text:s/>2.1.1 <text:s/>Microsoft Windows<text:tab/>7</text:a></text:p>
                      <text:p text:style-name="P154"><text:a xlink:type="simple" xlink:href="#__RefHeading___Toc959_195023526731" text:style-name="Index_20_Link" text:visited-style-name="Index_20_Link"><text:s/>2.1.2 <text:s/>Debian/Ubuntu Linux<text:tab/>7</text:a></text:p>
                      <text:p text:style-name="P154"><text:a xlink:type="simple" xlink:href="#__RefHeading___Toc3006_1627293337" text:style-name="Index_20_Link" text:visited-style-name="Index_20_Link"><text:s/>2.1.3 <text:s/>Fedora/CentOS/RHEL Linuxes<text:tab/>8</text:a></text:p>
                      <text:p text:style-name="P154"><text:a xlink:type="simple" xlink:href="#__RefHeading___Toc1259_2095086442" text:style-name="Index_20_Link" text:visited-style-name="Index_20_Link"><text:s/>2.1.4 <text:s/>Mac OS<text:tab/>8</text:a></text:p>
                      <text:p text:style-name="P152"><text:a xlink:type="simple" xlink:href="#__RefHeading___Toc649_47803964432" text:style-name="Index_20_Link" text:visited-style-name="Index_20_Link"><text:s/>3 <text:s/>Starting QualCoder<text:tab/>10</text:a></text:p>
                      <text:p text:style-name="P153"><text:a xlink:type="simple" xlink:href="#__RefHeading___Toc651_47803964433" text:style-name="Index_20_Link" text:visited-style-name="Index_20_Link"><text:s/>3.1 <text:s/>Linux<text:tab/>10</text:a></text:p>
                      <text:p text:style-name="P153"><text:a xlink:type="simple" xlink:href="#__RefHeading___Toc653_47803964434" text:style-name="Index_20_Link" text:visited-style-name="Index_20_Link"><text:s/>3.2 <text:s/>Windows<text:tab/>10</text:a></text:p>
                      <text:p text:style-name="P153"><text:a xlink:type="simple" xlink:href="#__RefHeading___Toc1261_2095086442" text:style-name="Index_20_Link" text:visited-style-name="Index_20_Link"><text:s/>3.3 <text:s/>Mac OS<text:tab/>10</text:a></text:p>
                      <text:p text:style-name="P153"><text:a xlink:type="simple" xlink:href="#__RefHeading___Toc2170_891633892" text:style-name="Index_20_Link" text:visited-style-name="Index_20_Link"><text:s/>3.4 <text:s/>Backups<text:tab/>10</text:a></text:p>
                      <text:p text:style-name="P152"><text:a xlink:type="simple" xlink:href="#__RefHeading___Toc1052_58415266" text:style-name="Index_20_Link" text:visited-style-name="Index_20_Link"><text:s/>4 <text:s/>How to use<text:tab/>11</text:a></text:p>
                      <text:p text:style-name="P153"><text:a xlink:type="simple" xlink:href="#__RefHeading___Toc659_47803964432" text:style-name="Index_20_Link" text:visited-style-name="Index_20_Link"><text:s/>4.1 <text:s/>Settings<text:tab/>11</text:a></text:p>
                      <text:p text:style-name="P153"><text:a xlink:type="simple" xlink:href="#__RefHeading___Toc657_47803964431" text:style-name="Index_20_Link" text:visited-style-name="Index_20_Link"><text:s/>4.2 <text:s/>Create a new project<text:tab/>12</text:a></text:p>
                      <text:p text:style-name="P153"><text:a xlink:type="simple" xlink:href="#__RefHeading___Toc661_47803964433" text:style-name="Index_20_Link" text:visited-style-name="Index_20_Link"><text:s/>4.3 <text:s/>Files and Cases Menu<text:tab/>13</text:a></text:p>
                      <text:p text:style-name="P154"><text:a xlink:type="simple" xlink:href="#__RefHeading___Toc663_47803964434" text:style-name="Index_20_Link" text:visited-style-name="Index_20_Link"><text:s/>4.3.1 <text:s/>Manage Files<text:tab/>13</text:a></text:p>
                      <text:p text:style-name="P154"><text:a xlink:type="simple" xlink:href="#__RefHeading___Toc2621_384324865" text:style-name="Index_20_Link" text:visited-style-name="Index_20_Link"><text:s/>4.3.2 <text:s/>Text file editing<text:tab/>15</text:a></text:p>
                      <text:p text:style-name="P154"><text:a xlink:type="simple" xlink:href="#__RefHeading___Toc2623_384324865" text:style-name="Index_20_Link" text:visited-style-name="Index_20_Link"><text:s/>4.3.3 <text:s/>Viewing audio and video<text:tab/>15</text:a></text:p>
                      <text:p text:style-name="P154"><text:a xlink:type="simple" xlink:href="#__RefHeading___Toc2625_384324865" text:style-name="Index_20_Link" text:visited-style-name="Index_20_Link"><text:s/>4.3.4 <text:s/>Transcribing audio and video<text:tab/>16</text:a></text:p>
                      <text:p text:style-name="P154"><text:a xlink:type="simple" xlink:href="#__RefHeading___Toc665_47803964435" text:style-name="Index_20_Link" text:visited-style-name="Index_20_Link"><text:s/>4.3.5 <text:s/>Manage Cases<text:tab/>17</text:a></text:p>
                      <text:p text:style-name="P154"><text:a xlink:type="simple" xlink:href="#__RefHeading___Toc669_47803964437" text:style-name="Index_20_Link" text:visited-style-name="Index_20_Link"><text:s/>4.3.6 <text:s/>Attributes<text:tab/>20</text:a></text:p>
                      <text:p text:style-name="P154"><text:a xlink:type="simple" xlink:href="#__RefHeading___Toc3326_1627293337" text:style-name="Index_20_Link" text:visited-style-name="Index_20_Link"><text:s/>4.3.7 <text:s/>Journals<text:tab/>21</text:a></text:p>
                      <text:p text:style-name="P154"><text:a xlink:type="simple" xlink:href="#__RefHeading___Toc3412_269970421" text:style-name="Index_20_Link" text:visited-style-name="Index_20_Link"><text:s/>4.3.8 <text:s/>Manage bad links to files<text:tab/>22</text:a></text:p>
                      <text:p text:style-name="P153"><text:a xlink:type="simple" xlink:href="#__RefHeading___Toc3112_1627293337" text:style-name="Index_20_Link" text:visited-style-name="Index_20_Link"><text:s/>4.4 <text:s/>Coding menu<text:tab/>22</text:a></text:p>
                      <text:p text:style-name="P154"><text:a xlink:type="simple" xlink:href="#__RefHeading___Toc673_47803964439" text:style-name="Index_20_Link" text:visited-style-name="Index_20_Link"><text:s/>4.4.1 <text:s/>Categories and codes<text:tab/>22</text:a></text:p>
                      <text:p text:style-name="P154"><text:a xlink:type="simple" xlink:href="#__RefHeading___Toc671_47803964438" text:style-name="Index_20_Link" text:visited-style-name="Index_20_Link"><text:s/>4.4.2 <text:s/>Coding text<text:tab/>23</text:a></text:p>
                      <text:p text:style-name="P154"><text:a xlink:type="simple" xlink:href="#__RefHeading___Toc675_47803964440" text:style-name="Index_20_Link" text:visited-style-name="Index_20_Link"><text:s/>4.4.3 <text:s/>Coding images<text:tab/>26</text:a></text:p>
                      <text:p text:style-name="P154"><text:a xlink:type="simple" xlink:href="#__RefHeading___Toc1054_58415266" text:style-name="Index_20_Link" text:visited-style-name="Index_20_Link"><text:s/>4.4.4 <text:s/>Coding audio and video<text:tab/>27</text:a></text:p>
                      <text:p text:style-name="P153"><text:a xlink:type="simple" xlink:href="#__RefHeading___Toc1056_58415266" text:style-name="Index_20_Link" text:visited-style-name="Index_20_Link"><text:s/>4.5 <text:s/>Reports<text:tab/>30</text:a></text:p>
                      <text:p text:style-name="P154"><text:a xlink:type="simple" xlink:href="#__RefHeading___Toc683_47803964431" text:style-name="Index_20_Link" text:visited-style-name="Index_20_Link"><text:s/>4.5.1 <text:s/>Coding Reports<text:tab/>30</text:a></text:p>
                      <text:p text:style-name="P154"><text:a xlink:type="simple" xlink:href="#__RefHeading___Toc679_47803964442" text:style-name="Index_20_Link" text:visited-style-name="Index_20_Link"><text:s/>4.5.2 <text:s/>Node graph<text:tab/>31</text:a></text:p>
                      <text:p text:style-name="P154"><text:a xlink:type="simple" xlink:href="#__RefHeading___Toc685_47803964432" text:style-name="Index_20_Link" text:visited-style-name="Index_20_Link"><text:s/>4.5.3 <text:s/>Coding Comparison<text:tab/>32</text:a></text:p>
                      <text:p text:style-name="P154"><text:a xlink:type="simple" xlink:href="#__RefHeading___Toc2612_2260163632" text:style-name="Index_20_Link" text:visited-style-name="Index_20_Link"><text:s/>4.5.4 <text:s/></text:a><text:a xlink:type="simple" xlink:href="#__RefHeading___Toc2612_2260163632" text:style-name="Index_20_Link" text:visited-style-name="Index_20_Link"><text:span text:style-name="T41">Code relations</text:span></text:a><text:a xlink:type="simple" xlink:href="#__RefHeading___Toc2612_2260163632" text:style-name="Index_20_Link" text:visited-style-name="Index_20_Link"><text:tab/>33</text:a></text:p>
                      <text:p text:style-name="P154"><text:a xlink:type="simple" xlink:href="#__RefHeading___Toc3361_640847037" text:style-name="Index_20_Link" text:visited-style-name="Index_20_Link"><text:s/>4.5.5 <text:s/>Code frequencies<text:tab/>34</text:a></text:p>
                      <text:p text:style-name="P154"><text:a xlink:type="simple" xlink:href="#__RefHeading___Toc687_47803964433" text:style-name="Index_20_Link" text:visited-style-name="Index_20_Link"><text:s/>4.5.6 <text:s/>SQL Statements<text:tab/>35</text:a></text:p>
                      <text:p text:style-name="P152"><text:a xlink:type="simple" xlink:href="#__RefHeading___Toc1329_2162064131" text:style-name="Index_20_Link" text:visited-style-name="Index_20_Link"><text:s/>5 <text:s/>Imports and exports<text:tab/>37</text:a></text:p>
                      <text:p text:style-name="P153"><text:a xlink:type="simple" xlink:href="#__RefHeading___Toc667_47803964436" text:style-name="Index_20_Link" text:visited-style-name="Index_20_Link"><text:s/>5.1 <text:s/>Import survey<text:tab/>37</text:a></text:p>
                      <text:p text:style-name="P153"><text:a xlink:type="simple" xlink:href="#__RefHeading___Toc1485_2002774670" text:style-name="Index_20_Link" text:visited-style-name="Index_20_Link"><text:s/>5.2 <text:s/>REFI-QDA<text:tab/>38</text:a></text:p>
                      <text:p text:style-name="P153"><text:a xlink:type="simple" xlink:href="#__RefHeading___Toc1487_2002774670" text:style-name="Index_20_Link" text:visited-style-name="Index_20_Link"><text:s/>5.3 <text:s/>RQDA<text:tab/>38</text:a></text:p>
                      <text:p text:style-name="P153"><text:a xlink:type="simple" xlink:href="#__RefHeading___Toc3363_640847037" text:style-name="Index_20_Link" text:visited-style-name="Index_20_Link"><text:s/>5.4 <text:s/>Using the project other operating systems<text:tab/>38</text:a></text:p>
                      <text:p text:style-name="P153"><text:a xlink:type="simple" xlink:href="#__RefHeading___Toc677_47803964441" text:style-name="Index_20_Link" text:visited-style-name="Index_20_Link"><text:s/>5.5 <text:s/>Codebook<text:tab/>38</text:a></text:p>
                      <text:p text:style-name="P152"><text:a xlink:type="simple" xlink:href="#__RefHeading___Toc961_1950235267" text:style-name="Index_20_Link" text:visited-style-name="Index_20_Link"><text:s/>6 <text:s/>Other details about QualCoder<text:tab/>40</text:a></text:p>
                      <text:p text:style-name="P153"><text:a xlink:type="simple" xlink:href="#__RefHeading___Toc1276_530977865" text:style-name="Index_20_Link" text:visited-style-name="Index_20_Link"><text:s/>6.1 <text:s/>Acknowledgements<text:tab/>40</text:a></text:p>
                      <text:p text:style-name="P153"><text:a xlink:type="simple" xlink:href="#__RefHeading___Toc4996_3365694793" text:style-name="Index_20_Link" text:visited-style-name="Index_20_Link"><text:s/>6.2 <text:s/>Publications citing QualCoder<text:tab/>40</text:a></text:p>
                      <text:p text:style-name="P152"><text:a xlink:type="simple" xlink:href="#__RefHeading___Toc849_1898853880" text:style-name="Index_20_Link" text:visited-style-name="Index_20_Link"><text:s/>7 <text:s/>Future plans<text:tab/>41</text:a></text:p>
                      <text:p text:style-name="P152"><text:soft-page-break/><text:a xlink:type="simple" xlink:href="#__RefHeading___Toc689_478039644" text:style-name="Index_20_Link" text:visited-style-name="Index_20_Link"><text:s/>8 <text:s/>About the author<text:tab/>42</text:a></text:p>
                    </text:index-body>
                  </text:table-of-content>
                  <text:p text:style-name="Text_20_body"/>
                  <text:p text:style-name="Text_20_body"><text:bookmark-start text:name="__RefHeading___Toc645_478039644"/><text:bookmark-end text:name="__RefHeading___Toc645_478039644"/></text:p>
                </text:section>
              </text:section>
            </text:section>
          </text:section>
        </text:section>
      </text:section>
      <text:h text:style-name="P160" text:outline-level="1"><text:bookmark-start text:name="__RefHeading___Toc1046_58415266"/>What is QualCoder<text:bookmark-end text:name="__RefHeading___Toc1046_58415266"/></text:h>
      <text:p text:style-name="P14">QualCoder is free, open source software <text:span text:style-name="T52">for</text:span> qualitative data analysis. </text:p>
      <text:p text:style-name="P14">With QualCoder you can code text and images, write journal notes and memos. You can categorise codes into a <text:span text:style-name="T32">tree-like </text:span>hierarchical categorisation scheme. <text:span text:style-name="T78">Coding for audio and video can be performed and requires the VLC media player.</text:span></text:p>
      <text:p text:style-name="P14">Reports can be generated for text coding and for coder comparison <text:span text:style-name="T32">using</text:span> the Cohen’s Kappa statistic. A graph displaying codes and categories can be generated to visualise the coding hierarchy. <text:span text:style-name="T33">Most reports can be exported a</text:span><text:span text:style-name="T243">s</text:span><text:span text:style-name="T33"> html, open document text, </text:span><text:span text:style-name="T197">csv</text:span><text:span text:style-name="T33"> or plain text files.</text:span></text:p>
      <text:p text:style-name="P10">QualCoder is written in python 3 using Qt<text:span text:style-name="T156">5</text:span> for the graphical interface. A Sqlite database is used to store the coding data.</text:p>
      <text:p text:style-name="P63"><text:span text:style-name="T241">The most current </text:span>QualCoder is available from <text:a xlink:type="simple" xlink:href="https://github.com/ccbogel/QualCoder" text:style-name="Internet_20_link" text:visited-style-name="Visited_20_Internet_20_Link">https://github.com/ccbogel/QualCoder</text:a>. </text:p>
      <text:p text:style-name="P86"><text:span text:style-name="T241">R</text:span><text:span text:style-name="T197">eleases ar</text:span><text:span text:style-name="T241">e</text:span><text:span text:style-name="T197"> available from: </text:span><text:a xlink:type="simple" xlink:href="https://github.com/ccbogel/QualCoder/releases" text:style-name="Internet_20_link" text:visited-style-name="Visited_20_Internet_20_Link"><text:span text:style-name="T197">https://github.com/ccbogel/QualCoder/releases</text:span></text:a><text:span text:style-name="T197"> </text:span><text:span text:style-name="T241">These contain source code and Linux Debian packages (you still need to install some modules using the terminal). </text:span></text:p>
      <text:p text:style-name="P64">There is also a wordpress site at <text:a xlink:type="simple" xlink:href="https://qualcoder.wordpress.com/" text:style-name="Internet_20_link" text:visited-style-name="Visited_20_Internet_20_Link">https://qualcoder.wordpress.com/</text:a>. </text:p>
      <text:p text:style-name="P88"><text:span text:style-name="T243">The minimum supported python version is 3.6.</text:span>The minimum recommended screen size is 1024 x 600 pixels. </text:p>
      <text:h text:style-name="Heading_20_2" text:outline-level="2"><text:bookmark-start text:name="__RefHeading___Toc1048_58415266"/>Why use QualCoder?<text:bookmark-end text:name="__RefHeading___Toc1048_58415266"/></text:h>
      <text:p text:style-name="P108"><text:span text:style-name="T22">Qualcoder is free of charge</text:span><text:span text:style-name="T266">. </text:span><text:span text:style-name="T269">M</text:span><text:span text:style-name="T265">any</text:span><text:span text:style-name="T266"> qualitative analysis software requir</text:span><text:span text:style-name="T265">ing</text:span><text:span text:style-name="T266"> expensive one-time fees or monthly subscriptions. Not everyone can afford expensive fees.</text:span></text:p>
      <text:p text:style-name="Text_20_body"><text:span text:style-name="T16">QualCoder is easy to use</text:span>. <text:span text:style-name="T265">I</text:span>t has all you need to perform qualitative analysis without the complicated interfaces of <text:span text:style-name="T265">some</text:span> alternatives.</text:p>
      <text:p text:style-name="P110"><text:span text:style-name="T16">QualCoder works offline</text:span>. Internet is not always available and QualCoder does not require internet to work.</text:p>
      <text:p text:style-name="Text_20_body"><text:span text:style-name="T16">QualCoder is not tied to a computer</text:span>. If you change workplace you do n<text:span text:style-name="T265">o</text:span>t have to worry about being tied to your former workplace’s license or to buy a new license. QualCoder license allows you to use <text:span text:style-name="T265">the software</text:span> regardless of where you work or on what computer it is installed on.</text:p>
      <text:p text:style-name="Text_20_body"><text:span text:style-name="T16">QualCoder is </text:span><text:span text:style-name="T23">multi-platform</text:span><text:span text:style-name="T265">. </text:span><text:span text:style-name="T268">I</text:span>t runs on Linux, Windows and Mac, this means that you do not have to worry if you <text:span text:style-name="T265">change operating systems</text:span>, and it also means you can collaborate with colleagues on different platforms.</text:p>
      <text:p text:style-name="Text_20_body"><text:span text:style-name="T16">QualCoder relies on the community</text:span>. <text:span text:style-name="T267">I</text:span>f you find a bug or have a feature request or feedback, write <text:soft-page-break/>it on QualCoder’s page on github <text:a xlink:type="simple" xlink:href="https://github.com/ccbogel/QualCoder" text:style-name="Internet_20_link" text:visited-style-name="Visited_20_Internet_20_Link">https://github.com/ccbogel/QualCoder</text:a>.</text:p>
      <text:p text:style-name="Text_20_body"><text:span text:style-name="T16">QualCoder is always improving</text:span>. QualCoder is actively developed meaning that newer, <text:span text:style-name="T267">improved</text:span> versions are released with improvements.</text:p>
      <text:p text:style-name="P111"><text:span text:style-name="T16">QualCoder supports open standards</text:span>. QualCoder <text:span text:style-name="T270">aims to </text:span>support <text:span text:style-name="T270">the</text:span> REFI-QDA <text:span text:style-name="T270">Standard, see </text:span><text:a xlink:type="simple" xlink:href="https://www.qdasoftware.org/" text:style-name="Internet_20_link" text:visited-style-name="Visited_20_Internet_20_Link"><text:span text:style-name="T270">https://www.qdasoftware.org/</text:span></text:a> You <text:span text:style-name="T270">may</text:span> exchange <text:span text:style-name="T270">codebooks and projects</text:span> with your colleagues even if they do not use QualCoder, as long as the software they use supports <text:span text:style-name="T270">the </text:span>REFI-QDA <text:span text:style-name="T270">Standard</text:span>. It means that you do not risk your data being unavailable. <text:span text:style-name="T271">Note, as of December 2020 REFI-QDA Project is still experimental </text:span><text:span text:style-name="T272">so there may be bugs. </text:span><text:span text:style-name="T273">Further testing particularly </text:span><text:span text:style-name="T271">for audio and video </text:span><text:span text:style-name="T273">exports and imports and relatively-linked files is needed.</text:span></text:p>
      <text:p text:style-name="P109"><text:span text:style-name="T24">QualCoder can be modified</text:span><text:span text:style-name="T268">. </text:span>You can modify and adapt QualCoder to your needs, or if you do not how you ask someone to do it for you, as long as you release your changes to everyone. This also means you can copy <text:span text:style-name="T265">the software</text:span> and give it to your colleagues or students free of charge.</text:p>
      <text:p text:style-name="P72"/>
      <text:p text:style-name="P87"/>
      <text:h text:style-name="P155" text:outline-level="1"><text:bookmark-start text:name="__RefHeading___Toc1050_58415266"/>Downloading files and dependencies<text:bookmark-end text:name="__RefHeading___Toc1050_58415266"/></text:h>
      <text:p text:style-name="P35"><text:span text:style-name="T31">D</text:span>ownload <text:span text:style-name="T31">the latest</text:span> QualCoder from GitHub: <text:a xlink:type="simple" xlink:href="https://github.com/ccbogel/QualCoder" text:style-name="Internet_20_link" text:visited-style-name="Visited_20_Internet_20_Link">https://github.com/ccbogel/QualCoder</text:a>. <text:span text:style-name="T30">Unzip the folder.</text:span> The main program code is in the <text:span text:style-name="Emphasis">QualCoder</text:span> folder. The Examples folder contains some example files which can be loaded into a test QualCoder project.</text:p>
      <text:h text:style-name="P161" text:outline-level="2"><text:bookmark-start text:name="__RefHeading___Toc647_47803964429"/><text:span text:style-name="Strong_20_Emphasis">Preparatory Downloads</text:span><text:bookmark-end text:name="__RefHeading___Toc647_47803964429"/></text:h>
      <text:h text:style-name="P167" text:outline-level="3"><text:bookmark-start text:name="__RefHeading___Toc957_195023526730"/><text:span text:style-name="T16">Microsoft Windows</text:span> <text:bookmark-end text:name="__RefHeading___Toc957_195023526730"/></text:h>
      <text:p text:style-name="P17"><text:span text:style-name="T56">You will need to download and install Python 3. Then install PyQt5, lxml and Pillow modules. A Python 3 release </text:span><text:span text:style-name="T244">(minimum version 3.6)</text:span><text:span text:style-name="T56"> can be obtained here: </text:span><text:a xlink:type="simple" xlink:href="https://www.python.org/downloads/windows/" text:style-name="Internet_20_link" text:visited-style-name="Visited_20_Internet_20_Link"><text:span text:style-name="T56">https://www.python.org/downloads/windows/</text:span></text:a><text:span text:style-name="T56">. Finally, you need to have the VLC media player installed. You can get this from the Windows Store or from their website: </text:span><text:a xlink:type="simple" xlink:href="https://www.videolan.org/vlc/download-windows.html" text:style-name="Internet_20_link" text:visited-style-name="Visited_20_Internet_20_Link"><text:span text:style-name="T56">https://www.videolan.org/vlc/download-windows.html</text:span></text:a><text:span text:style-name="T56"> Please ensure that the Python and VLC downloads are in the same architecture – that is – 32 bit or 64 bit for both. Otherwise QualCoder will not work.</text:span></text:p>
      <text:p text:style-name="P14">Once a Python 3 <text:span text:style-name="T53">release</text:span> is installed you <text:span text:style-name="T244">need</text:span> to install <text:span text:style-name="T55">the required modules </text:span>using the following command in the Windows Command prompt <text:span text:style-name="T58">(The prompt is under Windows System)</text:span>:</text:p>
      <text:p text:style-name="P145"><text:span text:style-name="T55">python -m </text:span>pip install pyqt5 <text:span text:style-name="T155">lxml Pillow </text:span><text:span text:style-name="Source_20_Text"><text:span text:style-name="T154">ebooklib ply chardet pdfminer.six </text:span></text:span><text:span text:style-name="Source_20_Text"><text:span text:style-name="T192">openpyxl</text:span></text:span></text:p>
      <text:p text:style-name="P144"/>
      <text:p text:style-name="Text_20_body">Sometimes there are problems recognising the audio/video VLC library file: libvlc.dll<text:line-break/>Some solutions are to add the path of the file <text:span text:style-name="T166">to PATH </text:span>here: <text:a xlink:type="simple" xlink:href="https://stackoverflow.com/questions/42045887/python-vlc-install-problems?noredirect=1" text:style-name="Internet_20_link" text:visited-style-name="Visited_20_Internet_20_Link">https://stackoverflow.com/questions/42045887/python-vlc-install-problems?noredirect=1</text:a></text:p>
      <text:h text:style-name="P167" text:outline-level="3"><text:bookmark-start text:name="__RefHeading___Toc959_195023526731"/><text:span text:style-name="T20">Debian/Ubuntu </text:span><text:span text:style-name="T16">Linux</text:span> <text:bookmark-end text:name="__RefHeading___Toc959_195023526731"/></text:h>
      <text:p text:style-name="P89"><text:span text:style-name="T84">I create QualCoder.deb package</text:span><text:span text:style-name="T108">s</text:span><text:span text:style-name="T84"> for easy install on Debian/Ubuntu systems. </text:span><text:span text:style-name="T107">These are found in the releases: </text:span><text:a xlink:type="simple" xlink:href="https://github.com/ccbogel/QualCoder/releases" text:style-name="Internet_20_link" text:visited-style-name="Visited_20_Internet_20_Link"><text:span text:style-name="T109">https://github.com/ccbogel/QualCoder/releases</text:span></text:a><text:span text:style-name="T109"> </text:span><text:span text:style-name="T107">You will still need to install the additional required modules using the terminal commands shown in the last two sentences at the end of this section.</text:span></text:p>
      <text:p text:style-name="P27"><text:span text:style-name="T84">If you want to install manually, follow these instructions </text:span><text:span text:style-name="T85">to</text:span> create a <text:span text:style-name="T132">program l</text:span>auncher:</text:p>
      <text:p text:style-name="P27"><text:span text:style-name="T27">Go to your downloads folder</text:span>. Make <text:span text:style-name="T27">the</text:span> <text:span text:style-name="Emphasis">install.sh</text:span> <text:span text:style-name="T27">script </text:span>executable. The example script below assumes you are in your home directory. Open a terminal and type the following to install QualCoder:</text:p>
      <text:p text:style-name="P139">cd Downloads/<text:span text:style-name="T28">QualCoder</text:span></text:p>
      <text:p text:style-name="P14">Run the <text:span text:style-name="Emphasis">install.sh</text:span> file. The install process will ask for your permission to install QualCoder into the /usr/share directory. <text:span text:style-name="T29">It will also download the additional python modules.</text:span></text:p>
      <text:p text:style-name="P140">./install.sh</text:p>
      <text:p text:style-name="P18"><text:soft-page-break/><text:span text:style-name="T26">The install.sh script will also install various modules as well as the VLC media player. If you do not use the install script</text:span>, you need to run these commands to install <text:span text:style-name="T57">the modules</text:span>:</text:p>
      <text:p text:style-name="P142"/>
      <text:p text:style-name="P143"><text:span text:style-name="Source_20_Text"><text:span text:style-name="T155">sudo apt install python3-pip python3-pyqt5 python3-lxml python3-pil vlc qpdf python3-ebooklib python3-ply python3-six python3-chardet</text:span></text:span></text:p>
      <text:p text:style-name="P143"><text:span text:style-name="Source_20_Text"/></text:p>
      <text:p text:style-name="P143"><text:span text:style-name="Source_20_Text"><text:span text:style-name="T155">sudo python3 -m pip install pdfminer.six </text:span></text:span><text:span text:style-name="Source_20_Text"><text:span text:style-name="T192">openpyxl</text:span></text:span></text:p>
      <text:p text:style-name="P143"><text:span text:style-name="Source_20_Text"/></text:p>
      <text:h text:style-name="Heading_20_3" text:outline-level="3"><text:bookmark-start text:name="__RefHeading___Toc3006_1627293337"/><text:span text:style-name="T223">F</text:span>edora/CentOS/RHEL Linuxes<text:bookmark-end text:name="__RefHeading___Toc3006_1627293337"/></text:h>
      <text:p text:style-name="Text_20_body">Retrieve the current package code from this repository</text:p>
      <text:p text:style-name="Preformatted_20_Text"><text:span text:style-name="Source_20_Text">git clone https://github.com/ccbogel/QualCoder.git</text:span></text:p>
      <text:p text:style-name="Text_20_body">Install dependencies</text:p>
      <text:p text:style-name="Preformatted_20_Text"><text:span text:style-name="Source_20_Text">sudo dnf install python3-pip python3-lxml python3-ply python3-six python3-chardet python3-qt5 python3-pillow</text:span></text:p>
      <text:p text:style-name="Preformatted_20_Text"><text:span text:style-name="Source_20_Text"/></text:p>
      <text:p text:style-name="P77">QualCoder uses an Ebook library that you can currently install via a work-around, specified at <text:a xlink:type="simple" xlink:href="https://github.com/ccbogel/QualCoder/issues/72#issuecomment-695962784" text:style-name="Internet_20_link" text:visited-style-name="Visited_20_Internet_20_Link">https://github.com/ccbogel/QualCoder/issues/72#issuecomment-695962784</text:a> </text:p>
      <text:p text:style-name="P77">The UNTESTED <text:span text:style-name="Source_20_Text">install_fedora.sh</text:span> should install the dependencies and a desktop start icon for Fedora. The script is for python ver<text:span text:style-name="T223">s</text:span>ion 3.8.</text:p>
      <text:p text:style-name="P142"><text:span text:style-name="Source_20_Text"/></text:p>
      <text:h text:style-name="Heading_20_3" text:outline-level="3"><text:bookmark-start text:name="__RefHeading___Toc1259_2095086442"/><text:span text:style-name="Source_20_Text">Mac OS</text:span><text:bookmark-end text:name="__RefHeading___Toc1259_2095086442"/></text:h>
      <text:p text:style-name="Text_20_body"><text:span text:style-name="Source_20_Text"><text:span text:style-name="T133">Install </text:span></text:span><text:a xlink:type="simple" xlink:href="https://www.python.org/downloads/" text:style-name="Internet_20_link" text:visited-style-name="Visited_20_Internet_20_Link"><text:span text:style-name="Source_20_Text"><text:span text:style-name="T133">Python3</text:span></text:span></text:a><text:span text:style-name="Source_20_Text"><text:span text:style-name="T133"> and </text:span></text:span><text:a xlink:type="simple" xlink:href="https://www.videolan.org/vlc/" text:style-name="Internet_20_link" text:visited-style-name="Visited_20_Internet_20_Link"><text:span text:style-name="Source_20_Text"><text:span text:style-name="T133">VLC</text:span></text:span></text:a><text:span text:style-name="Source_20_Text"><text:span text:style-name="T133">.</text:span></text:span></text:p>
      <text:p text:style-name="P146"><text:span text:style-name="Source_20_Text"><text:span text:style-name="T221">Download Qualcoder-master Zip file and copy it into /Applications.</text:span></text:span></text:p>
      <text:p text:style-name="P147">In a Terminal <text:span text:style-name="T222">run these commands to use python 3.9 </text:span><text:span text:style-name="T245">(you can also use newer versions)</text:span><text:span text:style-name="T222">:</text:span></text:p>
      <text:p text:style-name="Preformatted_20_Text"><text:span text:style-name="Source_20_Text">curl https://bootstrap.pypa.io/get-pip.py -o get-pip.py python3 --version</text:span></text:p>
      <text:p text:style-name="P150"><text:span text:style-name="T222">S</text:span>elect 3.9 as an answer</text:p>
      <text:p text:style-name="Preformatted_20_Text"><text:span text:style-name="Source_20_Text">python3 get-pip.py</text:span></text:p>
      <text:p text:style-name="Preformatted_20_Text"><text:span text:style-name="Source_20_Text">cd /usr/local/bin</text:span></text:p>
      <text:p text:style-name="Preformatted_20_Text"><text:span text:style-name="Source_20_Text">sudo ln -s ../../../Library/Frameworks/Python.framework/Versions/3.9/bin/pip pip</text:span></text:p>
      <text:p text:style-name="Preformatted_20_Text"><text:span text:style-name="Source_20_Text">pip install pyserial</text:span></text:p>
      <text:p text:style-name="Preformatted_20_Text"><text:span text:style-name="Source_20_Text">pip install pyqt5 lxml pillow six ebooklib ply chardet pdfminer.six openpyxl</text:span></text:p>
      <text:p text:style-name="Preformatted_20_Text"><text:span text:style-name="Source_20_Text">/bin/bash -c "$(curl -fsSL https://raw.githubusercontent.com/Homebrew/install/master/install.sh)"</text:span></text:p>
      <text:p text:style-name="Preformatted_20_Text"><text:span text:style-name="Source_20_Text">brew install qpdf</text:span></text:p>
      <text:p text:style-name="P149"><text:span text:style-name="Source_20_Text"><text:span text:style-name="T220"/></text:span></text:p>
      <text:p text:style-name="P148">To run QualCoder</text:p>
      <text:p text:style-name="Preformatted_20_Text"><text:span text:style-name="Source_20_Text">cd "/Applications/QualCoder-master/qualcoder" python3 qualcoder.py</text:span></text:p>
      <text:p text:style-name="P151"><text:span text:style-name="T146">There is no desktop icon launch right now for QualCoder </text:span><text:span text:style-name="T147">on Mac OS</text:span><text:span text:style-name="T146">. Open a new Terminal window in the directory and launch with:</text:span></text:p>
      <text:p text:style-name="Preformatted_20_Text"><text:soft-page-break/><text:span text:style-name="Source_20_Text">python</text:span><text:span text:style-name="Source_20_Text"><text:span text:style-name="T222">3</text:span></text:span><text:span text:style-name="Source_20_Text"> qualcoder.py</text:span></text:p>
      <text:p text:style-name="Preformatted_20_Text"><text:span text:style-name="Source_20_Text"/></text:p>
      <text:p text:style-name="P76"><text:span text:style-name="Source_20_Text"><text:span text:style-name="T133">Another option to run Qualcoder is shown here </text:span></text:span><text:a xlink:type="simple" xlink:href="http://www.maketecheasier.com/run-python-script-in-mac/" text:style-name="Internet_20_link" text:visited-style-name="Visited_20_Internet_20_Link"><text:span text:style-name="Source_20_Text"><text:span text:style-name="T134">w</text:span></text:span></text:a><text:a xlink:type="simple" xlink:href="http://www.maketecheasier.com/run-python-script-in-mac/" text:style-name="Internet_20_link" text:visited-style-name="Visited_20_Internet_20_Link"><text:span text:style-name="Source_20_Text"><text:span text:style-name="T133">ww.maketecheasier.com/run-python-script-in-mac/</text:span></text:span></text:a></text:p>
      <text:p text:style-name="P76"><text:span text:style-name="Source_20_Text"><text:span text:style-name="T133"><text:s/>This means you can right-click on the qualcoder.py file and open with --&gt; python launcher. You can make an alias to the file and place it on your desktop.</text:span></text:span></text:p>
      <text:h text:style-name="P156" text:outline-level="1"><text:bookmark-start text:name="__RefHeading___Toc649_47803964432"/><text:span text:style-name="Strong_20_Emphasis">Starting QualCoder</text:span><text:bookmark-end text:name="__RefHeading___Toc649_47803964432"/></text:h>
      <text:h text:style-name="P161" text:outline-level="2"><text:bookmark-start text:name="__RefHeading___Toc651_47803964433"/>Linux<text:bookmark-end text:name="__RefHeading___Toc651_47803964433"/></text:h>
      <text:p text:style-name="P13">If you have successfully installed <text:span text:style-name="T157">a</text:span> <text:span text:style-name="T167">D</text:span>ebian package or <text:span text:style-name="T157">successfully</text:span> run the install.sh script there will be a program launcher. Double-click to start.</text:p>
      <text:p text:style-name="P13"><draw:frame draw:style-name="fr7" draw:name="Frame1" text:anchor-type="paragraph" svg:x="1.131cm" svg:y="-0.243cm" svg:width="7.966cm" draw:z-index="2"><draw:text-box fo:min-height="2.824cm"><text:p text:style-name="Figure"><draw:frame draw:style-name="fr9" draw:name="Image8" text:anchor-type="as-char" svg:width="2.168cm" style:rel-width="27%" svg:height="1.951cm" style:rel-height="scale" draw:z-index="3"><draw:image xlink:href="Pictures/100002010000002800000028C10579A2166FA35C.png" xlink:type="simple" xlink:show="embed" xlink:actuate="onLoad" loext:mime-type="image/png"/></draw:frame><text:line-break/>Figure <text:sequence text:ref-name="refFigure0" text:name="Figure" text:formula="ooow:Figure+1" style:num-format="1">1</text:sequence>: QualCoder launcher</text:p></draw:text-box></draw:frame></text:p>
      <text:p text:style-name="P14">Alternatively, using the terminal, move to the <text:span text:style-name="T36">inner </text:span>QualCoder <text:span text:style-name="T36">folder</text:span> and open the qualcoder.py file:</text:p>
      <text:p text:style-name="P140">python3 qualcoder.py</text:p>
      <text:h text:style-name="P161" text:outline-level="2"><text:bookmark-start text:name="__RefHeading___Toc653_47803964434"/>Windows<text:bookmark-end text:name="__RefHeading___Toc653_47803964434"/></text:h>
      <text:p text:style-name="P14">In Windows create a <text:span text:style-name="T167">desktop </text:span>shortcut to the qualcoder.py file and double click to open. Alternatively, using the command prompt, move to the directory and open the qualcoder.py file:</text:p>
      <text:p text:style-name="P140">python3 qualcoder.py</text:p>
      <text:p text:style-name="Text_20_body">From the Windows Start menu (example):</text:p>
      <text:p text:style-name="P141">C:\Windows\pyw.exe "C:\Other programs\QualCoder-master\qualcoder\qualcoder.py"</text:p>
      <text:h text:style-name="P162" text:outline-level="2"><text:bookmark-start text:name="__RefHeading___Toc1261_2095086442"/>Mac OS<text:bookmark-end text:name="__RefHeading___Toc1261_2095086442"/></text:h>
      <text:p text:style-name="P14"><text:span text:style-name="T135">U</text:span>sing the <text:span text:style-name="T135">terminal</text:span> prompt, move to the directory and open the qualcoder.py file:</text:p>
      <text:p text:style-name="P140">python qualcoder.py</text:p>
      <text:h text:style-name="P163" text:outline-level="2"><text:bookmark-start text:name="__RefHeading___Toc2170_891633892"/>Backups<text:bookmark-end text:name="__RefHeading___Toc2170_891633892"/></text:h>
      <text:p text:style-name="P65"><text:span text:style-name="T97">QualCoder </text:span><text:span text:style-name="T98">has several backup options that can be changed in the settings. QualCoder can</text:span><text:span text:style-name="T97"> </text:span><text:span text:style-name="T99">make a backup of a project every time the project is opened. </text:span><text:span text:style-name="T100">Up to five data and hour stamped backups are created, with the oldest being deleted if there are further backups created.</text:span><text:span text:style-name="T99"> </text:span><text:span text:style-name="T100">Backups can be restricted to</text:span><text:span text:style-name="T99"> only non-audio/video files, for </text:span><text:span text:style-name="T100">faster</text:span><text:span text:style-name="T99"> </text:span><text:span text:style-name="T100">smaller</text:span><text:span text:style-name="T99"> but less complete backups.</text:span></text:p>
      <text:p text:style-name="P21"><text:span text:style-name="T148">Another option is to not backup the project every time it is opened. However, </text:span>I recommend <text:span text:style-name="T136">that you make a backup before doing any substantial changes, such as reorganising codes and categories.</text:span></text:p>
      <text:h text:style-name="P156" text:outline-level="1"><text:bookmark-start text:name="__RefHeading___Toc1052_58415266"/>How to use<text:bookmark-end text:name="__RefHeading___Toc1052_58415266"/></text:h>
      <text:p text:style-name="P15">There are a few sample files in the Examples folder. These can be used to test importing files of different document formats and of importing an image. There are also example files to test importing case attributes, and for importing a survey.</text:p>
      <text:h text:style-name="P161" text:outline-level="2"><text:bookmark-start text:name="__RefHeading___Toc659_47803964432"/><text:span text:style-name="Strong_20_Emphasis">Settings</text:span><text:bookmark-end text:name="__RefHeading___Toc659_47803964432"/></text:h>
      <text:p text:style-name="P14"><text:bookmark text:name="__DdeLink__1417_1033398772"/><text:span text:style-name="T62">The settings dialog allows you to change several features including language, coder name and font type and font size. </text:span>Multiple coders can code the same text. A new coder name can be entered in the text box. You can choose an existing coder from the drop down box.</text:p>
      <text:p text:style-name="Text_20_body">The default language of QualCoder is English. Currently French, German, <text:span text:style-name="T234">Italian, </text:span>Japanese, Spanish are alternative languages. These languages have not been thoroughly reviewed for accuracy of translations. When changing a language, you need to close then reopen QualCoder for the change to occur.</text:p>
      <text:p text:style-name="P107">Checking the Show IDs box displays the numeric IDs for codes files cases and more. These IDs may be useful when writing sql queries.</text:p>
      <text:p text:style-name="P107">For transcribing audio and video, The time format and bracket type can be selected.</text:p>
      <text:p text:style-name="P80">Project backup can be set to automatically backup every hour, or no backup. QualCoder keeping the most recent five backups with a date and hour time stamp. <text:span text:style-name="T232">T</text:span><text:span text:style-name="T61">he backup name</text:span><text:span text:style-name="T62"> is: </text:span><text:span text:style-name="T63">projectname_BKP_yyyymmdd_hh.qda</text:span><text:span text:style-name="T62"> <text:s/></text:span><text:span text:style-name="T61">Where </text:span><text:span text:style-name="T64">hh</text:span><text:span text:style-name="T61"> is 24 hour time. </text:span><text:span text:style-name="T62">This also means multiple backups </text:span><text:span text:style-name="T65">are not done within an hour</text:span><text:span text:style-name="T62">. So a new backup cannot overwrite another backup created within the same hour. </text:span><text:span text:style-name="T68">Up to five backups are kept, older ones are deleted.</text:span><text:span text:style-name="T62"> </text:span></text:p>
      <text:p text:style-name="P80">Rename or move to another location particular backups that you need to keep. When the backups are set, an additional option is to choose to backup the audio/video files. For completeness of backups it is recommended to back up audio and video, however this may slow down opening of the software if you have many large files.</text:p>
      <text:p text:style-name="Text_20_body">The default project directory is where many file operations will default to, for export or looking to import files.</text:p>
      <text:p text:style-name="P16"/>
      <text:p text:style-name="Standard"><text:span text:style-name="Strong_20_Emphasis"/></text:p>
      <text:p text:style-name="Text_20_body"><draw:frame draw:style-name="fr5" draw:name="Frame3" text:anchor-type="paragraph" svg:width="15.078cm" draw:z-index="4"><draw:text-box fo:min-height="14.183cm"><text:p text:style-name="Figure"><draw:frame draw:style-name="fr8" draw:name="Image2" text:anchor-type="char" svg:width="13.693cm" svg:height="13.407cm" draw:z-index="57"><draw:image xlink:href="Pictures/10000201000002700000026399662B3C5896A45B.png" xlink:type="simple" xlink:show="embed" xlink:actuate="onLoad" loext:mime-type="image/png"/></draw:frame><text:line-break/>Figure <text:sequence text:ref-name="refFigure1" text:name="Figure" text:formula="ooow:Figure+1" style:num-format="1">2</text:sequence>: Settings dialog</text:p></draw:text-box></draw:frame><text:soft-page-break/><text:span text:style-name="Strong_20_Emphasis"/></text:p>
      <text:h text:style-name="P161" text:outline-level="2"><text:bookmark-start text:name="__RefHeading___Toc657_47803964431"/><text:span text:style-name="Strong_20_Emphasis">Create a new project</text:span><text:bookmark-end text:name="__RefHeading___Toc657_47803964431"/></text:h>
      <text:p text:style-name="P14">Create a new project under the ‘Project’ menu, call it test. The project wil<text:span text:style-name="T158">l</text:span> be saved as <text:span text:style-name="Emphasis">test.qda</text:span>. Test.qda is actually a folder containing subfolders which hold the database and other files. Additionally, in your home <text:span text:style-name="T131">folder</text:span> QualCoder will create a .<text:span text:style-name="T131">qualcoder folder with a </text:span>QualCoder.log file for logging events, a <text:span text:style-name="T158">config.ini</text:span> file which will contain the current coder’s name, preferred fonts and a preferred working directory. <text:span text:style-name="T158">There will also be a recent_projects.txt file which stores the most recdntly opened file. When opening QualCoder the most recent file will automatically be opened.</text:span></text:p>
      <text:p text:style-name="P14">Under the <text:span text:style-name="Emphasis">Project</text:span> menu click on <text:span text:style-name="Emphasis">Project memo</text:span>. This is a memo about your project. Type “A test QDA project” and click the OK button.</text:p>
      <text:p text:style-name="P14"><text:span text:style-name="T246">Th</text:span>e main window display<text:span text:style-name="T246">s</text:span> <text:span text:style-name="T198">settings and the current project in the Action log,</text:span> with a menu bar at the top. <text:span text:style-name="T198">It </text:span><text:span text:style-name="T281">several</text:span><text:span text:style-name="T198"> tab</text:span><text:span text:style-name="T281">s used for coding, managing files/journals/cases, reports and actions performed</text:span><text:span text:style-name="T198">.</text:span></text:p>
      <text:p text:style-name="P14"><text:s/><draw:frame draw:style-name="fr6" draw:name="Frame8" text:anchor-type="char" svg:width="17cm" draw:z-index="28"><draw:text-box fo:min-height="12.892cm"><text:p text:style-name="Figure"><draw:frame draw:style-name="fr10" draw:name="Image7" text:anchor-type="paragraph" svg:width="17cm" style:rel-width="100%" svg:height="12.892cm" style:rel-height="scale" draw:z-index="29"><draw:image xlink:href="Pictures/10000201000003D5000002E85F2184CAA4D40366.png" xlink:type="simple" xlink:show="embed" xlink:actuate="onLoad" loext:mime-type="image/png"/></draw:frame>Figure <text:sequence text:ref-name="refFigure2" text:name="Figure" text:formula="ooow:Figure+1" style:num-format="1">3</text:sequence>: Main screen showing information and the tabs</text:p></draw:text-box></draw:frame></text:p>
      <text:p text:style-name="P14"><text:soft-page-break/></text:p>
      <text:h text:style-name="P161" text:outline-level="2"><text:bookmark-start text:name="__RefHeading___Toc661_47803964433"/><text:span text:style-name="Strong_20_Emphasis">Files and Cases Menu</text:span><text:bookmark-end text:name="__RefHeading___Toc661_47803964433"/></text:h>
      <text:h text:style-name="P167" text:outline-level="3"><text:bookmark-start text:name="__RefHeading___Toc663_47803964434"/><text:span text:style-name="Strong_20_Emphasis">Manage Files</text:span><text:bookmark-end text:name="__RefHeading___Toc663_47803964434"/></text:h>
      <text:p text:style-name="P135">You will usually want to load text files into QualCoder prior to coding. You can import <text:span text:style-name="T37">text </text:span>from plain text documents <text:span text:style-name="T242">(txt)</text:span>, docx, odt, <text:span text:style-name="T187">html, htm, </text:span><text:span text:style-name="T199">md, </text:span><text:span text:style-name="T130">epub</text:span> and pdf documents. <text:span text:style-name="T246">If the file format is not recognised, QualCoder will try to import as text. </text:span><text:span text:style-name="T187">Html text is loaded but may need further editing to suit, as formatting will not match the original page. </text:span></text:p>
      <text:p text:style-name="P135">Pdf importing can be problematic <text:span text:style-name="T199">and may need editing</text:span>. <text:span text:style-name="T168">Large Pdf files take a long time to import.</text:span> <text:span text:style-name="T37">An</text:span>other option is to manually enter text from within QualCoder. <text:span text:style-name="T246">I</text:span>mage files in the following formats <text:span text:style-name="T246">can be imported</text:span>: jpg, jpeg <text:span text:style-name="T168">and</text:span> png. <text:span text:style-name="T295">QualCoder extracts text from the Pdf files using pdfminer.six, but you may choose to use another extraction program for the plain text, suggestions include: </text:span><text:a xlink:type="simple" xlink:href="https://www.pdf2go.com/" text:style-name="Internet_20_link" text:visited-style-name="Visited_20_Internet_20_Link"><text:span text:style-name="T295">www.pdf2go.com/</text:span></text:a><text:span text:style-name="T295"> <text:s/></text:span><text:a xlink:type="simple" xlink:href="http://www.pdfmate.com/pdf-converter-free.html" text:style-name="Internet_20_link" text:visited-style-name="Visited_20_Internet_20_Link"><text:span text:style-name="T295">www.pdfmate.com/pdf-converter-free.html</text:span></text:a><text:span text:style-name="T295"> <text:s/></text:span><text:a xlink:type="simple" xlink:href="https://pandoc.org/" text:style-name="Internet_20_link" text:visited-style-name="Visited_20_Internet_20_Link"><text:span text:style-name="T295">https://pandoc.org/</text:span></text:a></text:p>
      <text:p text:style-name="P136"><text:span text:style-name="T247">Video (mov, mp4, wmv format</text:span><text:span text:style-name="T235">s</text:span><text:span text:style-name="T247">) and audio files (wav, mp3, </text:span><text:span text:style-name="T235">m4a</text:span><text:span text:style-name="T247"> format</text:span><text:span text:style-name="T235">s</text:span><text:span text:style-name="T247">) can be imported. Loading an audio or video file will also automatically create a blank text transcript file. This file will have the same name as the audio or video file, but have a '.transcribed' suffix. Initially, this text transcription will be empty. You can transcribe the file </text:span><text:span text:style-name="T246">via viewing the audio or video in the </text:span><text:soft-page-break/><text:span text:style-name="T246">Manage Files dialog. You can also </text:span><text:span text:style-name="T247">get the file professionally transcribed and copy and paste the text into </text:span><text:span text:style-name="T246">the transcribed text</text:span><text:span text:style-name="T247"> file.</text:span><text:span text:style-name="T60"> </text:span></text:p>
      <text:p text:style-name="P90"><text:span text:style-name="T60">Files can be imported into the project folder, or they can be external to the project folder. </text:span><text:span text:style-name="T71">External files are</text:span><text:span text:style-name="T60"> linked to. </text:span><text:span text:style-name="T71">Linked f</text:span><text:span text:style-name="T60">iles are shown with a small red link in the file icon. </text:span><text:span text:style-name="T70">If an externally linked file is moved or deleted, QualCoder will warn you that there is a bad link when the QualCoder project is opened. </text:span><text:span text:style-name="T71">Links to text files are less important, as the plain text is always imported. Links to images, audio and video need to be correct to work.</text:span></text:p>
      <text:p text:style-name="P91"><text:span text:style-name="T60">A </text:span><text:span text:style-name="T67">ri</text:span><text:span text:style-name="T72">ght-click cont</text:span><text:span text:style-name="T67">ext menu allows you to view, export, delete a current file. </text:span><text:span text:style-name="T69">The context menu also allow you to import an externally linked file into the QualCoder project folder. It also allows you to export an internal file from the project folder to an external folder location. The small red link in the icon indicated the file is external to the project folder. </text:span><text:span text:style-name="T67">The menu also allow you to re-order the files according to alphabet, date, </text:span><text:span text:style-name="T66">and </text:span><text:span text:style-name="T67">file-type and </text:span><text:span text:style-name="T66">when right clicking in the name or date columns.</text:span><text:span text:style-name="T67"> </text:span></text:p>
      <text:p text:style-name="P92"><text:span text:style-name="T67">T</text:span><text:span text:style-name="T74">he icons replicate many of these functions. </text:span><text:span text:style-name="T73">The red icon is for deleting multiple files. The blue plus icon is for creating attributes. The pencil icon is to create a text file. </text:span><text:span text:style-name="T75">There is no option available to rename the files. It is best to rename files before they are incorporated into the project.</text:span></text:p>
      <text:p text:style-name="P81"><draw:frame draw:style-name="fr6" draw:name="Frame10" text:anchor-type="char" svg:width="17cm" draw:z-index="27"><draw:text-box fo:min-height="11.284cm"><text:p text:style-name="Figure"><draw:frame draw:style-name="fr11" draw:name="Image13" text:anchor-type="char" svg:width="17cm" svg:height="10.509cm" draw:z-index="45"><draw:image xlink:href="Pictures/10000201000003FB0000027629FAEBF32ED06D34.png" xlink:type="simple" xlink:show="embed" xlink:actuate="onLoad" loext:mime-type="image/png"/></draw:frame>Figure <text:sequence text:ref-name="refFigure3" text:name="Figure" text:formula="ooow:Figure+1" style:num-format="1">4</text:sequence>: File management</text:p></draw:text-box></draw:frame></text:p>
      <text:p text:style-name="P47"><text:span text:style-name="T60">A</text:span><text:span text:style-name="T59">ttributes</text:span></text:p>
      <text:p text:style-name="P82"><text:span text:style-name="T236">Attributes are variables that can be used to describe or classify the files. These can be added here or </text:span><text:span text:style-name="T37">through</text:span><text:span text:style-name="T236"> the Manage Attributes menu option. You can </text:span>show only selected attribute types, if the <text:soft-page-break/>right-click occurs in an attribute column, <text:span text:style-name="T237">shown below</text:span>. <text:span text:style-name="T291">Attributes for files can be exported using the green export button.</text:span></text:p>
      <text:p text:style-name="P83"><draw:frame draw:style-name="fr3" draw:name="Frame27" text:anchor-type="char" svg:x="1.859cm" svg:y="0.48cm" svg:width="13.958cm" draw:z-index="15"><draw:text-box fo:min-height="2.648cm"><text:p text:style-name="Figure"><draw:frame draw:style-name="fr13" draw:name="Image16" text:anchor-type="paragraph" svg:y="1.053cm" svg:width="13.958cm" style:rel-width="100%" svg:height="2.648cm" style:rel-height="scale" draw:z-index="19"><draw:image xlink:href="Pictures/10000201000003360000009C6DB6489CDA65A15B.png" xlink:type="simple" xlink:show="embed" xlink:actuate="onLoad" loext:mime-type="image/png"/></draw:frame><text:span text:style-name="T184"><text:line-break/></text:span>Figure <text:sequence text:ref-name="refFigure4" text:name="Figure" text:formula="ooow:Figure+1" style:num-format="1">5</text:sequence>: <text:span text:style-name="T196">Right click on an attribute to show only those files that match</text:span></text:p></draw:text-box></draw:frame><text:s/></text:p>
      <text:p text:style-name="P84"/>
      <text:p text:style-name="P91"><text:span text:style-name="T75">F</text:span><text:span text:style-name="T76">iles larger than 2 Gigabytes are not stored internally. They will always be linked externally to the project.</text:span></text:p>
      <text:h text:style-name="Heading_20_3" text:outline-level="3"><text:bookmark-start text:name="__RefHeading___Toc2621_384324865"/>Tex<text:span text:style-name="T169">t</text:span> file editing<text:bookmark-end text:name="__RefHeading___Toc2621_384324865"/></text:h>
      <text:p text:style-name="P66"><text:span text:style-name="T201">Text files can be edited providing no coding or annotation</text:span><text:span text:style-name="T250">s</text:span><text:span text:style-name="T201"> or case assignment have been </text:span><text:span text:style-name="T250">performed</text:span><text:span text:style-name="T201"> with the text file. If the file has already had some coding or annotations assigned, the sections of the text file will be shown underlined in red. Editing text is now restricted to small text selections up to 20 characters. This </text:span><text:span text:style-name="T200">is </text:span><text:span text:style-name="T224">achieved</text:span><text:span text:style-name="T201"> by selecting some text then right click and select the edit text option.</text:span></text:p>
      <text:h text:style-name="Heading_20_3" text:outline-level="3"><text:bookmark-start text:name="__RefHeading___Toc2623_384324865"/>Viewing audio <text:span text:style-name="T200">and </text:span>video<text:bookmark-end text:name="__RefHeading___Toc2623_384324865"/></text:h>
      <text:p text:style-name="P37">You can open an audio or video file to view. <text:span text:style-name="T151">The video file might contain multiple audio tracks. There is a drop down box that allows you to choose another audio track.</text:span></text:p>
      <text:p text:style-name="P66"><text:span text:style-name="T169">Viewing</text:span><text:span text:style-name="T252"> opens two </text:span><text:span text:style-name="T170">dialogs</text:span><text:span text:style-name="T252">, one for </text:span><text:span text:style-name="T128">viewing </text:span><text:span text:style-name="T252">the video and one for the controls. </text:span><text:span text:style-name="T251">A</text:span><text:span text:style-name="T252"> transcri</text:span><text:span text:style-name="T151">bed</text:span><text:span text:style-name="T252"> text file must have the same name as the video file, but </text:span><text:span text:style-name="T251">with</text:span><text:span text:style-name="T252"> a '.transcribed' suffix. </text:span><text:span text:style-name="T151">The transcribed text file is stored within the sqlite database, but can be exported to a text file. </text:span></text:p>
      <text:p text:style-name="P37"><draw:frame draw:style-name="fr6" draw:name="Frame4" text:anchor-type="char" svg:width="12.746cm" draw:z-index="20"><draw:text-box fo:min-height="9.114cm"><text:p text:style-name="Figure"><draw:frame draw:style-name="fr10" draw:name="Image3" text:anchor-type="paragraph" svg:width="12.746cm" style:rel-width="100%" svg:height="9.114cm" style:rel-height="scale" draw:z-index="21"><draw:image xlink:href="Pictures/1000020100000258000001ADE822E1DA0D55B450.png" xlink:type="simple" xlink:show="embed" xlink:actuate="onLoad" loext:mime-type="image/png"/></draw:frame>Figure <text:sequence text:ref-name="refFigure5" text:name="Figure" text:formula="ooow:Figure+1" style:num-format="1">6</text:sequence>: Viewing audio and video</text:p></draw:text-box></draw:frame></text:p>
      <text:p text:style-name="P31"><text:soft-page-break/></text:p>
      <text:p text:style-name="P93"><draw:frame draw:style-name="fr7" draw:name="Frame5" text:anchor-type="paragraph" svg:x="4.196cm" svg:y="3.533cm" svg:width="10.024cm" draw:z-index="5"><draw:text-box fo:min-height="4.718cm"><text:p text:style-name="Figure"><draw:frame draw:style-name="fr12" draw:name="Image9" text:anchor-type="as-char" svg:y="-0.212cm" svg:width="10.024cm" style:rel-width="100%" svg:height="4.718cm" style:rel-height="scale" draw:z-index="6"><draw:image xlink:href="Pictures/10000201000002CC000001516BCC6650D517A981.png" xlink:type="simple" xlink:show="embed" xlink:actuate="onLoad" loext:mime-type="image/png"/></draw:frame><text:line-break/>Figure <text:sequence text:ref-name="refFigure6" text:name="Figure" text:formula="ooow:Figure+1" style:num-format="1">7</text:sequence>: srt file location</text:p></draw:text-box></draw:frame><text:span text:style-name="T149">If you have a .srt file (a translation file that is read by VLC) you can place this alongside the video inside the project </text:span><text:span text:style-name="T251">video </text:span><text:span text:style-name="T149">folder, </text:span><text:span text:style-name="T151">shown below</text:span><text:span text:style-name="T149">. When the video is played, the translation wording will be shown as subtitles in the video. </text:span><text:span text:style-name="T251">You can</text:span><text:span text:style-name="T149"> open the .srt file in a text editor, </text:span><text:span text:style-name="T251">and </text:span><text:span text:style-name="T149">copy and paste this into the video.mp4.transcribed text file. Then this text will be shown as the transcription for the video. </text:span></text:p>
      <text:p text:style-name="P32"/>
      <text:h text:style-name="Heading_20_3" text:outline-level="3"><text:bookmark-start text:name="__RefHeading___Toc2625_384324865"/>Transcribing audio and video<text:bookmark-end text:name="__RefHeading___Toc2625_384324865"/></text:h>
      <text:p text:style-name="P94"><text:span text:style-name="T277">To transcribe open the Mange files menu option, then view the audio </text:span><text:span text:style-name="T283">or </text:span><text:span text:style-name="T277">video file. The audio/vid</text:span><text:span text:style-name="T283">eo</text:span><text:span text:style-name="T277"> will load and there will be a text area to enter transcribed text. </text:span><text:span text:style-name="T149">QualCoder does not have an </text:span><text:span text:style-name="T277">automated </text:span><text:span text:style-name="T149">audio to text feature. Other services such as otter.ai may assist yo</text:span><text:span text:style-name="T233">u.</text:span></text:p>
      <text:p text:style-name="P94"><text:span text:style-name="T149">Transcriptions </text:span><text:span text:style-name="T253">may</text:span><text:span text:style-name="T149"> </text:span><text:span text:style-name="T151">contain</text:span><text:span text:style-name="T149"> timestamps indicati</text:span><text:span text:style-name="T150">n</text:span><text:span text:style-name="T149">g when the text is being pronounced during the </text:span><text:soft-page-break/><text:span text:style-name="T149">video. </text:span><text:span text:style-name="T151">The following formats are recognised by QualCoder, where SSS are milliseconds:</text:span></text:p>
      <text:p text:style-name="P30">[<text:span text:style-name="T151">hh</text:span>:<text:span text:style-name="T151">mm</text:span>:<text:span text:style-name="T151">ss</text:span>], <text:span text:style-name="T200">{hh:mm:ss},</text:span> [<text:span text:style-name="T151">mm:ss</text:span>], [<text:span text:style-name="T151">hh</text:span>.<text:span text:style-name="T151">mm</text:span>.<text:span text:style-name="T151">ss</text:span>], [<text:span text:style-name="T151">mm</text:span>.<text:span text:style-name="T151">ss</text:span>], #<text:span text:style-name="T151">hh:mm:ss</text:span>.<text:span text:style-name="T151">SSS</text:span># </text:p>
      <text:p text:style-name="P30"><text:span text:style-name="T151">hh:mm:ss,SSS</text:span> --&gt; <text:span text:style-name="T151">hh:mm:ss,SSS</text:span></text:p>
      <text:p text:style-name="P94"><text:span text:style-name="T149">Transcriptions </text:span><text:span text:style-name="T253">may</text:span><text:span text:style-name="T149"> </text:span><text:span text:style-name="T151">contain</text:span><text:span text:style-name="T149"> </text:span><text:span text:style-name="T171">speaker names indicating who is speaking</text:span><text:span text:style-name="T149">. </text:span><text:span text:style-name="T172">Speaker names are bracketed in this format: [name] </text:span><text:span text:style-name="T202">or {name}</text:span><text:span text:style-name="T172">. Dots ‘.’ and colons ‘:’ cannot be used in speaker names.</text:span></text:p>
      <text:p text:style-name="P38">Manually transcribing audio and video <text:span text:style-name="T173">is</text:span> help<text:span text:style-name="T173">ed</text:span> <text:span text:style-name="T173">with </text:span>some keyboard shortcuts. <text:span text:style-name="T172">Transcribing and adding or editing text can only occur if the existing text has no codes or annotations.</text:span></text:p>
      <text:p text:style-name="P39">The shortcuts available are:</text:p>
      <text:p text:style-name="P113"><text:span text:style-name="T277">Alt</text:span><text:span text:style-name="T278"> </text:span><text:span text:style-name="T203">R</text:span><text:span text:style-name="T278"><text:tab/><text:tab/>Rewind </text:span><text:span text:style-name="T208">5</text:span><text:span text:style-name="T278"> seconds</text:span></text:p>
      <text:p text:style-name="P112"><text:span text:style-name="T277">Shift</text:span><text:span text:style-name="T203"> R<text:tab/><text:tab/>Rewind 30 seconds</text:span></text:p>
      <text:p text:style-name="P112"><text:span text:style-name="T277">Shift</text:span><text:span text:style-name="T203"> F<text:tab/><text:tab/>Forward 30 seconds</text:span></text:p>
      <text:p text:style-name="P42"><text:span text:style-name="T218">C</text:span>trl <text:span text:style-name="T203">S or </text:span><text:span text:style-name="T218">C</text:span><text:span text:style-name="T203">trl P <text:s/></text:span><text:span text:style-name="T179">Stop/Start</text:span> <text:span text:style-name="T179">toggle </text:span>audio/video. <text:span text:style-name="T208">From stop to play will rewind 2 seconds.</text:span></text:p>
      <text:p text:style-name="P40"><text:span text:style-name="T218">C</text:span>trl <text:span text:style-name="T203">T</text:span><text:tab/><text:tab/>Insert timestamp in this format: [hh.mm.ss]</text:p>
      <text:p text:style-name="P41"><text:span text:style-name="T218">C</text:span>trl +<text:span text:style-name="T203">N</text:span><text:tab/>Add a speaker name. <text:span text:style-name="T174">This also pauses the audio/video.</text:span></text:p>
      <text:p text:style-name="P67">Ctrl D<text:tab/><text:tab/>Delete one or more speaker names.</text:p>
      <text:p text:style-name="P41"><text:span text:style-name="T218">C</text:span>trl 1 to 8<text:tab/><text:span text:style-name="T174">Insert speaker name in this format: [name]</text:span></text:p>
      <text:p text:style-name="P74"><text:span text:style-name="T219">Ctrl </text:span>Shift &gt; Increase play rate up to <text:span text:style-name="T219">2</text:span> times </text:p>
      <text:p text:style-name="P75"><text:span text:style-name="T219">Ctrl </text:span><text:span text:style-name="T218">Shift &lt; Decrease play rate </text:span><text:span text:style-name="T219">down to 0.1 </text:span></text:p>
      <text:h text:style-name="P167" text:outline-level="3"><text:bookmark-start text:name="__RefHeading___Toc665_47803964435"/><text:span text:style-name="Strong_20_Emphasis">Manage Cases</text:span><text:bookmark-end text:name="__RefHeading___Toc665_47803964435"/></text:h>
      <text:p text:style-name="P95"><text:span text:style-name="T255">A case is </text:span><text:span text:style-name="T256">typically a source of information and can be associated with one or more files</text:span><text:span text:style-name="T255">. </text:span><text:span text:style-name="T256">A case can be classified using attributes. An example case may be a person who has been interviewed (an audio or text interview file) and have published works (e.g. blog posts as files). The person can be assigned attributes such as their location, gender or occupation.</text:span></text:p>
      <text:p text:style-name="P95"><text:span text:style-name="T255">T</text:span>he <text:span text:style-name="T1">Manage Cases</text:span> dialog<text:span text:style-name="T254"> lists the cases </text:span><text:span text:style-name="T253">in a table</text:span><text:span text:style-name="T254">. On the right had side the text of a case is displayed. The number of files associated with a case is shown. Click on the files cell in the table to add or changes files associated with a case. This displays the case file manager dialog, described below.</text:span></text:p>
      <text:p text:style-name="P95">Cases are useful for seeing text and imaged linked to particular cases and for assigning attributes <text:soft-page-break/>such as age and gender to interview participants. You can rename a case by double-clicking on a case name.</text:p>
      <text:p text:style-name="P95">Practical example: Add the three students (or cases) here by <text:span text:style-name="T38">clicking the </text:span><text:span text:style-name="T3">Add</text:span><text:span text:style-name="T2"> case</text:span> <text:span text:style-name="T38">button</text:span>. Call each student: ID1, ID2 and ID3.</text:p>
      <text:p text:style-name="P95"><text:span text:style-name="T256">If you have already loaded the example id1 and id2 files from the examples folder into your qualcoder project. You can then </text:span>add each student’s file to each student. <text:span text:style-name="T204">Click on the cell in the Files column for case ID 1 for </text:span><text:span text:style-name="T216">example.</text:span><text:span text:style-name="T204"> This opens the case file manager dialog.</text:span></text:p>
      <text:p text:style-name="P96">The number of files associated with each case is shown in the Files column.<text:span text:style-name="T248"> </text:span><text:span text:style-name="T249">Clicking on the files column, or selecting a case and clicking the</text:span><text:span text:style-name="T248"> </text:span><text:span text:style-name="T8">Case file manager</text:span><text:span text:style-name="T257"> icon opens the case file manager where files can be linked to cases.</text:span></text:p>
      <text:p text:style-name="P14"><text:s/></text:p>
      <text:p text:style-name="P97"><draw:frame draw:style-name="fr3" draw:name="Frame12" text:anchor-type="char" svg:x="-0.573cm" svg:y="-0.159cm" svg:width="17cm" draw:z-index="26"><draw:text-box fo:min-height="11.883cm"><text:p text:style-name="Figure"><draw:frame draw:style-name="fr11" draw:name="Image4" text:anchor-type="char" svg:width="17cm" svg:height="13.115cm" draw:z-index="44"><draw:image xlink:href="Pictures/100002010000030B00000259AC14F6C549DE5833.png" xlink:type="simple" xlink:show="embed" xlink:actuate="onLoad" loext:mime-type="image/png"/></draw:frame>Figure <text:sequence text:ref-name="refFigure7" text:name="Figure" text:formula="ooow:Figure+1" style:num-format="1">8</text:sequence>: Case management</text:p></draw:text-box></draw:frame></text:p>
      <text:p text:style-name="P51">Case file manager</text:p>
      <text:p text:style-name="P98">The case file manager links all file types to each case. </text:p>
      <text:p text:style-name="P97"><text:soft-page-break/>For example, i<text:span text:style-name="T215">n the </text:span><text:span text:style-name="T6">case file manager</text:span><text:span text:style-name="T215">, c</text:span>lick on a case, say ID<text:span text:style-name="T204">3</text:span>, then click <text:s/><text:span text:style-name="T1">Add </text:span><text:span text:style-name="T14">selected f</text:span><text:span text:style-name="T1">ile</text:span><text:span text:style-name="T14">s</text:span><text:span text:style-name="T1"> to case</text:span> button. Select <text:span text:style-name="T204">one or more files in the files list</text:span>. Add the file<text:span text:style-name="T204">(s)</text:span> to <text:span text:style-name="T204">the case. For <text:s/>example </text:span>add the <text:span text:style-name="T39">miguel-henriques.</text:span>jpg to ID3. <text:span text:style-name="T205">You can remove files and view the files associated with the case. You will see </text:span><text:span text:style-name="T206">file</text:span><text:span text:style-name="T205"> text will be underlined in red which indicates this text is associated with this case.</text:span></text:p>
      <text:p text:style-name="P127"><draw:frame draw:style-name="fr2" draw:name="Frame28" text:anchor-type="char" svg:width="17cm" draw:z-index="16"><draw:text-box fo:min-height="10.809cm"><text:p text:style-name="Figure"><draw:frame draw:style-name="fr9" draw:name="Image18" text:anchor-type="as-char" svg:width="17cm" style:rel-width="100%" svg:height="10.809cm" style:rel-height="scale" draw:z-index="46"><draw:image xlink:href="Pictures/10000201000003A3000002504EA8A23D8EA8F48B.png" xlink:type="simple" xlink:show="embed" xlink:actuate="onLoad" loext:mime-type="image/png"/></draw:frame><text:span text:style-name="T184"><text:line-break/></text:span>Figure <text:sequence text:ref-name="refFigure8" text:name="Figure" text:formula="ooow:Figure+1" style:num-format="1">9</text:sequence>: Case files manager</text:p></draw:text-box></draw:frame><text:s/></text:p>
      <text:p text:style-name="P128"><text:span text:style-name="T287">You can select sections of a text file to assign to a case. For example, paragraphs within a focus group transcript. You can also select a case </text:span><text:span text:style-name="T207">text file</text:span><text:span text:style-name="T287">, manually highlight text, and right-click to mark </text:span><text:span text:style-name="T207">(</text:span><text:span text:style-name="T287">or assign</text:span><text:span text:style-name="T207">)</text:span><text:span text:style-name="T287"> the text to the case. You can also automatically assign sections of text to a case shown in an example below.</text:span></text:p>
      <text:p text:style-name="P99">Now open the transcript.txt file. Notice the transcript begins with a student id inside square brackets [ ]. Try automatically assigning text to ID1 by selecting case ID1 then clicking the <text:span text:style-name="T1">Auto assign file text</text:span> button. You will be asked which file or files to assign the case to. Select <text:span text:style-name="T1">transcript.txt</text:span> from the list. Next you need to enter the start and end marks. The start mark will be ‘[id1]’ and the end mark will be ‘[‘, note this is case sensitive so that is why you use the lower case here. Now select the case ID1 and see the assigned text.</text:p>
      <text:p text:style-name="P14"><text:soft-page-break/><draw:frame draw:style-name="fr1" draw:name="Frame9" text:anchor-type="as-char" svg:width="11.721cm" draw:z-index="7"><draw:text-box fo:min-height="6.138cm"><text:p text:style-name="Figure"><draw:frame draw:style-name="fr9" draw:name="Image29" text:anchor-type="as-char" svg:width="11.721cm" style:rel-width="100%" svg:height="6.138cm" style:rel-height="scale" draw:z-index="8"><draw:image xlink:href="Pictures/10000201000001BB000000E84DF5055596BC4A77.png" xlink:type="simple" xlink:show="embed" xlink:actuate="onLoad" loext:mime-type="image/png"/></draw:frame><text:line-break/>Figure <text:sequence text:ref-name="refFigure9" text:name="Figure" text:formula="ooow:Figure+1" style:num-format="1">10</text:sequence>: Auto-assign text to case</text:p></draw:text-box></draw:frame><text:s/></text:p>
      <text:p text:style-name="P99"><text:s/><text:span text:style-name="T21">Case attributes</text:span></text:p>
      <text:p text:style-name="P99">Importing attributes for the cases. You can import attributes from a <text:span text:style-name="T284">csv or Microsoft xlsx</text:span> file. The first row must contain the attribute headings. The first column must contain matching case names (for this example: ID1, ID2, ID3). Note that this is case sensitive. Open the Examples folder <text:span text:style-name="T284">has a cases.csv and cases.xlsx file</text:span>.</text:p>
      <text:p text:style-name="P14">You will <text:span text:style-name="T284">then</text:span> need to link <text:span text:style-name="T284">any</text:span> files and file text to each case <text:span text:style-name="T284">using the Case-File manager.</text:span>.</text:p>
      <text:h text:style-name="P167" text:outline-level="3"><text:bookmark-start text:name="__RefHeading___Toc669_47803964437"/><text:span text:style-name="Strong_20_Emphasis">Attributes</text:span><text:bookmark-end text:name="__RefHeading___Toc669_47803964437"/></text:h>
      <text:p text:style-name="P121">Attributes are variables associated with files or cases. They can be useful to add context to the text analysis. Open the <text:span text:style-name="T1">Manage Attributes</text:span> dialog. You can add, delete, rename and add memo notes to attributes. <text:span text:style-name="T238">Attributes are stored as text, but numeric attributes are generally interpreted as numbers. </text:span><text:span text:style-name="T284">Right click on a numeric variable and you can change it to character.</text:span></text:p>
      <text:p text:style-name="P121"><text:span text:style-name="T238"><text:s/>However, if you are running SQL queries you may need to cast the numeric attribute to an Integer or Real: </text:span><text:span text:style-name="T7">cast(my_var as integer).</text:span></text:p>
      <text:p text:style-name="P14"><text:s/><draw:frame draw:style-name="fr6" draw:name="Frame16" text:anchor-type="char" svg:width="17cm" draw:z-index="24"><draw:text-box fo:min-height="9.394cm"><text:p text:style-name="Figure"><draw:frame draw:style-name="fr10" draw:name="Image17" text:anchor-type="paragraph" svg:width="17cm" style:rel-width="100%" svg:height="9.394cm" style:rel-height="scale" draw:z-index="25"><draw:image xlink:href="Pictures/1000020100000356000001D8C774B8082982FC0B.png" xlink:type="simple" xlink:show="embed" xlink:actuate="onLoad" loext:mime-type="image/png"/></draw:frame>Figure <text:sequence text:ref-name="refFigure10" text:name="Figure" text:formula="ooow:Figure+1" style:num-format="1">11</text:sequence>: Attribute management</text:p></draw:text-box></draw:frame></text:p>
      <text:p text:style-name="P129"><text:soft-page-break/><text:s/></text:p>
      <text:p text:style-name="P129">It is not the intention for QualCoder to perform statistical analyses of the attributes. It would be preferable to use dedicated statistical software such as R (<text:a xlink:type="simple" xlink:href="https://www.r-project.org/" text:style-name="Internet_20_link" text:visited-style-name="Visited_20_Internet_20_Link">https://www.r-project.org/</text:a>) or other such software.</text:p>
      <text:h text:style-name="Heading_20_3" text:outline-level="3"><text:bookmark-start text:name="__RefHeading___Toc3326_1627293337"/>Journals<text:bookmark-end text:name="__RefHeading___Toc3326_1627293337"/></text:h>
      <text:p text:style-name="P100">You can record your thoughts when coding your data in journals. Make use of these to develop ideas and themes.</text:p>
      <text:p text:style-name="P101">Journals can be created, deleted, exported and re-named.</text:p>
      <text:p text:style-name="P101"><draw:frame draw:style-name="fr6" draw:name="Frame17" text:anchor-type="char" svg:width="17cm" draw:z-index="22"><draw:text-box fo:min-height="9.394cm"><text:p text:style-name="Figure"><draw:frame draw:style-name="fr10" draw:name="Image6" text:anchor-type="paragraph" svg:width="17cm" style:rel-width="100%" svg:height="9.394cm" style:rel-height="scale" draw:z-index="23"><draw:image xlink:href="Pictures/1000020100000356000001D87BB57250CB2C3C3B.png" xlink:type="simple" xlink:show="embed" xlink:actuate="onLoad" loext:mime-type="image/png"/></draw:frame>Figure <text:sequence text:ref-name="refFigure11" text:name="Figure" text:formula="ooow:Figure+1" style:num-format="1">12</text:sequence>: Journal management</text:p></draw:text-box></draw:frame></text:p>
      <text:p text:style-name="Standard"><text:soft-page-break/></text:p>
      <text:h text:style-name="P168" text:outline-level="3"><text:bookmark-start text:name="__RefHeading___Toc3412_269970421"/>Manage bad links to files<text:bookmark-end text:name="__RefHeading___Toc3412_269970421"/></text:h>
      <text:p text:style-name="P102">If your project contains externally linked files, these files can be moved, renamed, or deleted. The Mange bad links window allows you to edit the existing link and replace it with a new one, by finding the correct file and it’s location. <text:span text:style-name="T258">Bad links do affect images, audio and video files. Text is not impacted unless you need to review the original text document. This is because plain text is imported into the QualCoder database.</text:span></text:p>
      <text:p text:style-name="P130">If you are importing an REFI-QDA project with external links, you will need to update the links to files using this function.</text:p>
      <text:h text:style-name="P164" text:outline-level="2"><text:bookmark-start text:name="__RefHeading___Toc3112_1627293337"/>Coding menu<text:bookmark-end text:name="__RefHeading___Toc3112_1627293337"/></text:h>
      <text:h text:style-name="P167" text:outline-level="3"><text:bookmark-start text:name="__RefHeading___Toc673_47803964439"/><text:span text:style-name="Strong_20_Emphasis">Categories and codes</text:span><text:bookmark-end text:name="__RefHeading___Toc673_47803964439"/></text:h>
      <text:p text:style-name="P14">Categories are used to organise codes. Categories are organised hierarchically in a tree structure. You can move codes into categories and move categories into larger categories. You can move categories and codes out of their current position. Codes and categories can be merged by dropping a code onto a code or a category onto a category. <text:span text:style-name="T175">Categories and codes can be assigned memos. Right-click on a category or code to rename. Right click on a code to change the color </text:span><text:span text:style-name="T274">or to move the code to another category</text:span><text:span text:style-name="T175">.</text:span></text:p>
      <text:p text:style-name="P133">To reduce the number of codes shown in the code tree. In the coding windows (code text, code, a/v or code image), right-click on the code tree and select <text:span text:style-name="T2">Show codes like</text:span> from the menu. Then enter text in the text box. This will then only show codes that contain that text. Enter nothing into the text box and press OK to show all codes again. </text:p>
      <text:p text:style-name="P134"><text:soft-page-break/><text:span text:style-name="T292">In all coding panes, you can select a code and view the coded portions that match. The</text:span><text:span text:style-name="T293"> right-click menu option ‘</text:span><text:span text:style-name="T292">Show coded files’ </text:span><text:span text:style-name="T293">is to show coded text and media for the selected code. </text:span><text:span text:style-name="T292">Clicking on the coded portion heading will open another window to show that coding in context of the original file. </text:span></text:p>
      <text:p text:style-name="P14"><draw:frame draw:style-name="fr5" draw:name="Frame15" text:anchor-type="paragraph" svg:width="7.408cm" draw:z-index="11"><draw:text-box fo:min-height="5.186cm"><text:p text:style-name="Figure"><draw:frame draw:style-name="fr12" draw:name="Image11" text:anchor-type="as-char" svg:y="-4.667cm" svg:width="5.867cm" style:rel-width="79%" svg:height="4.244cm" style:rel-height="scale" draw:z-index="47"><draw:image xlink:href="Pictures/1000000000000118000000C4F4246748A6FEAD40.png" xlink:type="simple" xlink:show="embed" xlink:actuate="onLoad" loext:mime-type="image/png"/></draw:frame><text:line-break/>Figure <text:sequence text:ref-name="refFigure12" text:name="Figure" text:formula="ooow:Figure+1" style:num-format="1">13</text:sequence>: Categories and codes</text:p></draw:text-box></draw:frame><text:s/></text:p>
      <text:p text:style-name="Standard"><text:span text:style-name="Strong_20_Emphasis"/></text:p>
      <text:h text:style-name="P167" text:outline-level="3"><text:bookmark-start text:name="__RefHeading___Toc671_47803964438"/><text:span text:style-name="Strong_20_Emphasis">Coding text</text:span><text:bookmark-end text:name="__RefHeading___Toc671_47803964438"/></text:h>
      <text:p text:style-name="P104">Select <text:span text:style-name="Emphasis">Code text</text:span> from the <text:span text:style-name="Emphasis">Coding</text:span> menu. This is the central dialog for assigning codes to text. Once text segments are coded, hovering the mouse over the coding shows the code name as a tooltip. Clicking on the coded segment also shows the code name. <text:span text:style-name="T259">S</text:span>elect a file <text:span text:style-name="T259">in the list </text:span>to open for coding. <text:s/><text:span text:style-name="T259">The file selection list contains buttons that allow you to move to the next file, to move to the most recently coded file and to go to a bookmarked position in a file. </text:span><text:span text:style-name="T261">There is also a button to view the file memo.</text:span></text:p>
      <text:p text:style-name="P103">Create a new code by right-clicking in the left hand window. Codes can <text:s/>be assigned a colour by right-clicking on the code and selecting the <text:span text:style-name="Emphasis">change code colour</text:span> option. Other options from the right-click menu include adding a memo to the code, deleting the code, renaming, adding a new code, and adding a new category.</text:p>
      <text:p text:style-name="P114"><text:span text:style-name="T194">The easiest way to code text, is to select some text, then left-click with the mouse on a code. A second way is to s</text:span>elect a code, then select some text. Right-click and mark the text to assign it to the selected code. Hover the mouse pointer over coded text to see a tooltip of the code. Coded text can be uncoded by clicking on the text segment and pressing the <text:span text:style-name="Emphasis">Unmark</text:span> button. <text:span text:style-name="T277">If a section of text is highlighted pressing the shortcut key ‘q’ will quickly code the selected text to the selected code. </text:span><text:span text:style-name="T280">You can also pick from a recent code list after selecting test then pressing the shortcut key ‘r’.</text:span></text:p>
      <text:p text:style-name="P55">Automatic coding</text:p>
      <text:p text:style-name="P115">The top right has icons for auto-coding text. You can auto-code exact text, auto-code sentences based on a text fragment in the current file, and auto-code sentences based on a text fragment for all files. <text:span text:style-name="T282">Automatic coding is case sensitive. </text:span><text:span text:style-name="T260">You must also define the end of a sentence, there is a default setting with a period and space. </text:span><text:span text:style-name="T259">For auto-coding exact text matches, m</text:span><text:span text:style-name="T180">ultiple sections of text can be assigned by auto code using the pipe ‘|’ symbol. For example, </text:span><text:span text:style-name="T5">politics|politicians </text:span><text:span text:style-name="T180">can be </text:span><text:soft-page-break/><text:span text:style-name="T180">assigned to the same code at the same time </text:span><text:span text:style-name="T259">(for exact auto code text matches only)</text:span><text:span text:style-name="T180">. </text:span><text:span text:style-name="T239">There is an </text:span><text:span text:style-name="T259">undo </text:span><text:span text:style-name="T239">option </text:span><text:span text:style-name="T259">t</text:span><text:span text:style-name="T239">o undo recently performed auto-coding. Although if the project is closed and reopened, the undo option will be lost.</text:span></text:p>
      <text:p text:style-name="P54">Searching the text</text:p>
      <text:p text:style-name="P116"><text:span text:style-name="T119">The coding text dialog contains a search for text function at the top middle, with tick boxes for searching case sensitive and for searching through all text files. </text:span><text:span text:style-name="T117">When in the text area, selecting some text and pressing the shortcut key ‘s’ will fill the search text box and focus on the ‘next’ </text:span><text:span text:style-name="T118">arrow </text:span><text:span text:style-name="T117">button for quickly looking through </text:span><text:span text:style-name="T118">t</text:span><text:span text:style-name="T117">he document for the selected text. </text:span><text:span text:style-name="T112">The search requires a minimum of 3 characters. </text:span><text:span text:style-name="T111">The Case sensitive check box will limit to case sensitive searching. The All files check box will continue the search </text:span><text:span text:style-name="T118">through</text:span><text:span text:style-name="T111"> other text files.</text:span></text:p>
      <text:p text:style-name="P128"><text:span text:style-name="T111">T</text:span><text:span text:style-name="T112">he search uses </text:span><text:span text:style-name="T118">R</text:span><text:span text:style-name="T112">egex functions. </text:span></text:p>
      <text:list xml:id="list1535058954" text:style-name="L1">
        <text:list-item>
          <text:p text:style-name="P171"><text:span text:style-name="T112">A dot ‘.’ is used as a wild card, e.g. ‘</text:span><text:span text:style-name="T47">.ears</text:span><text:span text:style-name="T112">’ will match ‘bears’ and ‘years’. </text:span></text:p>
        </text:list-item>
        <text:list-item>
          <text:p text:style-name="P171"><text:span text:style-name="T112">A ‘?’ </text:span><text:span text:style-name="T114">after a character </text:span><text:span text:style-name="T112">will match </text:span><text:span text:style-name="T113">one or none times</text:span><text:span text:style-name="T112"> that character, e.g. ‘bear</text:span><text:span text:style-name="T120">s</text:span><text:span text:style-name="T114">?</text:span><text:span text:style-name="T112">’ will match ‘bear’ and ‘bears’ </text:span></text:p>
        </text:list-item>
        <text:list-item>
          <text:p text:style-name="P173">A ‘*’ after a character will match zero or more times. </text:p>
        </text:list-item>
        <text:list-item>
          <text:p text:style-name="P172"><text:span text:style-name="T111">‘</text:span><text:span text:style-name="T115">\</text:span><text:span text:style-name="T111">. will match the dot symbol, ‘</text:span><text:span text:style-name="T115">\?’</text:span><text:span text:style-name="T111"> will match the question mark. ‘\n’ will match the line ending symbol. </text:span><text:span text:style-name="T118">Th</text:span><text:span text:style-name="T120">is</text:span><text:span text:style-name="T118"> </text:span><text:span text:style-name="T116">Regex che</text:span><text:span text:style-name="T118">a</text:span><text:span text:style-name="T116">tsheet </text:span><text:span text:style-name="T118">might assist</text:span><text:span text:style-name="T116">: </text:span><text:a xlink:type="simple" xlink:href="http://www.rexegg.com/regex-quickstart.html" text:style-name="Internet_20_link" text:visited-style-name="Visited_20_Internet_20_Link"><text:span text:style-name="T116">www.rexegg.com/regex-quickstart.html</text:span></text:a></text:p>
        </text:list-item>
        <text:list-item>
          <text:p text:style-name="P171"><text:span text:style-name="T124">\b word boundary, ‘</text:span><text:span text:style-name="T116">\</text:span><text:span text:style-name="T124">bbound</text:span><text:span text:style-name="T127">\b</text:span><text:span text:style-name="T124">’ will search for the full word ‘bound’, but not ‘boundary’</text:span></text:p>
        </text:list-item>
      </text:list>
      <text:p text:style-name="P50">Displaying and moving through the text for only one selected code</text:p>
      <text:p text:style-name="P118">Underneath the codes tree are several buttons. </text:p>
      <text:p text:style-name="P118"><draw:frame draw:style-name="fr3" draw:name="Frame18" text:anchor-type="char" svg:x="3.276cm" svg:y="-0.15cm" svg:width="8.093cm" draw:z-index="37"><draw:text-box fo:min-height="2.462cm"><text:p text:style-name="Figure"><draw:frame draw:style-name="fr10" draw:name="Image21" text:anchor-type="paragraph" svg:width="3.634cm" style:rel-width="45%" svg:height="1.192cm" style:rel-height="scale" draw:z-index="38"><draw:image xlink:href="Pictures/100002010000008200000024F3D75E2D6FA1F7C7.png" xlink:type="simple" xlink:show="embed" xlink:actuate="onLoad" loext:mime-type="image/png"/></draw:frame>Figure <text:sequence text:ref-name="refFigure13" text:name="Figure" text:formula="ooow:Figure+1" style:num-format="1">14</text:sequence>: Search buttons for a selected code</text:p></draw:text-box></draw:frame></text:p>
      <text:p text:style-name="P118">Select a code and then click on the forward and back arrows. These now traverse through the text document showing the selected coded text. All other coded text is hidden. To restore and show all the codes, click on the <text:span text:style-name="T283">now </text:span>coloured grid button.</text:p>
      <text:p text:style-name="P53">Overlapping codes</text:p>
      <text:p text:style-name="P119"><text:span text:style-name="T279">Overlapping codes can be difficult to view clearly. Overlaps have an overline above the text to show overlapping sections. Mouse hover will show coded text, including overlaps. Clicking in an overlap shows a selection box at the top of the screen where you can select to view one or the other </text:span><text:soft-page-break/><text:span text:style-name="T279">highlighted coded text. </text:span>You can toggle through the overlapped codes using the shortcut key ‘o’.</text:p>
      <text:p text:style-name="P120"/>
      <text:p text:style-name="P14"><draw:frame draw:style-name="fr1" draw:name="Frame13" text:anchor-type="as-char" svg:width="17.004cm" draw:z-index="48"><draw:text-box fo:min-height="6.475cm"><text:p text:style-name="Figure"><draw:frame draw:style-name="fr11" draw:name="Image15" text:anchor-type="char" svg:width="16.902cm" svg:height="10.181cm" draw:z-index="49"><draw:image xlink:href="Pictures/10000201000004E2000002F1A864C3A1FC49782A.png" xlink:type="simple" xlink:show="embed" xlink:actuate="onLoad" loext:mime-type="image/png"/></draw:frame><text:line-break/>Figure <text:sequence text:ref-name="refFigure14" text:name="Figure" text:formula="ooow:Figure+1" style:num-format="1">15</text:sequence>: Coding text dialog <text:span text:style-name="T195">showing </text:span><text:span text:style-name="T144">overlapping codes </text:span><text:span text:style-name="T145">identified with an overline</text:span></text:p></draw:text-box></draw:frame><text:s/></text:p>
      <text:p text:style-name="P49">Coded text memos</text:p>
      <text:p text:style-name="P25">Coded text sections can contain their own memos. Either right-click on the area and select memo <text:span text:style-name="T288">from the context menu</text:span>, or click in a coded text section and click the pencil and notepad icon on the right, <text:span text:style-name="T288">or press the ‘m’ shortcut key</text:span>. <text:span text:style-name="T261">Memos will be displayed in the tooltips.</text:span></text:p>
      <text:p text:style-name="P48">Annotations</text:p>
      <text:p text:style-name="P103">Add an annotation (like a memo <text:span text:style-name="T48">for a text segment</text:span>) to a text selection. The text will become <text:span text:style-name="T15">bold</text:span> to mark the position of the annotation. <text:span text:style-name="T182">To re-open an annotation, select some of the bolded-text and right-click to get the Annotate option. </text:span><text:span text:style-name="T259">Alternatively, click the notepad and pencil icon on the left. </text:span><text:span text:style-name="T277">If a section of text is highlighted pressing the shortcut key ‘a’ will annotate.</text:span></text:p>
      <text:p text:style-name="P14"><text:soft-page-break/><draw:frame draw:style-name="fr1" draw:name="Frame14" text:anchor-type="as-char" svg:width="10.319cm" draw:z-index="50"><draw:text-box fo:min-height="5.768cm"><text:p text:style-name="Figure"><draw:frame draw:style-name="fr9" draw:name="Image35" text:anchor-type="as-char" svg:width="10.319cm" style:rel-width="100%" svg:height="5.768cm" style:rel-height="scale" draw:z-index="51"><draw:image xlink:href="Pictures/10000000000001AD000000F0FF114FF73E030671.png" xlink:type="simple" xlink:show="embed" xlink:actuate="onLoad" loext:mime-type="image/png"/></draw:frame><text:line-break/>Figure <text:sequence text:ref-name="refFigure15" text:name="Figure" text:formula="ooow:Figure+1" style:num-format="1">16</text:sequence>: Adding annotation to text</text:p></draw:text-box></draw:frame><text:s/></text:p>
      <text:p text:style-name="P45">Modifying code positions</text:p>
      <text:p text:style-name="P22">When in the text area, click on a code with the mouse (Note the code must not be overlapping with another code at that position). Press the following key combinations to extend or shrink the coded text segment.</text:p>
      <text:p text:style-name="P22">Shift + left arrow <text:s text:c="11"/>Extends coded text to the left</text:p>
      <text:p text:style-name="P22">Shift + right arrow <text:s text:c="9"/>Extends coded text to the right</text:p>
      <text:p text:style-name="P22">Alt + left arrow <text:s text:c="14"/>Shrinks coded text from the right hand side towards the left</text:p>
      <text:p text:style-name="P22">Alt + right arrow <text:s text:c="11"/>Shrinks coded text from the left hand side towards the right</text:p>
      <text:p text:style-name="P22">You can also right-click on a code and select c<text:span text:style-name="T2">hange start position</text:span> or <text:span text:style-name="T2">change end position</text:span> by <text:s/>a number of characters.</text:p>
      <text:p text:style-name="P52">Bookmark</text:p>
      <text:p text:style-name="P114"><text:span text:style-name="T121">You can book mark a position in the current text and current file, </text:span><text:span text:style-name="T122">by</text:span><text:span text:style-name="T121"> using the right click menu or by pressing the shortcut key ‘b’.</text:span></text:p>
      <text:p text:style-name="P57"><text:span text:style-name="T277">M</text:span>aximise screen area</text:p>
      <text:p text:style-name="P26">To hide the top control panel, click in the text area and press the ‘h’ key. To show the top panel, press ‘h’ again.</text:p>
      <text:h text:style-name="P167" text:outline-level="3"><text:bookmark-start text:name="__RefHeading___Toc675_47803964440"/><text:span text:style-name="Strong_20_Emphasis">Coding images</text:span><text:bookmark-end text:name="__RefHeading___Toc675_47803964440"/></text:h>
      <text:p text:style-name="P14">Images can be coded in a similar way to text coding. Select a code. Left-click and drag to highlight the area you want to assign to the code. Right-click will open a menu where you can remove the coding or add a memo. At the bottom of the screen there is a slider control to re-size the image. <draw:frame draw:style-name="fr3" draw:name="Frame22" text:anchor-type="char" svg:x="0.176cm" svg:y="2.6cm" svg:width="14.796cm" draw:z-index="30"><draw:text-box fo:min-height="11.22cm"><text:p text:style-name="Figure"><draw:frame draw:style-name="fr10" draw:name="Image19" text:anchor-type="paragraph" svg:width="14.796cm" style:rel-width="100%" svg:height="11.22cm" style:rel-height="scale" draw:z-index="31"><draw:image xlink:href="Pictures/10000201000003D5000002E851FD47D35A246FBA.png" xlink:type="simple" xlink:show="embed" xlink:actuate="onLoad" loext:mime-type="image/png"/></draw:frame>Figure <text:sequence text:ref-name="refFigure16" text:name="Figure" text:formula="ooow:Figure+1" style:num-format="1">17</text:sequence>: Image coding screen</text:p></draw:text-box></draw:frame><text:span text:style-name="T208">C</text:span><text:span text:style-name="T183">oded </text:span><text:span text:style-name="T208">rectangles</text:span><text:span text:style-name="T183"> are </text:span><text:span text:style-name="T208">coloured</text:span><text:span text:style-name="T183"> to match the code </text:span><text:span text:style-name="T208">colour.</text:span></text:p>
      <text:p text:style-name="P14"><text:soft-page-break/><text:s/></text:p>
      <text:p text:style-name="P57"><text:span text:style-name="T277">M</text:span>aximise screen area</text:p>
      <text:p text:style-name="P26">To hide the top control panel, click in the image area and press the ‘h’ key. To show the top panel, press ‘h’ again.</text:p>
      <text:h text:style-name="P169" text:outline-level="3"><text:bookmark-start text:name="__RefHeading___Toc1054_58415266"/><text:span text:style-name="Strong_20_Emphasis"><text:span text:style-name="T78">Coding audio and video</text:span></text:span><text:bookmark-end text:name="__RefHeading___Toc1054_58415266"/></text:h>
      <text:p text:style-name="P19"><text:span text:style-name="Strong_20_Emphasis"><text:span text:style-name="T82">W</text:span></text:span><text:span text:style-name="Strong_20_Emphasis"><text:span text:style-name="T80">hen coding </text:span></text:span><text:span text:style-name="Strong_20_Emphasis"><text:span text:style-name="T82">audio or video</text:span></text:span><text:span text:style-name="Strong_20_Emphasis"><text:span text:style-name="T80">, two windows are displayed, shown below. One window has the audio or video playing. The other window has the controls and a button to begin and end a coded segment. The controls window shows the codes in the bottom left pane and </text:span></text:span><text:span text:style-name="Strong_20_Emphasis"><text:span text:style-name="T86">the .transcribed file text</text:span></text:span><text:span text:style-name="Strong_20_Emphasis"><text:span text:style-name="T80"> is shown in the bottom right pane. </text:span></text:span><text:span text:style-name="Strong_20_Emphasis"><text:span text:style-name="T86">The transcription text can also be coded and annotated in this window. Right-clicking on a timestamp will give you a menu option to go to that section of the video. </text:span></text:span><text:span text:style-name="Strong_20_Emphasis"><text:span text:style-name="T87">If a video has multiple audio tracks, you can c</text:span></text:span><text:span text:style-name="Strong_20_Emphasis"><text:span text:style-name="T89">h</text:span></text:span><text:span text:style-name="Strong_20_Emphasis"><text:span text:style-name="T87">an</text:span></text:span><text:span text:style-name="Strong_20_Emphasis"><text:span text:style-name="T89">g</text:span></text:span><text:span text:style-name="Strong_20_Emphasis"><text:span text:style-name="T87">e the audio track too. Checking the scroll checkbox allows the transcript to scroll in time with the video, based on detected timestamps, however, you need to uncheck the scroll </text:span></text:span><text:span text:style-name="Strong_20_Emphasis"><text:span text:style-name="T110">function </text:span></text:span><text:span text:style-name="Strong_20_Emphasis"><text:span text:style-name="T87">to be able to code the transcript.</text:span></text:span></text:p>
      <text:list xml:id="list2766468042" text:style-name="L2">
        <text:list-item>
          <text:p text:style-name="P174"><text:span text:style-name="Strong_20_Emphasis"><text:span text:style-name="T101">Ctrl R and </text:span></text:span><text:span text:style-name="Strong_20_Emphasis"><text:span text:style-name="T106">A</text:span></text:span><text:span text:style-name="Strong_20_Emphasis"><text:span text:style-name="T101">lt R are shortcuts to rewind 5 or 30 seconds. </text:span></text:span></text:p>
        </text:list-item>
        <text:list-item>
          <text:p text:style-name="P174"><text:span text:style-name="Strong_20_Emphasis"><text:span text:style-name="T102">Ctrl F will forward 30 seconds. </text:span></text:span></text:p>
        </text:list-item>
        <text:list-item>
          <text:p text:style-name="P174"><text:span text:style-name="Strong_20_Emphasis"><text:span text:style-name="T102">Ctrl S and Ctrl P will stop/start, play/pause.</text:span></text:span></text:p>
        </text:list-item>
        <text:list-item>
          <text:p text:style-name="P174"><text:soft-page-break/><text:span text:style-name="Strong_20_Emphasis"><text:span text:style-name="T102"><text:s/></text:span></text:span><text:span text:style-name="Strong_20_Emphasis"><text:span text:style-name="T105">Ctrl </text:span></text:span><text:span text:style-name="Strong_20_Emphasis"><text:span text:style-name="T104">Shift &lt; will slow play rate </text:span></text:span><text:span text:style-name="Strong_20_Emphasis"><text:span text:style-name="T106">down </text:span></text:span><text:span text:style-name="Strong_20_Emphasis"><text:span text:style-name="T104">to </text:span></text:span><text:span text:style-name="Strong_20_Emphasis"><text:span text:style-name="T105">a minimum of 0.1</text:span></text:span><text:span text:style-name="Strong_20_Emphasis"><text:span text:style-name="T104">. </text:span></text:span></text:p>
        </text:list-item>
        <text:list-item>
          <text:p text:style-name="P174"><text:span text:style-name="Strong_20_Emphasis"><text:span text:style-name="T105">Ctrl </text:span></text:span><text:span text:style-name="Strong_20_Emphasis"><text:span text:style-name="T104">Shift &gt; will increase play rate up to </text:span></text:span><text:span text:style-name="Strong_20_Emphasis"><text:span text:style-name="T105">two</text:span></text:span><text:span text:style-name="Strong_20_Emphasis"><text:span text:style-name="T104"> times.</text:span></text:span></text:p>
        </text:list-item>
      </text:list>
      <text:p text:style-name="P105"><text:span text:style-name="Strong_20_Emphasis"><text:span text:style-name="T110">There are icons that replicate the above functions also.</text:span></text:span></text:p>
      <text:p text:style-name="P78"><draw:frame draw:style-name="fr6" draw:name="Frame24" text:anchor-type="char" svg:width="17cm" draw:z-index="32"><draw:text-box fo:min-height="8.652cm"><text:p text:style-name="Figure"><draw:frame draw:style-name="fr10" draw:name="Image5" text:anchor-type="paragraph" svg:width="17cm" style:rel-width="100%" svg:height="8.652cm" style:rel-height="scale" draw:z-index="33"><draw:image xlink:href="Pictures/10000201000005A6000002E0E3F18E8C31E4A578.png" xlink:type="simple" xlink:show="embed" xlink:actuate="onLoad" loext:mime-type="image/png"/></draw:frame>Figure <text:sequence text:ref-name="refFigure17" text:name="Figure" text:formula="ooow:Figure+1" style:num-format="1">18</text:sequence>: Audio video coding screen, showing coded transcript and one coded segment</text:p></draw:text-box></draw:frame><text:span text:style-name="Strong_20_Emphasis"><text:span text:style-name="T19"/></text:span></text:p>
      <text:p text:style-name="P78"><text:span text:style-name="Strong_20_Emphasis"><text:span text:style-name="T19">Audio Video segments</text:span></text:span></text:p>
      <text:p text:style-name="P78"><text:span text:style-name="Strong_20_Emphasis"><text:span text:style-name="T80">Once a segment is made using the </text:span></text:span><text:span text:style-name="Strong_20_Emphasis"><text:span text:style-name="T11">Start segment/Stop segment</text:span></text:span><text:span text:style-name="Strong_20_Emphasis"><text:span text:style-name="T80"> button this can be assigned to a code by right clicking on the relevant code and assigning the segment. </text:span></text:span></text:p>
      <text:p text:style-name="P20"><text:span text:style-name="Strong_20_Emphasis"><text:span text:style-name="T83">C</text:span></text:span><text:span text:style-name="Strong_20_Emphasis"><text:span text:style-name="T81">oding stripes </text:span></text:span><text:span text:style-name="Strong_20_Emphasis"><text:span text:style-name="T83">for the coded segments are shown in the upper pane. Hovering the mouse over each stripe shows the code name, time segment and any memo attached to that coded segment. Right clicking on a coded segment stripe shows a menu that can be used to edit </text:span></text:span><text:span text:style-name="Strong_20_Emphasis"><text:span text:style-name="T90">t</text:span></text:span><text:span text:style-name="Strong_20_Emphasis"><text:span text:style-name="T83">he memo or delete the coded segment </text:span></text:span><text:span text:style-name="Strong_20_Emphasis"><text:span text:style-name="T90">or play from this point</text:span></text:span><text:span text:style-name="Strong_20_Emphasis"><text:span text:style-name="T83">. Coded stripes are shown on various lines so that they do not overlap. </text:span></text:span></text:p>
      <text:p text:style-name="P58"><text:span text:style-name="Strong_20_Emphasis"><text:span text:style-name="T88">The transcript text can also be coded and annotated in this dialog. However, when the Scroll transcript check box is checked, this cannot be performed. Playing the video when this is check will scroll the transcript using the timestamps in time with the video.</text:span></text:span></text:p>
      <text:p text:style-name="P59"><text:span text:style-name="Strong_20_Emphasis"><text:span text:style-name="T17">Linking text to coded segments</text:span></text:span></text:p>
      <text:p text:style-name="P60"><text:span text:style-name="Strong_20_Emphasis"><text:span text:style-name="T91">There are two ways to link text and coded segments. </text:span></text:span></text:p>
      <text:p text:style-name="P60"><text:span text:style-name="Strong_20_Emphasis"><text:span text:style-name="T92">One way is to select text </text:span></text:span><text:span text:style-name="Strong_20_Emphasis"><text:span text:style-name="T93">(it can be coded or preferably uncoded)</text:span></text:span><text:span text:style-name="Strong_20_Emphasis"><text:span text:style-name="T92"> then assign it to a segment. </text:span></text:span><text:span text:style-name="Strong_20_Emphasis"><text:span text:style-name="T93">This </text:span></text:span><text:span text:style-name="Strong_20_Emphasis"><text:span text:style-name="T94">i</text:span></text:span><text:span text:style-name="Strong_20_Emphasis"><text:span text:style-name="T93">s done in two steps shown in </text:span></text:span><text:span text:style-name="Strong_20_Emphasis"><text:span text:style-name="T93"><text:sequence-ref text:reference-format="category-and-value" text:ref-name="refFigure18">Figure 19</text:sequence-ref></text:span></text:span><text:span text:style-name="Strong_20_Emphasis"><text:span text:style-name="T93">. </text:span></text:span><text:span text:style-name="Strong_20_Emphasis"><text:span text:style-name="T94">First select the text and right-click P</text:span></text:span><text:span text:style-name="Strong_20_Emphasis"><text:span text:style-name="T12">repare text link to </text:span></text:span><text:soft-page-break/><text:span text:style-name="Strong_20_Emphasis"><text:span text:style-name="T12">segment</text:span></text:span><text:span text:style-name="Strong_20_Emphasis"><text:span text:style-name="T94">. Then right-click on the receiving segment, choose </text:span></text:span><text:span text:style-name="Strong_20_Emphasis"><text:span text:style-name="T12">Link text to segment</text:span></text:span><text:span text:style-name="Strong_20_Emphasis"><text:span text:style-name="T94">, to assign the text.</text:span></text:span></text:p>
      <text:p text:style-name="P60"><draw:frame draw:style-name="fr5" draw:name="Frame26" text:anchor-type="paragraph" svg:width="11.582cm" draw:z-index="13"><draw:text-box fo:min-height="4.385cm"><text:p text:style-name="Figure"><draw:frame draw:style-name="fr9" draw:name="Image14" text:anchor-type="as-char" svg:width="11.582cm" style:rel-width="100%" svg:height="4.385cm" style:rel-height="scale" draw:z-index="52"><draw:image xlink:href="Pictures/10000201000003200000012F4479403A8E873CB2.png" xlink:type="simple" xlink:show="embed" xlink:actuate="onLoad" loext:mime-type="image/png"/></draw:frame><text:span text:style-name="T184"><text:line-break/></text:span>Figure <text:sequence text:ref-name="refFigure18" text:name="Figure" text:formula="ooow:Figure+1" style:num-format="1">19</text:sequence>: Assign a text selection to a segment</text:p></draw:text-box></draw:frame><text:span text:style-name="Strong_20_Emphasis"><text:span text:style-name="T95"/></text:span></text:p>
      <text:p text:style-name="P60"><text:span text:style-name="Strong_20_Emphasis"><text:span text:style-name="T95">The second way is to select a segment and link it to a text selection </text:span></text:span><text:span text:style-name="Strong_20_Emphasis"><text:span text:style-name="T96">via a similar process.</text:span></text:span></text:p>
      <text:p text:style-name="P46">Modifying code positions <text:span text:style-name="T225">in the text area</text:span></text:p>
      <text:p text:style-name="P23">When in the text area, click on a code with the mouse (Note the code must not be overlapping with another code at that position). Press the following key combinations to extend or shrink the coded text segment.</text:p>
      <text:p text:style-name="P23">Shift + left arrow <text:s text:c="11"/>Extends coded text to the left</text:p>
      <text:p text:style-name="P23">Shift + right arrow <text:s text:c="9"/>Extends coded text to the right</text:p>
      <text:p text:style-name="P23">Alt + left arrow <text:s text:c="14"/>Shrinks coded text from the right hand side towards the left</text:p>
      <text:p text:style-name="P23">Alt + right arrow <text:s text:c="11"/>Shrinks coded text from the left hand side towards the right</text:p>
      <text:p text:style-name="P23"><text:span text:style-name="Strong_20_Emphasis"><text:span text:style-name="T79">You can also right-click on a code and select c</text:span></text:span><text:span text:style-name="Strong_20_Emphasis"><text:span text:style-name="T10">hange start position</text:span></text:span><text:span text:style-name="Strong_20_Emphasis"><text:span text:style-name="T79"> or </text:span></text:span><text:span text:style-name="Strong_20_Emphasis"><text:span text:style-name="T10">change end position</text:span></text:span><text:span text:style-name="Strong_20_Emphasis"><text:span text:style-name="T79"> by <text:s/>a number of characters.</text:span></text:span></text:p>
      <text:p text:style-name="P24"><text:span text:style-name="Strong_20_Emphasis"><text:span text:style-name="T25">Other key shortcuts in the text area</text:span></text:span></text:p>
      <text:p text:style-name="Text_20_body"><text:span text:style-name="Strong_20_Emphasis"><text:span text:style-name="T79">A annotate - for current </text:span></text:span><text:span text:style-name="Strong_20_Emphasis"><text:span text:style-name="T126">text </text:span></text:span><text:span text:style-name="Strong_20_Emphasis"><text:span text:style-name="T79">selection</text:span></text:span><text:span text:style-name="T79"><text:line-break/>M memo code - at clicked position<text:line-break/>O </text:span><text:span text:style-name="T125">C</text:span><text:span text:style-name="T79">ycle through overlapping codes - at clicked position<text:line-break/>Q Quick </text:span><text:span text:style-name="T125">m</text:span><text:span text:style-name="T79">ark with </text:span><text:span text:style-name="T125">selected </text:span><text:span text:style-name="T79">code - for current </text:span><text:span text:style-name="T126">text </text:span><text:span text:style-name="T79">selection<text:line-break/>R opens a context menu for recently used codes for marking text – </text:span><text:span text:style-name="T126">for current text selection</text:span></text:p>
      <text:p text:style-name="P73"><text:span text:style-name="Strong_20_Emphasis"><text:span text:style-name="T18">The video window</text:span></text:span></text:p>
      <text:p text:style-name="P73"><text:span text:style-name="Strong_20_Emphasis"><text:span text:style-name="T103">On the video window you can right-click and have options to change the window size, in pixels. You can also export a screenshot. The screenshot will be save as </text:span></text:span><text:span text:style-name="Strong_20_Emphasis"><text:span text:style-name="T13">Frame_yyyymmdd_hh_mm_ss.jpg</text:span></text:span><text:span text:style-name="Strong_20_Emphasis"><text:span text:style-name="T103"> in the directory listed in the Settings.</text:span></text:span></text:p>
      <text:h text:style-name="P161" text:outline-level="2"><text:bookmark-start text:name="__RefHeading___Toc1056_58415266"/><text:soft-page-break/><text:span text:style-name="Strong_20_Emphasis">Reports</text:span><text:bookmark-end text:name="__RefHeading___Toc1056_58415266"/></text:h>
      <text:h text:style-name="P167" text:outline-level="3"><text:bookmark-start text:name="__RefHeading___Toc683_47803964431"/><text:span text:style-name="Strong_20_Emphasis">Coding Reports</text:span><text:bookmark-end text:name="__RefHeading___Toc683_47803964431"/></text:h>
      <text:p text:style-name="P14">This dialog gives a list of coded text based on your selections. One or more codes need to be selected and one or both of <text:span text:style-name="T1">coder 1</text:span> and <text:span text:style-name="T1">coder 2</text:span> need to be selected. The <text:span text:style-name="T1">Search</text:span> button will present the results. If a category is selected all codes in that category are also selected. Multiple categories can be selected using the mouse and the <text:span text:style-name="T209">Shift or C</text:span>trl button. Codes and categories can be sorted to help find the codes of interest.</text:p>
      <text:p text:style-name="P19">Codings can be narrowed down by using the <text:span text:style-name="T1">File selection</text:span> <text:span text:style-name="Emphasis">Case selection</text:span> or <text:span text:style-name="Emphasis">Attribute selection</text:span> buttons. Only codings within the selected files or cases will be presented. If text is entered into the <text:span text:style-name="T1">Search text</text:span> field, only codings which contain the matching text will be presented. Codings can also be narrowed down to case selections using the <text:span text:style-name="T1">Case selection</text:span> button.</text:p>
      <text:p text:style-name="P19"><text:span text:style-name="T78">T</text:span>he <text:span text:style-name="T1">Search Text</text:span> <text:span text:style-name="T78">box also limits the reported codings. The search text looks for any codings in text that contain the search text. The search text also looks for matching text in memos for coded image areas and coded audio/video segments. The search text function must be used in combination with </text:span><text:span text:style-name="T4">File selection, Case selection </text:span><text:span text:style-name="T78">or </text:span><text:span text:style-name="T4">Attribute selection</text:span><text:span text:style-name="T78">.</text:span></text:p>
      <text:p text:style-name="P19">The <text:span text:style-name="Emphasis">Attribute selection</text:span> button opens a dialog window where you can select attributes for files and cases, for example: only interview files for people aged &gt; 60.</text:p>
      <text:p text:style-name="P14"><draw:frame draw:style-name="fr1" draw:name="Frame21" text:anchor-type="as-char" svg:width="14.175cm" draw:z-index="53"><draw:text-box fo:min-height="6.969cm"><text:p text:style-name="Figure"><draw:frame draw:style-name="fr9" draw:name="Image1" text:anchor-type="as-char" svg:width="14.175cm" style:rel-width="100%" svg:height="6.969cm" style:rel-height="scale" draw:z-index="54"><draw:image xlink:href="Pictures/10000201000002F600000175C8E1658796451B75.png" xlink:type="simple" xlink:show="embed" xlink:actuate="onLoad" loext:mime-type="image/png"/></draw:frame><text:line-break/>Figure <text:sequence text:ref-name="refFigure19" text:name="Figure" text:formula="ooow:Figure+1" style:num-format="1">20</text:sequence>: Selecting attributes for report generation</text:p></draw:text-box></draw:frame><text:s/></text:p>
      <text:p text:style-name="P14">If you are creating a report based on Case selection, then th<text:span text:style-name="T289">ree panes are shown</text:span>. <text:span text:style-name="T128">The </text:span><text:span text:style-name="T289">middle</text:span> pane shows the codings in a list, the <text:span text:style-name="T128">right</text:span> pane shows a matrix with one case on each row, <text:span text:style-name="T289">see </text:span><text:span text:style-name="T290">below image</text:span>. <text:span text:style-name="T290">The columns are either:</text:span> top-level categories, <text:span text:style-name="T290">categories with the immediate codes, or codes. These options are selected in the case matrix options combobox</text:span>, shown as below:</text:p>
      <text:p text:style-name="P14"><draw:frame draw:style-name="fr6" draw:name="Frame2" text:anchor-type="char" svg:width="17cm" draw:z-index="36"><draw:text-box fo:min-height="11.843cm"><text:p text:style-name="Figure"><draw:frame draw:style-name="fr11" draw:name="Image10" text:anchor-type="char" svg:width="17cm" svg:height="11.298cm" draw:z-index="43"><draw:image xlink:href="Pictures/100002010000046D000002F19B42C9609D730545.png" xlink:type="simple" xlink:show="embed" xlink:actuate="onLoad" loext:mime-type="image/png"/></draw:frame>Figure <text:sequence text:ref-name="refFigure20" text:name="Figure" text:formula="ooow:Figure+1" style:num-format="1">21</text:sequence>: Case based search showing the categories to cases matrix.</text:p></draw:text-box></draw:frame><text:s/></text:p>
      <text:p text:style-name="P28"><text:soft-page-break/></text:p>
      <text:p text:style-name="P28">Each of the three panes can be widened or narrowed by dragging with the mouse on the bar that splits each section. <text:span text:style-name="T296">Pressing the H key when in the text pane or in the selection lists will Hide or show the top controls section. This may be useful when results are generated and you need more screen space.</text:span></text:p>
      <text:p text:style-name="P56">Exporting reports</text:p>
      <text:p text:style-name="P131">Reports can be exported to text, open document or html files. <text:span text:style-name="T140">HTML files are provided as the main html file and a supporting folder which provides, images and audio or video media. Reports can also be exported as a csv file, where each column is a code.</text:span></text:p>
      <text:p text:style-name="P126">Currently case matrices are not able to be exported.</text:p>
      <text:h text:style-name="Heading_20_3" text:outline-level="3"><text:bookmark-start text:name="__RefHeading___Toc679_47803964442"/><text:span text:style-name="Strong_20_Emphasis">Node graph</text:span><text:bookmark-end text:name="__RefHeading___Toc679_47803964442"/></text:h>
      <text:p text:style-name="P14">A graph of categories and codes is displayed. There are several options to change what is shown – such as Black and White, All or selected categories. <text:span text:style-name="T209">There</text:span><text:span text:style-name="T185"> are two display styles – list view which is ordered with categories and codes or circular view. The circular view fans the codes and categories out, but you may need to move some </text:span><text:span text:style-name="T209">around</text:span><text:span text:style-name="T185"> as they can overlap of you have many.</text:span></text:p>
      <text:p text:style-name="P14">Each code or category can be moved around by clicking near the edge of the box and dragging it around. Clicking on the text allows you to temporarily change the code or category wording. Right-<text:soft-page-break/>clicking in a code gives <text:span text:style-name="T49">a menu of </text:span>options such as displaying the memo, or displaying all the case or file text that has been coded with the selected code.</text:p>
      <text:p text:style-name="P61">Right-clicking on a line allows you to change the thickness, change to dotted line style or change the colour to red. This might be useful for emphasis.</text:p>
      <text:p text:style-name="P14"><draw:frame draw:style-name="fr5" draw:name="Frame20" text:anchor-type="paragraph" svg:width="11.374cm" draw:z-index="12"><draw:text-box fo:min-height="8.645cm"><text:p text:style-name="Figure"><draw:frame draw:style-name="fr11" draw:name="Image12" text:anchor-type="paragraph" svg:width="11.374cm" svg:height="8.818cm" draw:z-index="14"><draw:image xlink:href="Pictures/100002010000035200000293ECF791C6EEC703D5.png" xlink:type="simple" xlink:show="embed" xlink:actuate="onLoad" loext:mime-type="image/png"/></draw:frame><text:line-break/>Figure <text:sequence text:ref-name="refFigure21" text:name="Figure" text:formula="ooow:Figure+1" style:num-format="1">22</text:sequence>: <text:span text:style-name="T143">Circular</text:span> view of categories and codes, <text:span text:style-name="T209">after adjusting positions</text:span></text:p></draw:text-box></draw:frame><text:s/></text:p>
      <text:p text:style-name="Standard"><text:span text:style-name="Strong_20_Emphasis"/></text:p>
      <text:h text:style-name="P167" text:outline-level="3"><text:bookmark-start text:name="__RefHeading___Toc685_47803964432"/><text:span text:style-name="Strong_20_Emphasis">Coding Comparison</text:span><text:bookmark-end text:name="__RefHeading___Toc685_47803964432"/></text:h>
      <text:p text:style-name="P14">This option shows the similarities and differences between two coders. Select two coders and click the <text:span text:style-name="Emphasis">run comparisons</text:span> button. <text:span text:style-name="T159">Coder </text:span><text:span text:style-name="T210">comparison</text:span><text:span text:style-name="T159"> is only available for coded text, not coded media files. </text:span>For each code:</text:p>
      <text:p text:style-name="P14">Agreement % shows agreement for a combination of coded and non-coded text characters.</text:p>
      <text:p text:style-name="P14">A and B % shows agreement for the only the coded text characters divided by the total characters in the text.</text:p>
      <text:p text:style-name="P14">Not A and Not B % shows the total of the uncoded text divided by the total characters in the text.</text:p>
      <text:p text:style-name="P14">Disagree % shows the percentage of all the coded and non-coded text that did not match between coders. It is the same as 100 – the Agree %.</text:p>
      <text:p text:style-name="P14">Cohen’s Kappa is calculated based on the information in Wikipedia <text:a xlink:type="simple" xlink:href="https://en.wikipedia.org/wiki/Cohen%27s_kappa" office:target-frame-name="_blank" xlink:show="new" text:style-name="Internet_20_link" text:visited-style-name="Visited_20_Internet_20_Link">https://en.wikipedia.org/wiki/Cohen%27s_kappa</text:a></text:p>
      <text:p text:style-name="P14"><text:soft-page-break/><draw:frame draw:style-name="fr1" draw:name="Frame23" text:anchor-type="as-char" svg:width="14.737cm" draw:z-index="55"><draw:text-box fo:min-height="6.177cm"><text:p text:style-name="Figure"><draw:frame draw:style-name="fr11" draw:name="Image22" text:anchor-type="char" svg:width="14.635cm" svg:height="9.237cm" draw:z-index="56"><draw:image xlink:href="Pictures/1000020100000280000001946742D3F4E842D766.png" xlink:type="simple" xlink:show="embed" xlink:actuate="onLoad" loext:mime-type="image/png"/></draw:frame><text:line-break/>Figure <text:sequence text:ref-name="refFigure22" text:name="Figure" text:formula="ooow:Figure+1" style:num-format="1">23</text:sequence>: Coder comparison dialog</text:p></draw:text-box></draw:frame><text:s/></text:p>
      <text:h text:style-name="Heading_20_3" text:outline-level="3"><text:bookmark-start text:name="__RefHeading___Toc2612_2260163632"/><text:span text:style-name="Emphasis"><text:span text:style-name="T41">Code relations </text:span></text:span><text:bookmark-end text:name="__RefHeading___Toc2612_2260163632"/></text:h>
      <text:p text:style-name="P122"><text:span text:style-name="Emphasis"><text:span text:style-name="T44">This dialog show the relations between two or more codes. This can only be applied to text files. A csv file can be exported.</text:span></text:span></text:p>
      <text:p text:style-name="P122"><text:span text:style-name="Emphasis"><text:span text:style-name="T44"><text:s/>The relations are:</text:span></text:span></text:p>
      <text:list xml:id="list292262339" text:style-name="L3">
        <text:list-item>
          <text:p text:style-name="P175"><text:span text:style-name="Emphasis"><text:span text:style-name="T44">Proximity – Two codes do not overlap. The distance in <text:s/>number of characters is shown.</text:span></text:span></text:p>
        </text:list-item>
        <text:list-item>
          <text:p text:style-name="P175"><text:span text:style-name="Emphasis"><text:span text:style-name="T44">Overlap – Two codes partially overlap. The lowest and highest character positions of the combination are shown. The union of the overlapping section is shown in character positions.</text:span></text:span></text:p>
        </text:list-item>
        <text:list-item>
          <text:p text:style-name="P175"><text:span text:style-name="Emphasis"><text:span text:style-name="T44">Inclusion – One code is included within another code. The lowest and highest character positions of the combination are shown. The union of the overlapping section is shown in character positions.</text:span></text:span></text:p>
        </text:list-item>
        <text:list-item>
          <text:p text:style-name="P175"><text:span text:style-name="Emphasis"><text:span text:style-name="T44">Exact – Both codes match in their start and end positions. The lowest and highest character positions of the combination are shown. The union of the overlapping section is shown in character positions.</text:span></text:span></text:p>
        </text:list-item>
      </text:list>
      <text:p text:style-name="P122"><text:span text:style-name="Emphasis"><text:span text:style-name="T45">Hover the mouse pointer over the code id (Code0 and Code1) </text:span></text:span><text:span text:style-name="Emphasis"><text:span text:style-name="T46">(in the example code id 5 is tactics) </text:span></text:span><text:span text:style-name="Emphasis"><text:span text:style-name="T45">to get the code name and its start and end positions. </text:span></text:span><text:span text:style-name="Emphasis"><text:span text:style-name="T46">FID is the file ID, hover pointer for details. Rel is the relationship between the codes. Min is the earlier positioned code. Max is the higher positioned code. Overlap0 is the lowest character position of the combined overlapping codes. Overlap1 is the highest character position of the combined overlapping codes. Union0 is the character position </text:span></text:span><text:soft-page-break/><text:span text:style-name="Emphasis"><text:span text:style-name="T46">where the overlap begins, and Union1 is the highest character position where the overlap ends.</text:span></text:span></text:p>
      <text:p text:style-name="P122"><draw:frame draw:style-name="fr4" draw:name="Frame7" text:anchor-type="char" svg:x="-0.086cm" svg:y="0.199cm" svg:width="17cm" draw:z-index="39"><draw:text-box fo:min-height="7.264cm"><text:p text:style-name="Figure"><draw:frame draw:style-name="fr10" draw:name="Image23" text:anchor-type="paragraph" svg:width="17cm" style:rel-width="100%" svg:height="7.264cm" style:rel-height="scale" draw:z-index="40"><draw:image xlink:href="Pictures/1000020100000416000001BFD17C85F91A8FBBCE.png" xlink:type="simple" xlink:show="embed" xlink:actuate="onLoad" loext:mime-type="image/png"/></draw:frame>Figure <text:sequence text:ref-name="refFigure23" text:name="Figure" text:formula="ooow:Figure+1" style:num-format="1">24</text:sequence>: Code relations</text:p></draw:text-box></draw:frame><text:span text:style-name="Emphasis"><text:span text:style-name="T46"/></text:span></text:p>
      <text:h text:style-name="Heading_20_3" text:outline-level="3"><text:bookmark-start text:name="__RefHeading___Toc3361_640847037"/><text:span text:style-name="Strong_20_Emphasis">Code frequencies</text:span><text:bookmark-end text:name="__RefHeading___Toc3361_640847037"/></text:h>
      <text:p text:style-name="P122"><text:span text:style-name="Strong_20_Emphasis"><text:span text:style-name="T123">Code frequencies can be generated for all or selected files. The frequencies are shown by coder and as <text:s/>totals. In this example there were multiple coders.</text:span></text:span></text:p>
      <text:p text:style-name="P122"><draw:frame draw:style-name="fr3" draw:name="Frame6" text:anchor-type="char" svg:x="0.953cm" svg:y="7.655cm" svg:width="13.596cm" draw:z-index="41"><draw:text-box fo:min-height="12.153cm"><text:p text:style-name="Figure"><draw:frame draw:style-name="fr10" draw:name="Image24" text:anchor-type="paragraph" svg:width="13.596cm" style:rel-width="100%" svg:height="12.153cm" style:rel-height="scale" draw:z-index="42"><draw:image xlink:href="Pictures/1000020100000305000002B39107BD58A744EFAF.png" xlink:type="simple" xlink:show="embed" xlink:actuate="onLoad" loext:mime-type="image/png"/></draw:frame>Figure <text:sequence text:ref-name="refFigure24" text:name="Figure" text:formula="ooow:Figure+1" style:num-format="1">25</text:sequence>: Code frequencies</text:p></draw:text-box></draw:frame><text:span text:style-name="Strong_20_Emphasis"><text:span text:style-name="T123"/></text:span></text:p>
      <text:p text:style-name="Text_20_body"><text:soft-page-break/><text:span text:style-name="Strong_20_Emphasis"/></text:p>
      <text:h text:style-name="P167" text:outline-level="3"><text:bookmark-start text:name="__RefHeading___Toc687_47803964433"/><text:span text:style-name="Strong_20_Emphasis">SQL Statements </text:span><text:bookmark-end text:name="__RefHeading___Toc687_47803964433"/></text:h>
      <text:p text:style-name="P79">This dialog contains three panes. The top pane is where SQL statements are entered and the bottom pane contains the results of queries. The left pane contains tables and field names. Double-clicking on a field name adds it to the SQL statement. </text:p>
      <text:p text:style-name="P79">Results can be exported to a <text:span text:style-name="T229">delimited</text:span> file. </text:p>
      <text:p text:style-name="P79">If you are not familiar with SQL take care as you will be able to update and delete the data as well as select data. Note: Some Unicode symbols are not converted to plain text and are ignored.</text:p>
      <text:p text:style-name="P68">Most table fields are text. The following fields are integer: <text:span text:style-name="T1">anid, </text:span><text:span text:style-name="T9">avid, </text:span><text:span text:style-name="T1">attrid, caseid,catid, cid, fid, id, imid,</text:span> <text:span text:style-name="Emphasis">jid</text:span>, <text:span text:style-name="Emphasis">pos0,pos1, x1, y1, width, hei</text:span><text:span text:style-name="Emphasis"><text:span text:style-name="T77">ght.</text:span></text:span></text:p>
      <text:p text:style-name="P69"><text:span text:style-name="Emphasis"><text:span text:style-name="T43">There are several prepared join statements listed:</text:span></text:span></text:p>
      <text:list xml:id="list2790151008" text:style-name="L4">
        <text:list-item>
          <text:p text:style-name="P185">Case text </text:p>
        </text:list-item>
        <text:list-item>
          <text:p text:style-name="P185">Codes fileid and coded text </text:p>
        </text:list-item>
        <text:list-item>
          <text:p text:style-name="P176">Coded text with each case </text:p>
        </text:list-item>
        <text:list-item>
          <text:p text:style-name="P177"><text:soft-page-break/>Get coding table – an implementation of the RQDA function of the same name</text:p>
        </text:list-item>
      </text:list>
      <text:p text:style-name="Text_20_body">Most table fields are text. The following fields are integer: anid, avid, attrid, caseid,catid, cid, fid, id, imid, jid, pos0,pos1, x1, y1, width, height.</text:p>
      <text:p text:style-name="Text_20_body">Right-click in the results table for filtering options.</text:p>
      <text:p text:style-name="Text_20_body">Right click in the SQL window give you various options such as select all, copy, paste.</text:p>
      <text:p text:style-name="P117"><draw:frame draw:style-name="fr2" draw:name="Frame25" text:anchor-type="char" svg:width="17cm" draw:z-index="34"><draw:text-box fo:min-height="11.843cm"><text:p text:style-name="Figure"><draw:frame draw:style-name="fr10" draw:name="Image20" text:anchor-type="paragraph" svg:width="17cm" style:rel-width="100%" svg:height="11.843cm" style:rel-height="scale" draw:z-index="35"><draw:image xlink:href="Pictures/100002010000042C000002E8C1B7F1A71913ACB6.png" xlink:type="simple" xlink:show="embed" xlink:actuate="onLoad" loext:mime-type="image/png"/></draw:frame>Figure <text:sequence text:ref-name="refFigure25" text:name="Figure" text:formula="ooow:Figure+1" style:num-format="1">26</text:sequence>: SQL dialog showing database tables and fields , SQL entry and results</text:p></draw:text-box></draw:frame></text:p>
      <text:p text:style-name="Text_20_body"/>
      <text:h text:style-name="P157" text:outline-level="1"><text:bookmark-start text:name="__RefHeading___Toc1329_2162064131"/><text:span text:style-name="T231">I</text:span><text:span text:style-name="T160">mport</text:span><text:span text:style-name="T230">s</text:span><text:span text:style-name="T160"> and export</text:span><text:span text:style-name="T230">s</text:span><text:bookmark-end text:name="__RefHeading___Toc1329_2162064131"/></text:h>
      <text:h text:style-name="Heading_20_2" text:outline-level="2"><text:bookmark-start text:name="__RefHeading___Toc667_47803964436"/><text:span text:style-name="Strong_20_Emphasis">Import survey</text:span><text:bookmark-end text:name="__RefHeading___Toc667_47803964436"/></text:h>
      <text:p text:style-name="P14">This <text:span text:style-name="T227">requires</text:span> a <text:span text:style-name="T40">CSV </text:span><text:span text:style-name="T193">or Excel (xlsx format) </text:span>file. You can try importing the survey.csv file in the Examples folder.</text:p>
      <text:p text:style-name="P14">Survey files in a CSV format, <text:span text:style-name="T228">are</text:span><text:span text:style-name="T40"> </text:span>comma delimited <text:span text:style-name="T40">format. </text:span><text:span text:style-name="T228">A</text:span>nother delimiter <text:span text:style-name="T228">can be chosen.</text:span> For tab-delimited files type <text:span text:style-name="Emphasis">ta</text:span>, <text:span text:style-name="Emphasis">tb</text:span>, or <text:span text:style-name="Emphasis">tab</text:span> in the Delimiter box so that QualCoder knows the csv file is tab delimited. The first row must contain the headings for attributes. <text:span text:style-name="T79">The first column must contain the unique identifiers for each survey respondent. </text:span></text:p>
      <text:p text:style-name="P14">QualCoder will determine if <text:span text:style-name="T40">the other columns (</text:span>attributes<text:span text:style-name="T40">)</text:span> are Numeric or Character. QualCoder cannot determine if an attribute is qualitative data. You must right-click and change the field type from <text:span text:style-name="Emphasis">character</text:span> to <text:span text:style-name="Emphasis">qualitative </text:span><text:span text:style-name="Emphasis"><text:span text:style-name="T42">for those fields that need to be qualitative</text:span></text:span>. </text:p>
      <text:p text:style-name="P14"><draw:frame draw:style-name="fr1" draw:name="Frame11" text:anchor-type="as-char" svg:width="16.956cm" draw:z-index="9"><draw:text-box fo:min-height="10.851cm"><text:p text:style-name="Figure"><draw:frame draw:style-name="fr9" draw:name="Image32" text:anchor-type="as-char" svg:width="16.956cm" style:rel-width="100%" svg:height="10.851cm" style:rel-height="scale" draw:z-index="10"><draw:image xlink:href="Pictures/10000201000003B40000025EAC8789877D32FFC5.png" xlink:type="simple" xlink:show="embed" xlink:actuate="onLoad" loext:mime-type="image/png"/></draw:frame><text:line-break/>Figure <text:sequence text:ref-name="refFigure26" text:name="Figure" text:formula="ooow:Figure+1" style:num-format="1">27</text:sequence>: Import csv survey dialog</text:p></draw:text-box></draw:frame><text:s/></text:p>
      <text:p text:style-name="P14">When you click on the OK button, the cases and their attributes will be added. The qualitative column will be converted to a file which will be named with the column name plus the current date and time. Each respondent<text:span text:style-name="T40">'</text:span>s row will be prepended with [<text:span text:style-name="T40">the</text:span> unique id] so that you can identify each respondent. Also, the text for each respondent will be automatically linked to the corresponding case.</text:p>
      <text:h text:style-name="Heading_20_2" text:outline-level="2"><text:bookmark-start text:name="__RefHeading___Toc1485_2002774670"/><text:soft-page-break/>REFI-QDA<text:bookmark-end text:name="__RefHeading___Toc1485_2002774670"/></text:h>
      <text:p text:style-name="P33">The Rotterdam Exchange Format Initiative (REFI) is an open standard for exportin<text:span text:style-name="T153">g</text:span> and importing codebooks and projects from and to different computer-aided qualitative data analysis software. The website <text:span text:style-name="T152">for the exchange initiative </text:span>is <text:a xlink:type="simple" xlink:href="http://www.qdasoftware.org/" text:style-name="Internet_20_link" text:visited-style-name="Visited_20_Internet_20_Link">www.qdasoftware.org</text:a></text:p>
      <text:p text:style-name="P34">Currently, QualCoder is able to export and import a codebook. </text:p>
      <text:p text:style-name="P85"><text:span text:style-name="T161">Exportation of a project and importation of a project are experimental and do not meet the full REFI-QDA standard. </text:span><text:span text:style-name="T226">Some experimentation has been performed with Nvivo, </text:span><text:span text:style-name="T276">Quirkos, Atlas.ti</text:span><text:span text:style-name="T226"> and MAXQDA qdpx files. </text:span>Importation of project.qpdx files <text:span text:style-name="T263">mostly</text:span> works. <text:span text:style-name="T262">For audio and video, i</text:span><text:span text:style-name="T241">mportation of transcription</text:span><text:span text:style-name="T262">s</text:span><text:span text:style-name="T241"> and syncpoints is untested. </text:span><text:span text:style-name="T263">Importation/linking of relative linked files has not been tested. </text:span></text:p>
      <text:p text:style-name="P123">Export from QualCoder and import into some other software can change code positions due to differences in how line endings are managed by the importing software <text:span text:style-name="T285">(MAXQDA, Atlas.ti)</text:span>.</text:p>
      <text:p text:style-name="P85">Features such as sets and graphs cannot be imported <text:span text:style-name="T176">as this functionality is not within QualCoder</text:span>.<text:span text:style-name="T161"> Other data formats are not preserved </text:span><text:span text:style-name="T262">in the original format</text:span><text:span text:style-name="T161">, for example </text:span><text:span text:style-name="T240">attributes with</text:span><text:span text:style-name="T161"> date, </text:span><text:span text:style-name="T240">integer, float</text:span><text:span text:style-name="T161"> or boolean would be converted to text data. </text:span></text:p>
      <text:p text:style-name="P71"><text:span text:style-name="T161">To import, close any currently opened project first. </text:span><text:span text:style-name="T211">Then choose a new QualCoder project name, then select the qdpx import file.</text:span></text:p>
      <text:p text:style-name="P71">If no coded data is visible, you may need to change the current coder's name in Settings. <text:span text:style-name="T226">Try the drop down box.</text:span></text:p>
      <text:h text:style-name="Heading_20_2" text:outline-level="2"><text:bookmark-start text:name="__RefHeading___Toc1487_2002774670"/>RQDA<text:bookmark-end text:name="__RefHeading___Toc1487_2002774670"/></text:h>
      <text:p text:style-name="P33">Projects made with RQDA (<text:a xlink:type="simple" xlink:href="http://rqda.r-forge.r-project.org/" text:style-name="Internet_20_link" text:visited-style-name="Visited_20_Internet_20_Link">http://rqda.r-forge.r-project.org/</text:a>) can be <text:span text:style-name="T163">directly </text:span>imported. All data except for file categories are imported.</text:p>
      <text:p text:style-name="P36">Close any opened project. Then in the Main Menu under Project click on RQDA Project import. You will be asked to create a new project - so enter a <text:span text:style-name="T217">new project </text:span>name. Then you will be asked to select the RQDA project file. QualCoder will then import the data.</text:p>
      <text:p text:style-name="P33">If no coded data is visible, you may need to change the current coder's name in Settings.</text:p>
      <text:h text:style-name="Heading_20_2" text:outline-level="2"><text:bookmark-start text:name="__RefHeading___Toc3363_640847037"/>Using the project other operating systems<text:bookmark-end text:name="__RefHeading___Toc3363_640847037"/></text:h>
      <text:p text:style-name="P132">There are differences in line endings between MacOS, Windows and Linux operating systems. QualCoder will open the same project on the above different operating systems, differences in how python interprets line endings may affect text coding positions by one character.</text:p>
      <text:h text:style-name="Heading_20_2" text:outline-level="2"><text:bookmark-start text:name="__RefHeading___Toc677_47803964441"/><text:span text:style-name="Strong_20_Emphasis">Codebook</text:span><text:bookmark-end text:name="__RefHeading___Toc677_47803964441"/></text:h>
      <text:p text:style-name="P14">A codebook is a list of your codes. Each code memo should detail the reasons <text:span text:style-name="T129">for</text:span> <text:span text:style-name="T129">the purpose of</text:span> <text:soft-page-break/>each code. The codebook can be exported to a text file. The codebook also shows the frequency of the codes used (from all coders). Example codebook output is shown below. As codes and categories are put in a tree like structure the double minus ‘–‘ indicates the subordinate codes and categories within a category.</text:p>
      <text:p text:style-name="P14"><draw:frame draw:style-name="fr1" draw:name="Frame19" text:anchor-type="as-char" svg:width="12.649cm" draw:z-index="17"><draw:text-box fo:min-height="7.276cm"><text:p text:style-name="Figure"><draw:frame draw:style-name="fr9" draw:name="Image38" text:anchor-type="as-char" svg:width="12.649cm" style:rel-width="100%" svg:height="7.276cm" style:rel-height="scale" draw:z-index="18"><draw:image xlink:href="Pictures/10000201000002620000015F0426215A84D75899.png" xlink:type="simple" xlink:show="embed" xlink:actuate="onLoad" loext:mime-type="image/png"/></draw:frame><text:line-break/>Figure <text:sequence text:ref-name="refFigure27" text:name="Figure" text:formula="ooow:Figure+1" style:num-format="1">28</text:sequence>: Codebook text file</text:p></draw:text-box></draw:frame><text:s/></text:p>
      <text:h text:style-name="P158" text:outline-level="1"><text:bookmark-start text:name="__RefHeading___Toc961_1950235267"/>Other details about <text:span text:style-name="T141">QualCoder</text:span><text:bookmark-end text:name="__RefHeading___Toc961_1950235267"/></text:h>
      <text:p text:style-name="P9">The qda data folder contains folders for imported documents, images, audio <text:span text:style-name="T137">and video</text:span>. It also contains the sqlite database, named data.qda, to store coding data.</text:p>
      <text:p text:style-name="P124"><text:span text:style-name="T213">QualCoder creates QualCoder.log and </text:span><text:span text:style-name="T162">config.ini and recent_projects.txt</text:span><text:span text:style-name="T213"> files in</text:span><text:span text:style-name="T162">side</text:span><text:span text:style-name="T213"> </text:span><text:span text:style-name="T138">a .qualcoder folder in </text:span><text:span text:style-name="T213">your home directory. </text:span><text:span text:style-name="T54">The config.ini file contains the name of the current coder, a default working directory, font choice and language. The log file records program errors and some user actions. </text:span><text:span text:style-name="T212">There maybe several rolling log files. </text:span></text:p>
      <text:p text:style-name="P124"><text:span text:style-name="T54">QualCoder is written in python 3 using Qt5 for the graphical interface. </text:span><text:span text:style-name="T263">The minimum python version is 3.6. </text:span><text:span text:style-name="T285">The minimum recommended screen size is 1024x600 pixels.</text:span></text:p>
      <text:p text:style-name="P125"><text:span text:style-name="T286">You</text:span><text:span text:style-name="T214">T</text:span><text:span text:style-name="T286">ube videos in Spanish are available </text:span><text:span text:style-name="T285">for QualCoder 1.9</text:span><text:span text:style-name="T286">, thanks to Omar Bautista:</text:span></text:p>
      <text:p text:style-name="P70"><text:a xlink:type="simple" xlink:href="https://www.youtube.com/watch?v=D2vks2n9d1g" text:style-name="Internet_20_link" text:visited-style-name="Visited_20_Internet_20_Link">https://www.youtube.com/watch?v=D2vks2n9d1g</text:a></text:p>
      <text:p text:style-name="P70"><text:a xlink:type="simple" xlink:href="https://www.youtube.com/watch?v=cqAy_RJkhvY" text:style-name="Internet_20_link" text:visited-style-name="Visited_20_Internet_20_Link">https://www.youtube.com/watch?v=cqAy_RJkhvY</text:a></text:p>
      <text:h text:style-name="P165" text:outline-level="2"><text:bookmark-start text:name="__RefHeading___Toc1276_530977865"/>Acknowledgements<text:bookmark-end text:name="__RefHeading___Toc1276_530977865"/></text:h>
      <text:p text:style-name="P29">Ronggui Huang and Zhang Gehao for creating RQDA, which inspired this software. Mike MacCana for the source code for the docx module. User: bit4 on stackoverflow who presented the source code to convert html to text. Pdfminer3k: Copyright (c) 2004-2010 Yusuke Shinyama &lt;yusuke at cs dot nyu dot edu&gt; <text:span text:style-name="T142">ebooklib: </text:span>Aleksandar Erkalović (<text:a xlink:type="simple" xlink:href="https://github.com/aerkalov" text:style-name="Internet_20_link" text:visited-style-name="Visited_20_Internet_20_Link">https://github.com/aerkalov</text:a>). The VideoLAN team for the bindings to VLC. To various members on github for supporting this project. <text:span text:style-name="T214">Omar Bautista for creating YouTube videos.</text:span></text:p>
      <text:h text:style-name="P166" text:outline-level="2"><text:bookmark-start text:name="__RefHeading___Toc4996_3365694793"/><text:span text:style-name="T189">Publications </text:span><text:span text:style-name="T190">citing</text:span><text:span text:style-name="T189"> QualCoder</text:span><text:bookmark-end text:name="__RefHeading___Toc4996_3365694793"/></text:h>
      <text:p text:style-name="P29">Local–global linkages: Challenges in organizing functional communities for ecosocial justice. Joel Izlar, Journal of Community Practice <text:span text:style-name="T181">27(3-4)</text:span> <text:span text:style-name="T181">2019</text:span></text:p>
      <text:p text:style-name="P29">Barriers to Health: Understanding the Barriers Faced by Community Intervention Projects. Vera Landrum, The University of Southern Mississippi 2020, Available from: <text:a xlink:type="simple" xlink:href="https://aquila.usm.edu/cgi/viewcontent.cgi?article=1772&amp;context=masters_theses" text:style-name="Internet_20_link" text:visited-style-name="Visited_20_Internet_20_Link">https://aquila.usm.edu/cgi/viewcontent.cgi?article=1772&amp;context=masters_theses</text:a></text:p>
      <text:p text:style-name="Text_20_body">Framing food geographies. S Ramsay, Masters Thesis, Stockholms Universitet 2020</text:p>
      <text:p text:style-name="Text_20_body">Seeking research software. A qualitative study of humanities scholars' information practices. Ronny Gey, Masters Thesis, Humboldt University of Berlin 2020</text:p>
      <text:p text:style-name="P29">Traditional and biomedical care pathways for mental well‐being in rural Nepal. T Pham, R Koirala, B Kohrt, International Journal of Mental Health Systems volume 15 2021</text:p>
      <text:h text:style-name="P159" text:outline-level="1"><text:bookmark-start text:name="__RefHeading___Toc849_1898853880"/>Future plans<text:bookmark-end text:name="__RefHeading___Toc849_1898853880"/></text:h>
      <text:p text:style-name="P11"><text:span text:style-name="T241">Currently, the primary testing environment is Ubuntu 20.04 and secondly Windows 10.</text:span> QualCoder has <text:span text:style-name="T177">been</text:span> used on Ubuntu <text:span text:style-name="T164">19.04</text:span>, Linux Mint <text:span text:style-name="T177">19.04, Lubuntu 18.04,</text:span> Windows 10, <text:span text:style-name="T241">Raspberry Pi</text:span><text:span text:style-name="T164"> and</text:span> MacOS.</text:p>
      <text:p text:style-name="P106"><text:span text:style-name="T264">In Windows, reports exported in ODT format are okay, but some images may overlap when the ODT file opened with Microsoft Word rather than opened with LibreOffice. </text:span><text:span text:style-name="T178">There </text:span><text:span text:style-name="T263">are</text:span><text:span text:style-name="T178"> occasional issues </text:span><text:span text:style-name="T191">in Windows </text:span><text:span text:style-name="T178">with th</text:span><text:span text:style-name="T191">e</text:span><text:span text:style-name="T178"> software finding the VLC libvlc.dll file for audio/video work.</text:span></text:p>
      <text:p text:style-name="P7">Some potential plans for the future <text:span text:style-name="T51">are</text:span> to add <text:span text:style-name="T191">the following </text:span>functionality:</text:p>
      <text:p text:style-name="P43">General:</text:p>
      <text:list xml:id="list3539462398" text:style-name="L5">
        <text:list-item>
          <text:p text:style-name="P179">Provide software in other languages for widgets and documentation. <text:span text:style-name="T186">This is underway and some language options are available. </text:span><text:span text:style-name="T263">Greek, Japanese and Spanish require the most revision work.</text:span></text:p>
        </text:list-item>
        <text:list-item>
          <text:p text:style-name="P178"><text:span text:style-name="T165">Improve the REFI-QDA project import and export to </text:span><text:span text:style-name="T186">m</text:span><text:span text:style-name="T165">ake it standards compliant. </text:span><text:span text:style-name="T241">This is gradually </text:span><text:span text:style-name="T285">improving</text:span><text:span text:style-name="T241">.</text:span></text:p>
        </text:list-item>
        <text:list-item>
          <text:p text:style-name="P181">Improve packaging for Windows 10, <text:span text:style-name="T285">Mac OS.</text:span></text:p>
        </text:list-item>
      </text:list>
      <text:p text:style-name="P8">Reports: </text:p>
      <text:list xml:id="list423418907" text:style-name="L6">
        <text:list-item>
          <text:p text:style-name="P182">Possibly look at text mining functionality, <text:span text:style-name="T139">word clouds, word visualisations</text:span></text:p>
        </text:list-item>
        <text:list-item>
          <text:p text:style-name="P183">Look again at the python Igraph package. (This did not load on older OS’s or older python versions)</text:p>
        </text:list-item>
        <text:list-item>
          <text:p text:style-name="P184"><text:span text:style-name="T186">Possibly w</text:span>ord counts</text:p>
        </text:list-item>
        <text:list-item>
          <text:p text:style-name="P180">Alternative ways to visualise codes</text:p>
        </text:list-item>
      </text:list>
      <text:p text:style-name="P44"/>
      <text:p text:style-name="P12"/>
      <text:h text:style-name="Heading_20_1" text:outline-level="1"><text:bookmark-start text:name="__RefHeading___Toc689_478039644"/>About the author<text:bookmark-end text:name="__RefHeading___Toc689_478039644"/></text:h>
      <text:p text:style-name="Text_20_body">Hello, my name is Colin Curtain and I am a pharmacist and lecturer from Australia. I have many interests including clinical pharmacy, computer programming, research, statistics and clinical decision support. I completed a PhD evaluating computerised clinical decision support in 2014. When doing my PhD I used <text:a xlink:type="simple" xlink:href="http://www.r-project.org/" text:style-name="Internet_20_link" text:visited-style-name="Visited_20_Internet_20_Link">R</text:a> as the statistics program of choice. This is where my interest in qualitative data analysis and the use of <text:a xlink:type="simple" xlink:href="http://rqda.r-forge.r-project.org/" text:style-name="Internet_20_link" text:visited-style-name="Visited_20_Internet_20_Link">RQDA</text:a> came from, which ultimately led to this project.</text:p>
      <text:p text:style-name="Text_20_body">Originally when doing my PhD I analysed qualitative survey data via a thematic approach using RQDA. I then thought this could be reproduced in Python, so I scripted an earlier version called PyQDA which worked OK at the time.</text:p>
      <text:p text:style-name="Text_20_body">I thought I would share QualCoder in the hope that it may help others. <text:span text:style-name="T165">B</text:span>ugs are possible and functionality could be further extended. I <text:span text:style-name="T165">only </text:span>work on the programming for this in my spare time.</text:p>
      <text:p text:style-name="Text_20_body"><text:bookmark text:name="wpstats"/><text:span text:style-name="T50">If and w</text:span>hen you use QualCoder and publish your results, I would really appreciate it if you let me know the bibliographic information of your work.</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Helvetica, Tahoma, Verdana, sans-serif"/>
    <style:font-face style:name="Courier New" svg:font-family="'Courier New', monospace"/>
    <style:font-face style:name="Droid Sans Fallback1" svg:font-family="'Droid Sans Fallback'"/>
    <style:font-face style:name="FreeSans2" svg:font-family="FreeSans"/>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DejaVu Serif1" svg:font-family="'DejaVu Serif'" style:font-family-generic="roman" style:font-pitch="variable"/>
    <style:font-face style:name="DejaVu Serif" svg:font-family="'DejaVu Serif'" style:font-adornments="Bold" style:font-family-generic="roman" style:font-pitch="variable"/>
    <style:font-face style:name="FreeSerif" svg:font-family="FreeSerif" style:font-adornments="Bold" style:font-family-generic="roman" style:font-pitch="variable"/>
    <style:font-face style:name="FreeSerif1" svg:font-family="FreeSerif" style:font-adornments="Regular" style:font-family-generic="roman" style:font-pitch="variable"/>
    <style:font-face style:name="Liberation Serif" svg:font-family="'Liberation Serif'"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QualCoder" xlink:href="Pictures/10000201000000800000008033C853F0FF0763EE.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AU" style:font-name-asian="Droid Sans Fallback"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master-page-name="">
      <style:paragraph-properties fo:margin-top="0cm" fo:margin-bottom="0.499cm" loext:contextual-spacing="false" fo:line-height="110%" style:page-number="auto" style:shadow="non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loext:graphic-properties draw:fill="none" draw:fill-color="#729fcf" draw:fill-image-name="QualCoder"/>
      <style:paragraph-properties fo:background-color="transparent"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image-width="0cm" draw:fill-image-height="0cm"/>
      <style:paragraph-properties fo:margin-left="0cm" fo:margin-right="0cm" fo:margin-top="0.101cm" fo:margin-bottom="0.7cm" loext:contextual-spacing="false" fo:text-indent="0cm" style:auto-text-indent="false" style:page-number="auto" fo:break-before="page" style:border-line-width-bottom="0.009cm 0.009cm 0.018cm" fo:padding="0.199cm" fo:border-left="none" fo:border-right="none" fo:border-top="none" fo:border-bottom="0.99pt double #dd4814" style:shadow="none">
        <style:tab-stops/>
      </style:paragraph-properties>
      <style:text-properties fo:color="#006d6f" style:font-name="DejaVu Serif" fo:font-family="'DejaVu Serif'" style:font-style-name="Bold" style:font-family-generic="roman" style:font-pitch="variable" fo:font-size="16pt" fo:font-weight="bold" style:font-size-asian="22pt" style:font-weight-asian="bold" style:font-size-complex="22pt" style:font-weight-complex="600"/>
    </style:style>
    <style:style style:name="Preformatted_20_Text" style:display-name="Preformatted Text" style:family="paragraph" style:parent-style-name="Standard" style:class="html" style:master-page-name="">
      <style:paragraph-properties fo:margin-top="0cm" fo:margin-bottom="0cm" loext:contextual-spacing="false" style:page-number="auto" fo:break-before="auto" fo:break-after="auto"/>
      <style:text-properties style:font-name="Liberation Mono" fo:font-family="'Liberation Mono'" style:font-family-generic="modern" style:font-pitch="fixed" fo:font-size="10pt" style:font-name-asian="Courier New" style:font-family-asian="'Courier New', monospace"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left="0.199cm" fo:margin-right="0cm" fo:margin-top="0.353cm" fo:margin-bottom="0.212cm" loext:contextual-spacing="false" fo:text-indent="-0.199cm" style:auto-text-indent="false">
        <style:tab-stops/>
      </style:paragraph-properties>
      <style:text-properties fo:color="#00888a" style:font-name="DejaVu Serif" fo:font-family="'DejaVu Serif'" style:font-style-name="Bold" style:font-family-generic="roman" style:font-pitch="variable" fo:font-size="14pt" fo:font-weight="bold" style:font-name-asian="Droid Sans Fallback1" style:font-family-asian="'Droid Sans Fallback'" style:font-size-asian="16pt" style:font-weight-asian="bold" style:font-name-complex="FreeSans2" style:font-family-complex="FreeSans" style:font-size-complex="16pt" style:font-weight-complex="600"/>
    </style:style>
    <style:style style:name="Heading_20_3" style:display-name="Heading 3" style:family="paragraph" style:parent-style-name="Heading" style:next-style-name="Text_20_body" style:default-outline-level="3" style:class="text" style:master-page-name="">
      <loext:graphic-properties draw:fill-image-width="0cm" draw:fill-image-height="0cm"/>
      <style:paragraph-properties fo:margin-left="0.101cm" fo:margin-right="0cm" fo:margin-top="0.247cm" fo:margin-bottom="0.212cm" loext:contextual-spacing="false" fo:text-indent="0cm" style:auto-text-indent="false" style:page-number="auto" style:shadow="none" text:number-lines="true" text:line-number="0">
        <style:tab-stops/>
      </style:paragraph-properties>
      <style:text-properties fo:color="#009598" style:font-name="DejaVu Serif" fo:font-family="'DejaVu Serif'" style:font-style-name="Bold" style:font-family-generic="roman" style:font-pitch="variable" fo:font-size="12pt" fo:font-weight="bold" style:font-size-asian="101%" style:font-weight-asian="bold" style:font-size-complex="101%" style:font-weight-complex="600"/>
    </style:style>
    <style:style style:name="Title" style:family="paragraph" style:parent-style-name="Heading" style:next-style-name="Text_20_body" style:class="chapter">
      <style:paragraph-properties fo:text-align="center" style:justify-single-word="false"/>
      <style:text-properties fo:color="#000000" style:font-name="FreeSerif" fo:font-family="FreeSerif" style:font-style-name="Bold" style:font-family-generic="roman" style:font-pitch="variable" fo:font-size="40pt" fo:text-shadow="1pt 1pt" fo:font-weight="bold" style:font-size-asian="28pt" style:font-weight-asian="bold" style:font-size-complex="28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FreeSerif1" fo:font-family="FreeSerif" style:font-style-name="Regular" style:font-family-generic="roman" style:font-pitch="variable" fo:font-size="22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Courier New" style:font-family-asian="'Courier New', monospace"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min-label-distance="0.25cm"/>
      </text:outline-level-style>
      <text:outline-level-style text:level="2" style:num-prefix=" " style:num-suffix=" " style:num-format="1" text:display-levels="2">
        <style:list-level-properties text:min-label-distance="0.25cm"/>
      </text:outline-level-style>
      <text:outline-level-style text:level="3" style:num-prefix=" " style:num-suffix=" " style:num-format="1" text:display-levels="3">
        <style:list-level-properties text:min-label-distance="0.25cm"/>
      </text:outline-level-style>
      <text:outline-level-style text:level="4" style:num-prefix=" " style:num-suffix=" " style:num-format="1" text:display-levels="4">
        <style:list-level-properties/>
      </text:outline-level-style>
      <text:outline-level-style text:level="5" style:num-prefix=" " style:num-suffix=" " style:num-format="1" text:display-levels="5">
        <style:list-level-properties/>
      </text:outline-level-style>
      <text:outline-level-style text:level="6" style:num-prefix=" " style:num-suffix=" " style:num-format="1" text:display-levels="6">
        <style:list-level-properties/>
      </text:outline-level-style>
      <text:outline-level-style text:level="7" style:num-prefix=" " style:num-suffix=" " style:num-format="1" text:display-levels="7">
        <style:list-level-properties/>
      </text:outline-level-style>
      <text:outline-level-style text:level="8" style:num-prefix=" " style:num-suffix=" " style:num-format="1" text:display-levels="8">
        <style:list-level-properties/>
      </text:outline-level-style>
      <text:outline-level-style text:level="9" style:num-prefix=" " style:num-suffix=" " style:num-format="1" text:display-levels="9">
        <style:list-level-properties/>
      </text:outline-level-style>
      <text:outline-level-style text:level="10" style:num-prefix=" " style:num-suffix=" " style:num-format="1" text:display-levels="10">
        <style:list-level-properties/>
      </text:outline-level-style>
    </text:outline-style>
    <text:list-style style:name="Numbering_20_123" style:display-name="Numbering 123">
      <text:list-level-style-number text:level="1" text:style-name="Numbering_20_Symbols"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prefix=" " style:num-suffix=" "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30.004cm" fo:text-indent="-3cm" fo:margin-left="30.004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draw:fill-image-name="QualCoder"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draw:fill-image-name="QualCoder" draw:opacity="50%" draw:fill-image-width="0.801cm" draw:fill-image-height="0.801cm" style:repeat="stretch" draw:fill-image-ref-point-y="0%" draw:fill-image-ref-point="bottom-left"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left">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draw:fill-image-name="QualCoder"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draw:fill-image-name="QualCoder"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Endnote" style:page-layout-name="Mpm2"/>
    <style:master-page style:name="HTML" style:page-layout-name="Mpm3">
      <style:footer>
        <text:p text:style-name="MP1"><text:page-number text:select-page="current">30</text:page-number></text:p>
      </style:footer>
    </style:master-page>
    <style:master-page style:name="Left_20_Page" style:display-name="Left Page" style:page-layout-name="Mpm4" style:next-style-name="Right_20_Page"/>
    <style:master-page style:name="Right_20_Page" style:display-name="Right Page" style:page-layout-name="Mpm5" style:next-style-name="Left_20_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How to use | QualCoder</dc:title>
    <dc:description>Preparatory Downloads If you are using Microsoft Windows you will need to download and install Python3 and PyQt5 before using QualCoder. You will also need the lxml module to import from docx files. Once a Python 3.x version is installed you should be able to install PyQT5 using the following command in the Windows Command…</dc:description>
    <dc:date>2021-04-01T08:38:31.493664877</dc:date>
    <meta:editing-duration>P1DT12H8M</meta:editing-duration>
    <meta:editing-cycles>458</meta:editing-cycles>
    <meta:generator>LibreOffice/6.4.6.2$Linux_X86_64 LibreOffice_project/40$Build-2</meta:generator>
    <meta:document-statistic meta:table-count="0" meta:image-count="29" meta:object-count="0" meta:page-count="42" meta:paragraph-count="429" meta:word-count="8636" meta:character-count="51929" meta:non-whitespace-character-count="43392"/>
    <meta:user-defined meta:name=""/>
    <meta:user-defined meta:name="application-name">QualCoder</meta:user-defined>
    <meta:user-defined meta:name="msapplication-TileImage">https://qualcoder.files.wordpress.com/2019/01/qualcoder.png?w=128</meta:user-defined>
    <meta:user-defined meta:name="msapplication-task">name=Edit page;action-uri=https://wordpress.com/page/qualcoder.wordpress.com/8;icon-uri=https://s1.wp.com/i/icons/page.ico</meta:user-defined>
    <meta:user-defined meta:name="msapplication-tooltip" meta:value-type="string">Softare for qualitative data analysis</meta:user-defined>
    <meta:user-defined meta:name="msapplication-window" meta:value-type="string">width=device-width;height=device-height</meta:user-defined>
    <meta:user-defined meta:name="twitter:card" meta:value-type="string">summary</meta:user-defined>
    <meta:user-defined meta:name="twitter:site" meta:value-type="string">@wordpressdotcom</meta:user-defined>
    <meta:user-defined meta:name="twitter:text:title" meta:value-type="string">How to use</meta:user-defined>
  </office:meta>
</office:document-meta>
</file>